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y1Part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float" office:value="115919" calcext:value-type="float">
            <text:p>115919</text:p>
          </table:table-cell>
          <table:table-cell table:formula="of:=ROUNDDOWN([.A1]/3)-2" office:value-type="float" office:value="38637" calcext:value-type="float">
            <text:p>38637</text:p>
          </table:table-cell>
        </table:table-row>
        <table:table-row table:style-name="ro1">
          <table:table-cell office:value-type="float" office:value="56833" calcext:value-type="float">
            <text:p>56833</text:p>
          </table:table-cell>
          <table:table-cell table:formula="of:=ROUNDDOWN([.A2]/3)-2" office:value-type="float" office:value="18942" calcext:value-type="float">
            <text:p>18942</text:p>
          </table:table-cell>
        </table:table-row>
        <table:table-row table:style-name="ro1">
          <table:table-cell office:value-type="float" office:value="117651" calcext:value-type="float">
            <text:p>117651</text:p>
          </table:table-cell>
          <table:table-cell table:formula="of:=ROUNDDOWN([.A3]/3)-2" office:value-type="float" office:value="39215" calcext:value-type="float">
            <text:p>39215</text:p>
          </table:table-cell>
        </table:table-row>
        <table:table-row table:style-name="ro1">
          <table:table-cell office:value-type="float" office:value="56733" calcext:value-type="float">
            <text:p>56733</text:p>
          </table:table-cell>
          <table:table-cell table:formula="of:=ROUNDDOWN([.A4]/3)-2" office:value-type="float" office:value="18909" calcext:value-type="float">
            <text:p>18909</text:p>
          </table:table-cell>
        </table:table-row>
        <table:table-row table:style-name="ro1">
          <table:table-cell office:value-type="float" office:value="89472" calcext:value-type="float">
            <text:p>89472</text:p>
          </table:table-cell>
          <table:table-cell table:formula="of:=ROUNDDOWN([.A5]/3)-2" office:value-type="float" office:value="29822" calcext:value-type="float">
            <text:p>29822</text:p>
          </table:table-cell>
        </table:table-row>
        <table:table-row table:style-name="ro1">
          <table:table-cell office:value-type="float" office:value="91010" calcext:value-type="float">
            <text:p>91010</text:p>
          </table:table-cell>
          <table:table-cell table:formula="of:=ROUNDDOWN([.A6]/3)-2" office:value-type="float" office:value="30334" calcext:value-type="float">
            <text:p>30334</text:p>
          </table:table-cell>
        </table:table-row>
        <table:table-row table:style-name="ro1">
          <table:table-cell office:value-type="float" office:value="119618" calcext:value-type="float">
            <text:p>119618</text:p>
          </table:table-cell>
          <table:table-cell table:formula="of:=ROUNDDOWN([.A7]/3)-2" office:value-type="float" office:value="39870" calcext:value-type="float">
            <text:p>39870</text:p>
          </table:table-cell>
        </table:table-row>
        <table:table-row table:style-name="ro1">
          <table:table-cell office:value-type="float" office:value="85667" calcext:value-type="float">
            <text:p>85667</text:p>
          </table:table-cell>
          <table:table-cell table:formula="of:=ROUNDDOWN([.A8]/3)-2" office:value-type="float" office:value="28553" calcext:value-type="float">
            <text:p>28553</text:p>
          </table:table-cell>
        </table:table-row>
        <table:table-row table:style-name="ro1">
          <table:table-cell office:value-type="float" office:value="141042" calcext:value-type="float">
            <text:p>141042</text:p>
          </table:table-cell>
          <table:table-cell table:formula="of:=ROUNDDOWN([.A9]/3)-2" office:value-type="float" office:value="47012" calcext:value-type="float">
            <text:p>47012</text:p>
          </table:table-cell>
        </table:table-row>
        <table:table-row table:style-name="ro1">
          <table:table-cell office:value-type="float" office:value="106401" calcext:value-type="float">
            <text:p>106401</text:p>
          </table:table-cell>
          <table:table-cell table:formula="of:=ROUNDDOWN([.A10]/3)-2" office:value-type="float" office:value="35465" calcext:value-type="float">
            <text:p>35465</text:p>
          </table:table-cell>
        </table:table-row>
        <table:table-row table:style-name="ro1">
          <table:table-cell office:value-type="float" office:value="121495" calcext:value-type="float">
            <text:p>121495</text:p>
          </table:table-cell>
          <table:table-cell table:formula="of:=ROUNDDOWN([.A11]/3)-2" office:value-type="float" office:value="40496" calcext:value-type="float">
            <text:p>40496</text:p>
          </table:table-cell>
        </table:table-row>
        <table:table-row table:style-name="ro1">
          <table:table-cell office:value-type="float" office:value="50136" calcext:value-type="float">
            <text:p>50136</text:p>
          </table:table-cell>
          <table:table-cell table:formula="of:=ROUNDDOWN([.A12]/3)-2" office:value-type="float" office:value="16710" calcext:value-type="float">
            <text:p>16710</text:p>
          </table:table-cell>
        </table:table-row>
        <table:table-row table:style-name="ro1">
          <table:table-cell office:value-type="float" office:value="83755" calcext:value-type="float">
            <text:p>83755</text:p>
          </table:table-cell>
          <table:table-cell table:formula="of:=ROUNDDOWN([.A13]/3)-2" office:value-type="float" office:value="27916" calcext:value-type="float">
            <text:p>27916</text:p>
          </table:table-cell>
        </table:table-row>
        <table:table-row table:style-name="ro1">
          <table:table-cell office:value-type="float" office:value="122558" calcext:value-type="float">
            <text:p>122558</text:p>
          </table:table-cell>
          <table:table-cell table:formula="of:=ROUNDDOWN([.A14]/3)-2" office:value-type="float" office:value="40850" calcext:value-type="float">
            <text:p>40850</text:p>
          </table:table-cell>
        </table:table-row>
        <table:table-row table:style-name="ro1">
          <table:table-cell office:value-type="float" office:value="149188" calcext:value-type="float">
            <text:p>149188</text:p>
          </table:table-cell>
          <table:table-cell table:formula="of:=ROUNDDOWN([.A15]/3)-2" office:value-type="float" office:value="49727" calcext:value-type="float">
            <text:p>49727</text:p>
          </table:table-cell>
        </table:table-row>
        <table:table-row table:style-name="ro1">
          <table:table-cell office:value-type="float" office:value="110381" calcext:value-type="float">
            <text:p>110381</text:p>
          </table:table-cell>
          <table:table-cell table:formula="of:=ROUNDDOWN([.A16]/3)-2" office:value-type="float" office:value="36791" calcext:value-type="float">
            <text:p>36791</text:p>
          </table:table-cell>
        </table:table-row>
        <table:table-row table:style-name="ro1">
          <table:table-cell office:value-type="float" office:value="132060" calcext:value-type="float">
            <text:p>132060</text:p>
          </table:table-cell>
          <table:table-cell table:formula="of:=ROUNDDOWN([.A17]/3)-2" office:value-type="float" office:value="44018" calcext:value-type="float">
            <text:p>44018</text:p>
          </table:table-cell>
        </table:table-row>
        <table:table-row table:style-name="ro1">
          <table:table-cell office:value-type="float" office:value="145791" calcext:value-type="float">
            <text:p>145791</text:p>
          </table:table-cell>
          <table:table-cell table:formula="of:=ROUNDDOWN([.A18]/3)-2" office:value-type="float" office:value="48595" calcext:value-type="float">
            <text:p>48595</text:p>
          </table:table-cell>
        </table:table-row>
        <table:table-row table:style-name="ro1">
          <table:table-cell office:value-type="float" office:value="141381" calcext:value-type="float">
            <text:p>141381</text:p>
          </table:table-cell>
          <table:table-cell table:formula="of:=ROUNDDOWN([.A19]/3)-2" office:value-type="float" office:value="47125" calcext:value-type="float">
            <text:p>47125</text:p>
          </table:table-cell>
        </table:table-row>
        <table:table-row table:style-name="ro1">
          <table:table-cell office:value-type="float" office:value="136467" calcext:value-type="float">
            <text:p>136467</text:p>
          </table:table-cell>
          <table:table-cell table:formula="of:=ROUNDDOWN([.A20]/3)-2" office:value-type="float" office:value="45487" calcext:value-type="float">
            <text:p>45487</text:p>
          </table:table-cell>
        </table:table-row>
        <table:table-row table:style-name="ro1">
          <table:table-cell office:value-type="float" office:value="104712" calcext:value-type="float">
            <text:p>104712</text:p>
          </table:table-cell>
          <table:table-cell table:formula="of:=ROUNDDOWN([.A21]/3)-2" office:value-type="float" office:value="34902" calcext:value-type="float">
            <text:p>34902</text:p>
          </table:table-cell>
        </table:table-row>
        <table:table-row table:style-name="ro1">
          <table:table-cell office:value-type="float" office:value="133530" calcext:value-type="float">
            <text:p>133530</text:p>
          </table:table-cell>
          <table:table-cell table:formula="of:=ROUNDDOWN([.A22]/3)-2" office:value-type="float" office:value="44508" calcext:value-type="float">
            <text:p>44508</text:p>
          </table:table-cell>
        </table:table-row>
        <table:table-row table:style-name="ro1">
          <table:table-cell office:value-type="float" office:value="65297" calcext:value-type="float">
            <text:p>65297</text:p>
          </table:table-cell>
          <table:table-cell table:formula="of:=ROUNDDOWN([.A23]/3)-2" office:value-type="float" office:value="21763" calcext:value-type="float">
            <text:p>21763</text:p>
          </table:table-cell>
        </table:table-row>
        <table:table-row table:style-name="ro1">
          <table:table-cell office:value-type="float" office:value="52640" calcext:value-type="float">
            <text:p>52640</text:p>
          </table:table-cell>
          <table:table-cell table:formula="of:=ROUNDDOWN([.A24]/3)-2" office:value-type="float" office:value="17544" calcext:value-type="float">
            <text:p>17544</text:p>
          </table:table-cell>
        </table:table-row>
        <table:table-row table:style-name="ro1">
          <table:table-cell office:value-type="float" office:value="59637" calcext:value-type="float">
            <text:p>59637</text:p>
          </table:table-cell>
          <table:table-cell table:formula="of:=ROUNDDOWN([.A25]/3)-2" office:value-type="float" office:value="19877" calcext:value-type="float">
            <text:p>19877</text:p>
          </table:table-cell>
        </table:table-row>
        <table:table-row table:style-name="ro1">
          <table:table-cell office:value-type="float" office:value="78410" calcext:value-type="float">
            <text:p>78410</text:p>
          </table:table-cell>
          <table:table-cell table:formula="of:=ROUNDDOWN([.A26]/3)-2" office:value-type="float" office:value="26134" calcext:value-type="float">
            <text:p>26134</text:p>
          </table:table-cell>
        </table:table-row>
        <table:table-row table:style-name="ro1">
          <table:table-cell office:value-type="float" office:value="107791" calcext:value-type="float">
            <text:p>107791</text:p>
          </table:table-cell>
          <table:table-cell table:formula="of:=ROUNDDOWN([.A27]/3)-2" office:value-type="float" office:value="35928" calcext:value-type="float">
            <text:p>35928</text:p>
          </table:table-cell>
        </table:table-row>
        <table:table-row table:style-name="ro1">
          <table:table-cell office:value-type="float" office:value="96909" calcext:value-type="float">
            <text:p>96909</text:p>
          </table:table-cell>
          <table:table-cell table:formula="of:=ROUNDDOWN([.A28]/3)-2" office:value-type="float" office:value="32301" calcext:value-type="float">
            <text:p>32301</text:p>
          </table:table-cell>
        </table:table-row>
        <table:table-row table:style-name="ro1">
          <table:table-cell office:value-type="float" office:value="136738" calcext:value-type="float">
            <text:p>136738</text:p>
          </table:table-cell>
          <table:table-cell table:formula="of:=ROUNDDOWN([.A29]/3)-2" office:value-type="float" office:value="45577" calcext:value-type="float">
            <text:p>45577</text:p>
          </table:table-cell>
        </table:table-row>
        <table:table-row table:style-name="ro1">
          <table:table-cell office:value-type="float" office:value="109794" calcext:value-type="float">
            <text:p>109794</text:p>
          </table:table-cell>
          <table:table-cell table:formula="of:=ROUNDDOWN([.A30]/3)-2" office:value-type="float" office:value="36596" calcext:value-type="float">
            <text:p>36596</text:p>
          </table:table-cell>
        </table:table-row>
        <table:table-row table:style-name="ro1">
          <table:table-cell office:value-type="float" office:value="66831" calcext:value-type="float">
            <text:p>66831</text:p>
          </table:table-cell>
          <table:table-cell table:formula="of:=ROUNDDOWN([.A31]/3)-2" office:value-type="float" office:value="22275" calcext:value-type="float">
            <text:p>22275</text:p>
          </table:table-cell>
        </table:table-row>
        <table:table-row table:style-name="ro1">
          <table:table-cell office:value-type="float" office:value="58426" calcext:value-type="float">
            <text:p>58426</text:p>
          </table:table-cell>
          <table:table-cell table:formula="of:=ROUNDDOWN([.A32]/3)-2" office:value-type="float" office:value="19473" calcext:value-type="float">
            <text:p>19473</text:p>
          </table:table-cell>
        </table:table-row>
        <table:table-row table:style-name="ro1">
          <table:table-cell office:value-type="float" office:value="97955" calcext:value-type="float">
            <text:p>97955</text:p>
          </table:table-cell>
          <table:table-cell table:formula="of:=ROUNDDOWN([.A33]/3)-2" office:value-type="float" office:value="32649" calcext:value-type="float">
            <text:p>32649</text:p>
          </table:table-cell>
        </table:table-row>
        <table:table-row table:style-name="ro1">
          <table:table-cell office:value-type="float" office:value="90496" calcext:value-type="float">
            <text:p>90496</text:p>
          </table:table-cell>
          <table:table-cell table:formula="of:=ROUNDDOWN([.A34]/3)-2" office:value-type="float" office:value="30163" calcext:value-type="float">
            <text:p>30163</text:p>
          </table:table-cell>
        </table:table-row>
        <table:table-row table:style-name="ro1">
          <table:table-cell office:value-type="float" office:value="119294" calcext:value-type="float">
            <text:p>119294</text:p>
          </table:table-cell>
          <table:table-cell table:formula="of:=ROUNDDOWN([.A35]/3)-2" office:value-type="float" office:value="39762" calcext:value-type="float">
            <text:p>39762</text:p>
          </table:table-cell>
        </table:table-row>
        <table:table-row table:style-name="ro1">
          <table:table-cell office:value-type="float" office:value="83101" calcext:value-type="float">
            <text:p>83101</text:p>
          </table:table-cell>
          <table:table-cell table:formula="of:=ROUNDDOWN([.A36]/3)-2" office:value-type="float" office:value="27698" calcext:value-type="float">
            <text:p>27698</text:p>
          </table:table-cell>
        </table:table-row>
        <table:table-row table:style-name="ro1">
          <table:table-cell office:value-type="float" office:value="80466" calcext:value-type="float">
            <text:p>80466</text:p>
          </table:table-cell>
          <table:table-cell table:formula="of:=ROUNDDOWN([.A37]/3)-2" office:value-type="float" office:value="26820" calcext:value-type="float">
            <text:p>26820</text:p>
          </table:table-cell>
        </table:table-row>
        <table:table-row table:style-name="ro1">
          <table:table-cell office:value-type="float" office:value="114370" calcext:value-type="float">
            <text:p>114370</text:p>
          </table:table-cell>
          <table:table-cell table:formula="of:=ROUNDDOWN([.A38]/3)-2" office:value-type="float" office:value="38121" calcext:value-type="float">
            <text:p>38121</text:p>
          </table:table-cell>
        </table:table-row>
        <table:table-row table:style-name="ro1">
          <table:table-cell office:value-type="float" office:value="67631" calcext:value-type="float">
            <text:p>67631</text:p>
          </table:table-cell>
          <table:table-cell table:formula="of:=ROUNDDOWN([.A39]/3)-2" office:value-type="float" office:value="22541" calcext:value-type="float">
            <text:p>22541</text:p>
          </table:table-cell>
        </table:table-row>
        <table:table-row table:style-name="ro1">
          <table:table-cell office:value-type="float" office:value="106482" calcext:value-type="float">
            <text:p>106482</text:p>
          </table:table-cell>
          <table:table-cell table:formula="of:=ROUNDDOWN([.A40]/3)-2" office:value-type="float" office:value="35492" calcext:value-type="float">
            <text:p>35492</text:p>
          </table:table-cell>
        </table:table-row>
        <table:table-row table:style-name="ro1">
          <table:table-cell office:value-type="float" office:value="73996" calcext:value-type="float">
            <text:p>73996</text:p>
          </table:table-cell>
          <table:table-cell table:formula="of:=ROUNDDOWN([.A41]/3)-2" office:value-type="float" office:value="24663" calcext:value-type="float">
            <text:p>24663</text:p>
          </table:table-cell>
        </table:table-row>
        <table:table-row table:style-name="ro1">
          <table:table-cell office:value-type="float" office:value="50367" calcext:value-type="float">
            <text:p>50367</text:p>
          </table:table-cell>
          <table:table-cell table:formula="of:=ROUNDDOWN([.A42]/3)-2" office:value-type="float" office:value="16787" calcext:value-type="float">
            <text:p>16787</text:p>
          </table:table-cell>
        </table:table-row>
        <table:table-row table:style-name="ro1">
          <table:table-cell office:value-type="float" office:value="113976" calcext:value-type="float">
            <text:p>113976</text:p>
          </table:table-cell>
          <table:table-cell table:formula="of:=ROUNDDOWN([.A43]/3)-2" office:value-type="float" office:value="37990" calcext:value-type="float">
            <text:p>37990</text:p>
          </table:table-cell>
        </table:table-row>
        <table:table-row table:style-name="ro1">
          <table:table-cell office:value-type="float" office:value="68998" calcext:value-type="float">
            <text:p>68998</text:p>
          </table:table-cell>
          <table:table-cell table:formula="of:=ROUNDDOWN([.A44]/3)-2" office:value-type="float" office:value="22997" calcext:value-type="float">
            <text:p>22997</text:p>
          </table:table-cell>
        </table:table-row>
        <table:table-row table:style-name="ro1">
          <table:table-cell office:value-type="float" office:value="109714" calcext:value-type="float">
            <text:p>109714</text:p>
          </table:table-cell>
          <table:table-cell table:formula="of:=ROUNDDOWN([.A45]/3)-2" office:value-type="float" office:value="36569" calcext:value-type="float">
            <text:p>36569</text:p>
          </table:table-cell>
        </table:table-row>
        <table:table-row table:style-name="ro1">
          <table:table-cell office:value-type="float" office:value="96308" calcext:value-type="float">
            <text:p>96308</text:p>
          </table:table-cell>
          <table:table-cell table:formula="of:=ROUNDDOWN([.A46]/3)-2" office:value-type="float" office:value="32100" calcext:value-type="float">
            <text:p>32100</text:p>
          </table:table-cell>
        </table:table-row>
        <table:table-row table:style-name="ro1">
          <table:table-cell office:value-type="float" office:value="89350" calcext:value-type="float">
            <text:p>89350</text:p>
          </table:table-cell>
          <table:table-cell table:formula="of:=ROUNDDOWN([.A47]/3)-2" office:value-type="float" office:value="29781" calcext:value-type="float">
            <text:p>29781</text:p>
          </table:table-cell>
        </table:table-row>
        <table:table-row table:style-name="ro1">
          <table:table-cell office:value-type="float" office:value="143077" calcext:value-type="float">
            <text:p>143077</text:p>
          </table:table-cell>
          <table:table-cell table:formula="of:=ROUNDDOWN([.A48]/3)-2" office:value-type="float" office:value="47690" calcext:value-type="float">
            <text:p>47690</text:p>
          </table:table-cell>
        </table:table-row>
        <table:table-row table:style-name="ro1">
          <table:table-cell office:value-type="float" office:value="102052" calcext:value-type="float">
            <text:p>102052</text:p>
          </table:table-cell>
          <table:table-cell table:formula="of:=ROUNDDOWN([.A49]/3)-2" office:value-type="float" office:value="34015" calcext:value-type="float">
            <text:p>34015</text:p>
          </table:table-cell>
        </table:table-row>
        <table:table-row table:style-name="ro1">
          <table:table-cell office:value-type="float" office:value="93325" calcext:value-type="float">
            <text:p>93325</text:p>
          </table:table-cell>
          <table:table-cell table:formula="of:=ROUNDDOWN([.A50]/3)-2" office:value-type="float" office:value="31106" calcext:value-type="float">
            <text:p>31106</text:p>
          </table:table-cell>
        </table:table-row>
        <table:table-row table:style-name="ro1">
          <table:table-cell office:value-type="float" office:value="86870" calcext:value-type="float">
            <text:p>86870</text:p>
          </table:table-cell>
          <table:table-cell table:formula="of:=ROUNDDOWN([.A51]/3)-2" office:value-type="float" office:value="28954" calcext:value-type="float">
            <text:p>28954</text:p>
          </table:table-cell>
        </table:table-row>
        <table:table-row table:style-name="ro1">
          <table:table-cell office:value-type="float" office:value="94449" calcext:value-type="float">
            <text:p>94449</text:p>
          </table:table-cell>
          <table:table-cell table:formula="of:=ROUNDDOWN([.A52]/3)-2" office:value-type="float" office:value="31481" calcext:value-type="float">
            <text:p>31481</text:p>
          </table:table-cell>
        </table:table-row>
        <table:table-row table:style-name="ro1">
          <table:table-cell office:value-type="float" office:value="119448" calcext:value-type="float">
            <text:p>119448</text:p>
          </table:table-cell>
          <table:table-cell table:formula="of:=ROUNDDOWN([.A53]/3)-2" office:value-type="float" office:value="39814" calcext:value-type="float">
            <text:p>39814</text:p>
          </table:table-cell>
        </table:table-row>
        <table:table-row table:style-name="ro1">
          <table:table-cell office:value-type="float" office:value="53472" calcext:value-type="float">
            <text:p>53472</text:p>
          </table:table-cell>
          <table:table-cell table:formula="of:=ROUNDDOWN([.A54]/3)-2" office:value-type="float" office:value="17822" calcext:value-type="float">
            <text:p>17822</text:p>
          </table:table-cell>
        </table:table-row>
        <table:table-row table:style-name="ro1">
          <table:table-cell office:value-type="float" office:value="140668" calcext:value-type="float">
            <text:p>140668</text:p>
          </table:table-cell>
          <table:table-cell table:formula="of:=ROUNDDOWN([.A55]/3)-2" office:value-type="float" office:value="46887" calcext:value-type="float">
            <text:p>46887</text:p>
          </table:table-cell>
        </table:table-row>
        <table:table-row table:style-name="ro1">
          <table:table-cell office:value-type="float" office:value="64989" calcext:value-type="float">
            <text:p>64989</text:p>
          </table:table-cell>
          <table:table-cell table:formula="of:=ROUNDDOWN([.A56]/3)-2" office:value-type="float" office:value="21661" calcext:value-type="float">
            <text:p>21661</text:p>
          </table:table-cell>
        </table:table-row>
        <table:table-row table:style-name="ro1">
          <table:table-cell office:value-type="float" office:value="112056" calcext:value-type="float">
            <text:p>112056</text:p>
          </table:table-cell>
          <table:table-cell table:formula="of:=ROUNDDOWN([.A57]/3)-2" office:value-type="float" office:value="37350" calcext:value-type="float">
            <text:p>37350</text:p>
          </table:table-cell>
        </table:table-row>
        <table:table-row table:style-name="ro1">
          <table:table-cell office:value-type="float" office:value="88880" calcext:value-type="float">
            <text:p>88880</text:p>
          </table:table-cell>
          <table:table-cell table:formula="of:=ROUNDDOWN([.A58]/3)-2" office:value-type="float" office:value="29624" calcext:value-type="float">
            <text:p>29624</text:p>
          </table:table-cell>
        </table:table-row>
        <table:table-row table:style-name="ro1">
          <table:table-cell office:value-type="float" office:value="131335" calcext:value-type="float">
            <text:p>131335</text:p>
          </table:table-cell>
          <table:table-cell table:formula="of:=ROUNDDOWN([.A59]/3)-2" office:value-type="float" office:value="43776" calcext:value-type="float">
            <text:p>43776</text:p>
          </table:table-cell>
        </table:table-row>
        <table:table-row table:style-name="ro1">
          <table:table-cell office:value-type="float" office:value="94943" calcext:value-type="float">
            <text:p>94943</text:p>
          </table:table-cell>
          <table:table-cell table:formula="of:=ROUNDDOWN([.A60]/3)-2" office:value-type="float" office:value="31645" calcext:value-type="float">
            <text:p>31645</text:p>
          </table:table-cell>
        </table:table-row>
        <table:table-row table:style-name="ro1">
          <table:table-cell office:value-type="float" office:value="88061" calcext:value-type="float">
            <text:p>88061</text:p>
          </table:table-cell>
          <table:table-cell table:formula="of:=ROUNDDOWN([.A61]/3)-2" office:value-type="float" office:value="29351" calcext:value-type="float">
            <text:p>29351</text:p>
          </table:table-cell>
        </table:table-row>
        <table:table-row table:style-name="ro1">
          <table:table-cell office:value-type="float" office:value="122883" calcext:value-type="float">
            <text:p>122883</text:p>
          </table:table-cell>
          <table:table-cell table:formula="of:=ROUNDDOWN([.A62]/3)-2" office:value-type="float" office:value="40959" calcext:value-type="float">
            <text:p>40959</text:p>
          </table:table-cell>
        </table:table-row>
        <table:table-row table:style-name="ro1">
          <table:table-cell office:value-type="float" office:value="129059" calcext:value-type="float">
            <text:p>129059</text:p>
          </table:table-cell>
          <table:table-cell table:formula="of:=ROUNDDOWN([.A63]/3)-2" office:value-type="float" office:value="43017" calcext:value-type="float">
            <text:p>43017</text:p>
          </table:table-cell>
        </table:table-row>
        <table:table-row table:style-name="ro1">
          <table:table-cell office:value-type="float" office:value="55345" calcext:value-type="float">
            <text:p>55345</text:p>
          </table:table-cell>
          <table:table-cell table:formula="of:=ROUNDDOWN([.A64]/3)-2" office:value-type="float" office:value="18446" calcext:value-type="float">
            <text:p>18446</text:p>
          </table:table-cell>
        </table:table-row>
        <table:table-row table:style-name="ro1">
          <table:table-cell office:value-type="float" office:value="82362" calcext:value-type="float">
            <text:p>82362</text:p>
          </table:table-cell>
          <table:table-cell table:formula="of:=ROUNDDOWN([.A65]/3)-2" office:value-type="float" office:value="27452" calcext:value-type="float">
            <text:p>27452</text:p>
          </table:table-cell>
        </table:table-row>
        <table:table-row table:style-name="ro1">
          <table:table-cell office:value-type="float" office:value="60500" calcext:value-type="float">
            <text:p>60500</text:p>
          </table:table-cell>
          <table:table-cell table:formula="of:=ROUNDDOWN([.A66]/3)-2" office:value-type="float" office:value="20164" calcext:value-type="float">
            <text:p>20164</text:p>
          </table:table-cell>
        </table:table-row>
        <table:table-row table:style-name="ro1">
          <table:table-cell office:value-type="float" office:value="147652" calcext:value-type="float">
            <text:p>147652</text:p>
          </table:table-cell>
          <table:table-cell table:formula="of:=ROUNDDOWN([.A67]/3)-2" office:value-type="float" office:value="49215" calcext:value-type="float">
            <text:p>49215</text:p>
          </table:table-cell>
        </table:table-row>
        <table:table-row table:style-name="ro1">
          <table:table-cell office:value-type="float" office:value="83147" calcext:value-type="float">
            <text:p>83147</text:p>
          </table:table-cell>
          <table:table-cell table:formula="of:=ROUNDDOWN([.A68]/3)-2" office:value-type="float" office:value="27713" calcext:value-type="float">
            <text:p>27713</text:p>
          </table:table-cell>
        </table:table-row>
        <table:table-row table:style-name="ro1">
          <table:table-cell office:value-type="float" office:value="87106" calcext:value-type="float">
            <text:p>87106</text:p>
          </table:table-cell>
          <table:table-cell table:formula="of:=ROUNDDOWN([.A69]/3)-2" office:value-type="float" office:value="29033" calcext:value-type="float">
            <text:p>29033</text:p>
          </table:table-cell>
        </table:table-row>
        <table:table-row table:style-name="ro1">
          <table:table-cell office:value-type="float" office:value="97384" calcext:value-type="float">
            <text:p>97384</text:p>
          </table:table-cell>
          <table:table-cell table:formula="of:=ROUNDDOWN([.A70]/3)-2" office:value-type="float" office:value="32459" calcext:value-type="float">
            <text:p>32459</text:p>
          </table:table-cell>
        </table:table-row>
        <table:table-row table:style-name="ro1">
          <table:table-cell office:value-type="float" office:value="136883" calcext:value-type="float">
            <text:p>136883</text:p>
          </table:table-cell>
          <table:table-cell table:formula="of:=ROUNDDOWN([.A71]/3)-2" office:value-type="float" office:value="45625" calcext:value-type="float">
            <text:p>45625</text:p>
          </table:table-cell>
        </table:table-row>
        <table:table-row table:style-name="ro1">
          <table:table-cell office:value-type="float" office:value="62198" calcext:value-type="float">
            <text:p>62198</text:p>
          </table:table-cell>
          <table:table-cell table:formula="of:=ROUNDDOWN([.A72]/3)-2" office:value-type="float" office:value="20730" calcext:value-type="float">
            <text:p>20730</text:p>
          </table:table-cell>
        </table:table-row>
        <table:table-row table:style-name="ro1">
          <table:table-cell office:value-type="float" office:value="130290" calcext:value-type="float">
            <text:p>130290</text:p>
          </table:table-cell>
          <table:table-cell table:formula="of:=ROUNDDOWN([.A73]/3)-2" office:value-type="float" office:value="43428" calcext:value-type="float">
            <text:p>43428</text:p>
          </table:table-cell>
        </table:table-row>
        <table:table-row table:style-name="ro1">
          <table:table-cell office:value-type="float" office:value="129715" calcext:value-type="float">
            <text:p>129715</text:p>
          </table:table-cell>
          <table:table-cell table:formula="of:=ROUNDDOWN([.A74]/3)-2" office:value-type="float" office:value="43236" calcext:value-type="float">
            <text:p>43236</text:p>
          </table:table-cell>
        </table:table-row>
        <table:table-row table:style-name="ro1">
          <table:table-cell office:value-type="float" office:value="93082" calcext:value-type="float">
            <text:p>93082</text:p>
          </table:table-cell>
          <table:table-cell table:formula="of:=ROUNDDOWN([.A75]/3)-2" office:value-type="float" office:value="31025" calcext:value-type="float">
            <text:p>31025</text:p>
          </table:table-cell>
        </table:table-row>
        <table:table-row table:style-name="ro1">
          <table:table-cell office:value-type="float" office:value="72179" calcext:value-type="float">
            <text:p>72179</text:p>
          </table:table-cell>
          <table:table-cell table:formula="of:=ROUNDDOWN([.A76]/3)-2" office:value-type="float" office:value="24057" calcext:value-type="float">
            <text:p>24057</text:p>
          </table:table-cell>
        </table:table-row>
        <table:table-row table:style-name="ro1">
          <table:table-cell office:value-type="float" office:value="72109" calcext:value-type="float">
            <text:p>72109</text:p>
          </table:table-cell>
          <table:table-cell table:formula="of:=ROUNDDOWN([.A77]/3)-2" office:value-type="float" office:value="24034" calcext:value-type="float">
            <text:p>24034</text:p>
          </table:table-cell>
        </table:table-row>
        <table:table-row table:style-name="ro1">
          <table:table-cell office:value-type="float" office:value="70604" calcext:value-type="float">
            <text:p>70604</text:p>
          </table:table-cell>
          <table:table-cell table:formula="of:=ROUNDDOWN([.A78]/3)-2" office:value-type="float" office:value="23532" calcext:value-type="float">
            <text:p>23532</text:p>
          </table:table-cell>
        </table:table-row>
        <table:table-row table:style-name="ro1">
          <table:table-cell office:value-type="float" office:value="94894" calcext:value-type="float">
            <text:p>94894</text:p>
          </table:table-cell>
          <table:table-cell table:formula="of:=ROUNDDOWN([.A79]/3)-2" office:value-type="float" office:value="31629" calcext:value-type="float">
            <text:p>31629</text:p>
          </table:table-cell>
        </table:table-row>
        <table:table-row table:style-name="ro1">
          <table:table-cell office:value-type="float" office:value="98139" calcext:value-type="float">
            <text:p>98139</text:p>
          </table:table-cell>
          <table:table-cell table:formula="of:=ROUNDDOWN([.A80]/3)-2" office:value-type="float" office:value="32711" calcext:value-type="float">
            <text:p>32711</text:p>
          </table:table-cell>
        </table:table-row>
        <table:table-row table:style-name="ro1">
          <table:table-cell office:value-type="float" office:value="97056" calcext:value-type="float">
            <text:p>97056</text:p>
          </table:table-cell>
          <table:table-cell table:formula="of:=ROUNDDOWN([.A81]/3)-2" office:value-type="float" office:value="32350" calcext:value-type="float">
            <text:p>32350</text:p>
          </table:table-cell>
        </table:table-row>
        <table:table-row table:style-name="ro1">
          <table:table-cell office:value-type="float" office:value="86236" calcext:value-type="float">
            <text:p>86236</text:p>
          </table:table-cell>
          <table:table-cell table:formula="of:=ROUNDDOWN([.A82]/3)-2" office:value-type="float" office:value="28743" calcext:value-type="float">
            <text:p>28743</text:p>
          </table:table-cell>
        </table:table-row>
        <table:table-row table:style-name="ro1">
          <table:table-cell office:value-type="float" office:value="144191" calcext:value-type="float">
            <text:p>144191</text:p>
          </table:table-cell>
          <table:table-cell table:formula="of:=ROUNDDOWN([.A83]/3)-2" office:value-type="float" office:value="48061" calcext:value-type="float">
            <text:p>48061</text:p>
          </table:table-cell>
        </table:table-row>
        <table:table-row table:style-name="ro1">
          <table:table-cell office:value-type="float" office:value="108008" calcext:value-type="float">
            <text:p>108008</text:p>
          </table:table-cell>
          <table:table-cell table:formula="of:=ROUNDDOWN([.A84]/3)-2" office:value-type="float" office:value="36000" calcext:value-type="float">
            <text:p>36000</text:p>
          </table:table-cell>
        </table:table-row>
        <table:table-row table:style-name="ro1">
          <table:table-cell office:value-type="float" office:value="79225" calcext:value-type="float">
            <text:p>79225</text:p>
          </table:table-cell>
          <table:table-cell table:formula="of:=ROUNDDOWN([.A85]/3)-2" office:value-type="float" office:value="26406" calcext:value-type="float">
            <text:p>26406</text:p>
          </table:table-cell>
        </table:table-row>
        <table:table-row table:style-name="ro1">
          <table:table-cell office:value-type="float" office:value="93551" calcext:value-type="float">
            <text:p>93551</text:p>
          </table:table-cell>
          <table:table-cell table:formula="of:=ROUNDDOWN([.A86]/3)-2" office:value-type="float" office:value="31181" calcext:value-type="float">
            <text:p>31181</text:p>
          </table:table-cell>
        </table:table-row>
        <table:table-row table:style-name="ro1">
          <table:table-cell office:value-type="float" office:value="103116" calcext:value-type="float">
            <text:p>103116</text:p>
          </table:table-cell>
          <table:table-cell table:formula="of:=ROUNDDOWN([.A87]/3)-2" office:value-type="float" office:value="34370" calcext:value-type="float">
            <text:p>34370</text:p>
          </table:table-cell>
        </table:table-row>
        <table:table-row table:style-name="ro1">
          <table:table-cell office:value-type="float" office:value="130702" calcext:value-type="float">
            <text:p>130702</text:p>
          </table:table-cell>
          <table:table-cell table:formula="of:=ROUNDDOWN([.A88]/3)-2" office:value-type="float" office:value="43565" calcext:value-type="float">
            <text:p>43565</text:p>
          </table:table-cell>
        </table:table-row>
        <table:table-row table:style-name="ro1">
          <table:table-cell office:value-type="float" office:value="87599" calcext:value-type="float">
            <text:p>87599</text:p>
          </table:table-cell>
          <table:table-cell table:formula="of:=ROUNDDOWN([.A89]/3)-2" office:value-type="float" office:value="29197" calcext:value-type="float">
            <text:p>29197</text:p>
          </table:table-cell>
        </table:table-row>
        <table:table-row table:style-name="ro1">
          <table:table-cell office:value-type="float" office:value="143630" calcext:value-type="float">
            <text:p>143630</text:p>
          </table:table-cell>
          <table:table-cell table:formula="of:=ROUNDDOWN([.A90]/3)-2" office:value-type="float" office:value="47874" calcext:value-type="float">
            <text:p>47874</text:p>
          </table:table-cell>
        </table:table-row>
        <table:table-row table:style-name="ro1">
          <table:table-cell office:value-type="float" office:value="104476" calcext:value-type="float">
            <text:p>104476</text:p>
          </table:table-cell>
          <table:table-cell table:formula="of:=ROUNDDOWN([.A91]/3)-2" office:value-type="float" office:value="34823" calcext:value-type="float">
            <text:p>34823</text:p>
          </table:table-cell>
        </table:table-row>
        <table:table-row table:style-name="ro1">
          <table:table-cell office:value-type="float" office:value="108922" calcext:value-type="float">
            <text:p>108922</text:p>
          </table:table-cell>
          <table:table-cell table:formula="of:=ROUNDDOWN([.A92]/3)-2" office:value-type="float" office:value="36305" calcext:value-type="float">
            <text:p>36305</text:p>
          </table:table-cell>
        </table:table-row>
        <table:table-row table:style-name="ro1">
          <table:table-cell office:value-type="float" office:value="134209" calcext:value-type="float">
            <text:p>134209</text:p>
          </table:table-cell>
          <table:table-cell table:formula="of:=ROUNDDOWN([.A93]/3)-2" office:value-type="float" office:value="44734" calcext:value-type="float">
            <text:p>44734</text:p>
          </table:table-cell>
        </table:table-row>
        <table:table-row table:style-name="ro1">
          <table:table-cell office:value-type="float" office:value="85636" calcext:value-type="float">
            <text:p>85636</text:p>
          </table:table-cell>
          <table:table-cell table:formula="of:=ROUNDDOWN([.A94]/3)-2" office:value-type="float" office:value="28543" calcext:value-type="float">
            <text:p>28543</text:p>
          </table:table-cell>
        </table:table-row>
        <table:table-row table:style-name="ro1">
          <table:table-cell office:value-type="float" office:value="81591" calcext:value-type="float">
            <text:p>81591</text:p>
          </table:table-cell>
          <table:table-cell table:formula="of:=ROUNDDOWN([.A95]/3)-2" office:value-type="float" office:value="27195" calcext:value-type="float">
            <text:p>27195</text:p>
          </table:table-cell>
        </table:table-row>
        <table:table-row table:style-name="ro1">
          <table:table-cell office:value-type="float" office:value="127980" calcext:value-type="float">
            <text:p>127980</text:p>
          </table:table-cell>
          <table:table-cell table:formula="of:=ROUNDDOWN([.A96]/3)-2" office:value-type="float" office:value="42658" calcext:value-type="float">
            <text:p>42658</text:p>
          </table:table-cell>
        </table:table-row>
        <table:table-row table:style-name="ro1">
          <table:table-cell office:value-type="float" office:value="90425" calcext:value-type="float">
            <text:p>90425</text:p>
          </table:table-cell>
          <table:table-cell table:formula="of:=ROUNDDOWN([.A97]/3)-2" office:value-type="float" office:value="30139" calcext:value-type="float">
            <text:p>30139</text:p>
          </table:table-cell>
        </table:table-row>
        <table:table-row table:style-name="ro1">
          <table:table-cell office:value-type="float" office:value="126133" calcext:value-type="float">
            <text:p>126133</text:p>
          </table:table-cell>
          <table:table-cell table:formula="of:=ROUNDDOWN([.A98]/3)-2" office:value-type="float" office:value="42042" calcext:value-type="float">
            <text:p>42042</text:p>
          </table:table-cell>
        </table:table-row>
        <table:table-row table:style-name="ro1">
          <table:table-cell office:value-type="float" office:value="118135" calcext:value-type="float">
            <text:p>118135</text:p>
          </table:table-cell>
          <table:table-cell table:formula="of:=ROUNDDOWN([.A99]/3)-2" office:value-type="float" office:value="39376" calcext:value-type="float">
            <text:p>39376</text:p>
          </table:table-cell>
        </table:table-row>
        <table:table-row table:style-name="ro1">
          <table:table-cell office:value-type="float" office:value="93722" calcext:value-type="float">
            <text:p>93722</text:p>
          </table:table-cell>
          <table:table-cell table:formula="of:=ROUNDDOWN([.A100]/3)-2" office:value-type="float" office:value="31238" calcext:value-type="float">
            <text:p>31238</text:p>
          </table:table-cell>
        </table:table-row>
        <table:table-row table:style-name="ro1">
          <table:table-cell table:style-name="ce2"/>
          <table:table-cell table:formula="of:=SUM([.B1:.B100])" office:value-type="float" office:value="3329926" calcext:value-type="float">
            <text:p>3329926</text:p>
          </table:table-cell>
        </table:table-row>
      </table:table>
      <table:table table:name="Day1Part2" table:style-name="ta1"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 office:value-type="float" office:value="115919" calcext:value-type="float">
            <text:p>115919</text:p>
          </table:table-cell>
          <table:table-cell table:formula="of:=ROUNDDOWN([.A1]/3)-2" office:value-type="float" office:value="38637" calcext:value-type="float">
            <text:p>38637</text:p>
          </table:table-cell>
          <table:table-cell table:formula="of:=IF((ROUNDDOWN([.B1]/3)-2)&gt;0;ROUNDDOWN([.B1]/3)-2;0)" office:value-type="float" office:value="12877" calcext:value-type="float">
            <text:p>12877</text:p>
          </table:table-cell>
          <table:table-cell table:formula="of:=IF((ROUNDDOWN([.C1]/3)-2)&gt;0;ROUNDDOWN([.C1]/3)-2;0)" office:value-type="float" office:value="4290" calcext:value-type="float">
            <text:p>4290</text:p>
          </table:table-cell>
          <table:table-cell table:formula="of:=IF((ROUNDDOWN([.D1]/3)-2)&gt;0;ROUNDDOWN([.D1]/3)-2;0)" office:value-type="float" office:value="1428" calcext:value-type="float">
            <text:p>1428</text:p>
          </table:table-cell>
          <table:table-cell table:formula="of:=IF((ROUNDDOWN([.E1]/3)-2)&gt;0;ROUNDDOWN([.E1]/3)-2;0)" office:value-type="float" office:value="474" calcext:value-type="float">
            <text:p>474</text:p>
          </table:table-cell>
          <table:table-cell table:formula="of:=IF((ROUNDDOWN([.F1]/3)-2)&gt;0;ROUNDDOWN([.F1]/3)-2;0)" office:value-type="float" office:value="156" calcext:value-type="float">
            <text:p>156</text:p>
          </table:table-cell>
          <table:table-cell table:formula="of:=IF((ROUNDDOWN([.G1]/3)-2)&gt;0;ROUNDDOWN([.G1]/3)-2;0)" office:value-type="float" office:value="50" calcext:value-type="float">
            <text:p>50</text:p>
          </table:table-cell>
          <table:table-cell table:formula="of:=IF((ROUNDDOWN([.H1]/3)-2)&gt;0;ROUNDDOWN([.H1]/3)-2;0)" office:value-type="float" office:value="14" calcext:value-type="float">
            <text:p>14</text:p>
          </table:table-cell>
          <table:table-cell table:formula="of:=IF((ROUNDDOWN([.I1]/3)-2)&gt;0;ROUNDDOWN([.I1]/3)-2;0)" office:value-type="float" office:value="2" calcext:value-type="float">
            <text:p>2</text:p>
          </table:table-cell>
          <table:table-cell table:formula="of:=IF((ROUNDDOWN([.J1]/3)-2)&gt;0;ROUNDDOWN([.J1]/3)-2;0)" office:value-type="float" office:value="0" calcext:value-type="float">
            <text:p>0</text:p>
          </table:table-cell>
          <table:table-cell table:formula="of:=IF((ROUNDDOWN([.K1]/3)-2)&gt;0;ROUNDDOWN([.K1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833" calcext:value-type="float">
            <text:p>56833</text:p>
          </table:table-cell>
          <table:table-cell table:formula="of:=ROUNDDOWN([.A2]/3)-2" office:value-type="float" office:value="18942" calcext:value-type="float">
            <text:p>18942</text:p>
          </table:table-cell>
          <table:table-cell table:formula="of:=IF((ROUNDDOWN([.B2]/3)-2)&gt;0;ROUNDDOWN([.B2]/3)-2;0)" office:value-type="float" office:value="6312" calcext:value-type="float">
            <text:p>6312</text:p>
          </table:table-cell>
          <table:table-cell table:formula="of:=IF((ROUNDDOWN([.C2]/3)-2)&gt;0;ROUNDDOWN([.C2]/3)-2;0)" office:value-type="float" office:value="2102" calcext:value-type="float">
            <text:p>2102</text:p>
          </table:table-cell>
          <table:table-cell table:formula="of:=IF((ROUNDDOWN([.D2]/3)-2)&gt;0;ROUNDDOWN([.D2]/3)-2;0)" office:value-type="float" office:value="698" calcext:value-type="float">
            <text:p>698</text:p>
          </table:table-cell>
          <table:table-cell table:formula="of:=IF((ROUNDDOWN([.E2]/3)-2)&gt;0;ROUNDDOWN([.E2]/3)-2;0)" office:value-type="float" office:value="230" calcext:value-type="float">
            <text:p>230</text:p>
          </table:table-cell>
          <table:table-cell table:formula="of:=IF((ROUNDDOWN([.F2]/3)-2)&gt;0;ROUNDDOWN([.F2]/3)-2;0)" office:value-type="float" office:value="74" calcext:value-type="float">
            <text:p>74</text:p>
          </table:table-cell>
          <table:table-cell table:formula="of:=IF((ROUNDDOWN([.G2]/3)-2)&gt;0;ROUNDDOWN([.G2]/3)-2;0)" office:value-type="float" office:value="22" calcext:value-type="float">
            <text:p>22</text:p>
          </table:table-cell>
          <table:table-cell table:formula="of:=IF((ROUNDDOWN([.H2]/3)-2)&gt;0;ROUNDDOWN([.H2]/3)-2;0)" office:value-type="float" office:value="5" calcext:value-type="float">
            <text:p>5</text:p>
          </table:table-cell>
          <table:table-cell table:formula="of:=IF((ROUNDDOWN([.I2]/3)-2)&gt;0;ROUNDDOWN([.I2]/3)-2;0)" office:value-type="float" office:value="0" calcext:value-type="float">
            <text:p>0</text:p>
          </table:table-cell>
          <table:table-cell table:formula="of:=IF((ROUNDDOWN([.J2]/3)-2)&gt;0;ROUNDDOWN([.J2]/3)-2;0)" office:value-type="float" office:value="0" calcext:value-type="float">
            <text:p>0</text:p>
          </table:table-cell>
          <table:table-cell table:formula="of:=IF((ROUNDDOWN([.K2]/3)-2)&gt;0;ROUNDDOWN([.K2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651" calcext:value-type="float">
            <text:p>117651</text:p>
          </table:table-cell>
          <table:table-cell table:formula="of:=ROUNDDOWN([.A3]/3)-2" office:value-type="float" office:value="39215" calcext:value-type="float">
            <text:p>39215</text:p>
          </table:table-cell>
          <table:table-cell table:formula="of:=IF((ROUNDDOWN([.B3]/3)-2)&gt;0;ROUNDDOWN([.B3]/3)-2;0)" office:value-type="float" office:value="13069" calcext:value-type="float">
            <text:p>13069</text:p>
          </table:table-cell>
          <table:table-cell table:formula="of:=IF((ROUNDDOWN([.C3]/3)-2)&gt;0;ROUNDDOWN([.C3]/3)-2;0)" office:value-type="float" office:value="4354" calcext:value-type="float">
            <text:p>4354</text:p>
          </table:table-cell>
          <table:table-cell table:formula="of:=IF((ROUNDDOWN([.D3]/3)-2)&gt;0;ROUNDDOWN([.D3]/3)-2;0)" office:value-type="float" office:value="1449" calcext:value-type="float">
            <text:p>1449</text:p>
          </table:table-cell>
          <table:table-cell table:formula="of:=IF((ROUNDDOWN([.E3]/3)-2)&gt;0;ROUNDDOWN([.E3]/3)-2;0)" office:value-type="float" office:value="481" calcext:value-type="float">
            <text:p>481</text:p>
          </table:table-cell>
          <table:table-cell table:formula="of:=IF((ROUNDDOWN([.F3]/3)-2)&gt;0;ROUNDDOWN([.F3]/3)-2;0)" office:value-type="float" office:value="158" calcext:value-type="float">
            <text:p>158</text:p>
          </table:table-cell>
          <table:table-cell table:formula="of:=IF((ROUNDDOWN([.G3]/3)-2)&gt;0;ROUNDDOWN([.G3]/3)-2;0)" office:value-type="float" office:value="50" calcext:value-type="float">
            <text:p>50</text:p>
          </table:table-cell>
          <table:table-cell table:formula="of:=IF((ROUNDDOWN([.H3]/3)-2)&gt;0;ROUNDDOWN([.H3]/3)-2;0)" office:value-type="float" office:value="14" calcext:value-type="float">
            <text:p>14</text:p>
          </table:table-cell>
          <table:table-cell table:formula="of:=IF((ROUNDDOWN([.I3]/3)-2)&gt;0;ROUNDDOWN([.I3]/3)-2;0)" office:value-type="float" office:value="2" calcext:value-type="float">
            <text:p>2</text:p>
          </table:table-cell>
          <table:table-cell table:formula="of:=IF((ROUNDDOWN([.J3]/3)-2)&gt;0;ROUNDDOWN([.J3]/3)-2;0)" office:value-type="float" office:value="0" calcext:value-type="float">
            <text:p>0</text:p>
          </table:table-cell>
          <table:table-cell table:formula="of:=IF((ROUNDDOWN([.K3]/3)-2)&gt;0;ROUNDDOWN([.K3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733" calcext:value-type="float">
            <text:p>56733</text:p>
          </table:table-cell>
          <table:table-cell table:formula="of:=ROUNDDOWN([.A4]/3)-2" office:value-type="float" office:value="18909" calcext:value-type="float">
            <text:p>18909</text:p>
          </table:table-cell>
          <table:table-cell table:formula="of:=IF((ROUNDDOWN([.B4]/3)-2)&gt;0;ROUNDDOWN([.B4]/3)-2;0)" office:value-type="float" office:value="6301" calcext:value-type="float">
            <text:p>6301</text:p>
          </table:table-cell>
          <table:table-cell table:formula="of:=IF((ROUNDDOWN([.C4]/3)-2)&gt;0;ROUNDDOWN([.C4]/3)-2;0)" office:value-type="float" office:value="2098" calcext:value-type="float">
            <text:p>2098</text:p>
          </table:table-cell>
          <table:table-cell table:formula="of:=IF((ROUNDDOWN([.D4]/3)-2)&gt;0;ROUNDDOWN([.D4]/3)-2;0)" office:value-type="float" office:value="697" calcext:value-type="float">
            <text:p>697</text:p>
          </table:table-cell>
          <table:table-cell table:formula="of:=IF((ROUNDDOWN([.E4]/3)-2)&gt;0;ROUNDDOWN([.E4]/3)-2;0)" office:value-type="float" office:value="230" calcext:value-type="float">
            <text:p>230</text:p>
          </table:table-cell>
          <table:table-cell table:formula="of:=IF((ROUNDDOWN([.F4]/3)-2)&gt;0;ROUNDDOWN([.F4]/3)-2;0)" office:value-type="float" office:value="74" calcext:value-type="float">
            <text:p>74</text:p>
          </table:table-cell>
          <table:table-cell table:formula="of:=IF((ROUNDDOWN([.G4]/3)-2)&gt;0;ROUNDDOWN([.G4]/3)-2;0)" office:value-type="float" office:value="22" calcext:value-type="float">
            <text:p>22</text:p>
          </table:table-cell>
          <table:table-cell table:formula="of:=IF((ROUNDDOWN([.H4]/3)-2)&gt;0;ROUNDDOWN([.H4]/3)-2;0)" office:value-type="float" office:value="5" calcext:value-type="float">
            <text:p>5</text:p>
          </table:table-cell>
          <table:table-cell table:formula="of:=IF((ROUNDDOWN([.I4]/3)-2)&gt;0;ROUNDDOWN([.I4]/3)-2;0)" office:value-type="float" office:value="0" calcext:value-type="float">
            <text:p>0</text:p>
          </table:table-cell>
          <table:table-cell table:formula="of:=IF((ROUNDDOWN([.J4]/3)-2)&gt;0;ROUNDDOWN([.J4]/3)-2;0)" office:value-type="float" office:value="0" calcext:value-type="float">
            <text:p>0</text:p>
          </table:table-cell>
          <table:table-cell table:formula="of:=IF((ROUNDDOWN([.K4]/3)-2)&gt;0;ROUNDDOWN([.K4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472" calcext:value-type="float">
            <text:p>89472</text:p>
          </table:table-cell>
          <table:table-cell table:formula="of:=ROUNDDOWN([.A5]/3)-2" office:value-type="float" office:value="29822" calcext:value-type="float">
            <text:p>29822</text:p>
          </table:table-cell>
          <table:table-cell table:formula="of:=IF((ROUNDDOWN([.B5]/3)-2)&gt;0;ROUNDDOWN([.B5]/3)-2;0)" office:value-type="float" office:value="9938" calcext:value-type="float">
            <text:p>9938</text:p>
          </table:table-cell>
          <table:table-cell table:formula="of:=IF((ROUNDDOWN([.C5]/3)-2)&gt;0;ROUNDDOWN([.C5]/3)-2;0)" office:value-type="float" office:value="3310" calcext:value-type="float">
            <text:p>3310</text:p>
          </table:table-cell>
          <table:table-cell table:formula="of:=IF((ROUNDDOWN([.D5]/3)-2)&gt;0;ROUNDDOWN([.D5]/3)-2;0)" office:value-type="float" office:value="1101" calcext:value-type="float">
            <text:p>1101</text:p>
          </table:table-cell>
          <table:table-cell table:formula="of:=IF((ROUNDDOWN([.E5]/3)-2)&gt;0;ROUNDDOWN([.E5]/3)-2;0)" office:value-type="float" office:value="365" calcext:value-type="float">
            <text:p>365</text:p>
          </table:table-cell>
          <table:table-cell table:formula="of:=IF((ROUNDDOWN([.F5]/3)-2)&gt;0;ROUNDDOWN([.F5]/3)-2;0)" office:value-type="float" office:value="119" calcext:value-type="float">
            <text:p>119</text:p>
          </table:table-cell>
          <table:table-cell table:formula="of:=IF((ROUNDDOWN([.G5]/3)-2)&gt;0;ROUNDDOWN([.G5]/3)-2;0)" office:value-type="float" office:value="37" calcext:value-type="float">
            <text:p>37</text:p>
          </table:table-cell>
          <table:table-cell table:formula="of:=IF((ROUNDDOWN([.H5]/3)-2)&gt;0;ROUNDDOWN([.H5]/3)-2;0)" office:value-type="float" office:value="10" calcext:value-type="float">
            <text:p>10</text:p>
          </table:table-cell>
          <table:table-cell table:formula="of:=IF((ROUNDDOWN([.I5]/3)-2)&gt;0;ROUNDDOWN([.I5]/3)-2;0)" office:value-type="float" office:value="1" calcext:value-type="float">
            <text:p>1</text:p>
          </table:table-cell>
          <table:table-cell table:formula="of:=IF((ROUNDDOWN([.J5]/3)-2)&gt;0;ROUNDDOWN([.J5]/3)-2;0)" office:value-type="float" office:value="0" calcext:value-type="float">
            <text:p>0</text:p>
          </table:table-cell>
          <table:table-cell table:formula="of:=IF((ROUNDDOWN([.K5]/3)-2)&gt;0;ROUNDDOWN([.K5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010" calcext:value-type="float">
            <text:p>91010</text:p>
          </table:table-cell>
          <table:table-cell table:formula="of:=ROUNDDOWN([.A6]/3)-2" office:value-type="float" office:value="30334" calcext:value-type="float">
            <text:p>30334</text:p>
          </table:table-cell>
          <table:table-cell table:formula="of:=IF((ROUNDDOWN([.B6]/3)-2)&gt;0;ROUNDDOWN([.B6]/3)-2;0)" office:value-type="float" office:value="10109" calcext:value-type="float">
            <text:p>10109</text:p>
          </table:table-cell>
          <table:table-cell table:formula="of:=IF((ROUNDDOWN([.C6]/3)-2)&gt;0;ROUNDDOWN([.C6]/3)-2;0)" office:value-type="float" office:value="3367" calcext:value-type="float">
            <text:p>3367</text:p>
          </table:table-cell>
          <table:table-cell table:formula="of:=IF((ROUNDDOWN([.D6]/3)-2)&gt;0;ROUNDDOWN([.D6]/3)-2;0)" office:value-type="float" office:value="1120" calcext:value-type="float">
            <text:p>1120</text:p>
          </table:table-cell>
          <table:table-cell table:formula="of:=IF((ROUNDDOWN([.E6]/3)-2)&gt;0;ROUNDDOWN([.E6]/3)-2;0)" office:value-type="float" office:value="371" calcext:value-type="float">
            <text:p>371</text:p>
          </table:table-cell>
          <table:table-cell table:formula="of:=IF((ROUNDDOWN([.F6]/3)-2)&gt;0;ROUNDDOWN([.F6]/3)-2;0)" office:value-type="float" office:value="121" calcext:value-type="float">
            <text:p>121</text:p>
          </table:table-cell>
          <table:table-cell table:formula="of:=IF((ROUNDDOWN([.G6]/3)-2)&gt;0;ROUNDDOWN([.G6]/3)-2;0)" office:value-type="float" office:value="38" calcext:value-type="float">
            <text:p>38</text:p>
          </table:table-cell>
          <table:table-cell table:formula="of:=IF((ROUNDDOWN([.H6]/3)-2)&gt;0;ROUNDDOWN([.H6]/3)-2;0)" office:value-type="float" office:value="10" calcext:value-type="float">
            <text:p>10</text:p>
          </table:table-cell>
          <table:table-cell table:formula="of:=IF((ROUNDDOWN([.I6]/3)-2)&gt;0;ROUNDDOWN([.I6]/3)-2;0)" office:value-type="float" office:value="1" calcext:value-type="float">
            <text:p>1</text:p>
          </table:table-cell>
          <table:table-cell table:formula="of:=IF((ROUNDDOWN([.J6]/3)-2)&gt;0;ROUNDDOWN([.J6]/3)-2;0)" office:value-type="float" office:value="0" calcext:value-type="float">
            <text:p>0</text:p>
          </table:table-cell>
          <table:table-cell table:formula="of:=IF((ROUNDDOWN([.K6]/3)-2)&gt;0;ROUNDDOWN([.K6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618" calcext:value-type="float">
            <text:p>119618</text:p>
          </table:table-cell>
          <table:table-cell table:formula="of:=ROUNDDOWN([.A7]/3)-2" office:value-type="float" office:value="39870" calcext:value-type="float">
            <text:p>39870</text:p>
          </table:table-cell>
          <table:table-cell table:formula="of:=IF((ROUNDDOWN([.B7]/3)-2)&gt;0;ROUNDDOWN([.B7]/3)-2;0)" office:value-type="float" office:value="13288" calcext:value-type="float">
            <text:p>13288</text:p>
          </table:table-cell>
          <table:table-cell table:formula="of:=IF((ROUNDDOWN([.C7]/3)-2)&gt;0;ROUNDDOWN([.C7]/3)-2;0)" office:value-type="float" office:value="4427" calcext:value-type="float">
            <text:p>4427</text:p>
          </table:table-cell>
          <table:table-cell table:formula="of:=IF((ROUNDDOWN([.D7]/3)-2)&gt;0;ROUNDDOWN([.D7]/3)-2;0)" office:value-type="float" office:value="1473" calcext:value-type="float">
            <text:p>1473</text:p>
          </table:table-cell>
          <table:table-cell table:formula="of:=IF((ROUNDDOWN([.E7]/3)-2)&gt;0;ROUNDDOWN([.E7]/3)-2;0)" office:value-type="float" office:value="489" calcext:value-type="float">
            <text:p>489</text:p>
          </table:table-cell>
          <table:table-cell table:formula="of:=IF((ROUNDDOWN([.F7]/3)-2)&gt;0;ROUNDDOWN([.F7]/3)-2;0)" office:value-type="float" office:value="161" calcext:value-type="float">
            <text:p>161</text:p>
          </table:table-cell>
          <table:table-cell table:formula="of:=IF((ROUNDDOWN([.G7]/3)-2)&gt;0;ROUNDDOWN([.G7]/3)-2;0)" office:value-type="float" office:value="51" calcext:value-type="float">
            <text:p>51</text:p>
          </table:table-cell>
          <table:table-cell table:formula="of:=IF((ROUNDDOWN([.H7]/3)-2)&gt;0;ROUNDDOWN([.H7]/3)-2;0)" office:value-type="float" office:value="15" calcext:value-type="float">
            <text:p>15</text:p>
          </table:table-cell>
          <table:table-cell table:formula="of:=IF((ROUNDDOWN([.I7]/3)-2)&gt;0;ROUNDDOWN([.I7]/3)-2;0)" office:value-type="float" office:value="3" calcext:value-type="float">
            <text:p>3</text:p>
          </table:table-cell>
          <table:table-cell table:formula="of:=IF((ROUNDDOWN([.J7]/3)-2)&gt;0;ROUNDDOWN([.J7]/3)-2;0)" office:value-type="float" office:value="0" calcext:value-type="float">
            <text:p>0</text:p>
          </table:table-cell>
          <table:table-cell table:formula="of:=IF((ROUNDDOWN([.K7]/3)-2)&gt;0;ROUNDDOWN([.K7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667" calcext:value-type="float">
            <text:p>85667</text:p>
          </table:table-cell>
          <table:table-cell table:formula="of:=ROUNDDOWN([.A8]/3)-2" office:value-type="float" office:value="28553" calcext:value-type="float">
            <text:p>28553</text:p>
          </table:table-cell>
          <table:table-cell table:formula="of:=IF((ROUNDDOWN([.B8]/3)-2)&gt;0;ROUNDDOWN([.B8]/3)-2;0)" office:value-type="float" office:value="9515" calcext:value-type="float">
            <text:p>9515</text:p>
          </table:table-cell>
          <table:table-cell table:formula="of:=IF((ROUNDDOWN([.C8]/3)-2)&gt;0;ROUNDDOWN([.C8]/3)-2;0)" office:value-type="float" office:value="3169" calcext:value-type="float">
            <text:p>3169</text:p>
          </table:table-cell>
          <table:table-cell table:formula="of:=IF((ROUNDDOWN([.D8]/3)-2)&gt;0;ROUNDDOWN([.D8]/3)-2;0)" office:value-type="float" office:value="1054" calcext:value-type="float">
            <text:p>1054</text:p>
          </table:table-cell>
          <table:table-cell table:formula="of:=IF((ROUNDDOWN([.E8]/3)-2)&gt;0;ROUNDDOWN([.E8]/3)-2;0)" office:value-type="float" office:value="349" calcext:value-type="float">
            <text:p>349</text:p>
          </table:table-cell>
          <table:table-cell table:formula="of:=IF((ROUNDDOWN([.F8]/3)-2)&gt;0;ROUNDDOWN([.F8]/3)-2;0)" office:value-type="float" office:value="114" calcext:value-type="float">
            <text:p>114</text:p>
          </table:table-cell>
          <table:table-cell table:formula="of:=IF((ROUNDDOWN([.G8]/3)-2)&gt;0;ROUNDDOWN([.G8]/3)-2;0)" office:value-type="float" office:value="36" calcext:value-type="float">
            <text:p>36</text:p>
          </table:table-cell>
          <table:table-cell table:formula="of:=IF((ROUNDDOWN([.H8]/3)-2)&gt;0;ROUNDDOWN([.H8]/3)-2;0)" office:value-type="float" office:value="10" calcext:value-type="float">
            <text:p>10</text:p>
          </table:table-cell>
          <table:table-cell table:formula="of:=IF((ROUNDDOWN([.I8]/3)-2)&gt;0;ROUNDDOWN([.I8]/3)-2;0)" office:value-type="float" office:value="1" calcext:value-type="float">
            <text:p>1</text:p>
          </table:table-cell>
          <table:table-cell table:formula="of:=IF((ROUNDDOWN([.J8]/3)-2)&gt;0;ROUNDDOWN([.J8]/3)-2;0)" office:value-type="float" office:value="0" calcext:value-type="float">
            <text:p>0</text:p>
          </table:table-cell>
          <table:table-cell table:formula="of:=IF((ROUNDDOWN([.K8]/3)-2)&gt;0;ROUNDDOWN([.K8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042" calcext:value-type="float">
            <text:p>141042</text:p>
          </table:table-cell>
          <table:table-cell table:formula="of:=ROUNDDOWN([.A9]/3)-2" office:value-type="float" office:value="47012" calcext:value-type="float">
            <text:p>47012</text:p>
          </table:table-cell>
          <table:table-cell table:formula="of:=IF((ROUNDDOWN([.B9]/3)-2)&gt;0;ROUNDDOWN([.B9]/3)-2;0)" office:value-type="float" office:value="15668" calcext:value-type="float">
            <text:p>15668</text:p>
          </table:table-cell>
          <table:table-cell table:formula="of:=IF((ROUNDDOWN([.C9]/3)-2)&gt;0;ROUNDDOWN([.C9]/3)-2;0)" office:value-type="float" office:value="5220" calcext:value-type="float">
            <text:p>5220</text:p>
          </table:table-cell>
          <table:table-cell table:formula="of:=IF((ROUNDDOWN([.D9]/3)-2)&gt;0;ROUNDDOWN([.D9]/3)-2;0)" office:value-type="float" office:value="1738" calcext:value-type="float">
            <text:p>1738</text:p>
          </table:table-cell>
          <table:table-cell table:formula="of:=IF((ROUNDDOWN([.E9]/3)-2)&gt;0;ROUNDDOWN([.E9]/3)-2;0)" office:value-type="float" office:value="577" calcext:value-type="float">
            <text:p>577</text:p>
          </table:table-cell>
          <table:table-cell table:formula="of:=IF((ROUNDDOWN([.F9]/3)-2)&gt;0;ROUNDDOWN([.F9]/3)-2;0)" office:value-type="float" office:value="190" calcext:value-type="float">
            <text:p>190</text:p>
          </table:table-cell>
          <table:table-cell table:formula="of:=IF((ROUNDDOWN([.G9]/3)-2)&gt;0;ROUNDDOWN([.G9]/3)-2;0)" office:value-type="float" office:value="61" calcext:value-type="float">
            <text:p>61</text:p>
          </table:table-cell>
          <table:table-cell table:formula="of:=IF((ROUNDDOWN([.H9]/3)-2)&gt;0;ROUNDDOWN([.H9]/3)-2;0)" office:value-type="float" office:value="18" calcext:value-type="float">
            <text:p>18</text:p>
          </table:table-cell>
          <table:table-cell table:formula="of:=IF((ROUNDDOWN([.I9]/3)-2)&gt;0;ROUNDDOWN([.I9]/3)-2;0)" office:value-type="float" office:value="4" calcext:value-type="float">
            <text:p>4</text:p>
          </table:table-cell>
          <table:table-cell table:formula="of:=IF((ROUNDDOWN([.J9]/3)-2)&gt;0;ROUNDDOWN([.J9]/3)-2;0)" office:value-type="float" office:value="0" calcext:value-type="float">
            <text:p>0</text:p>
          </table:table-cell>
          <table:table-cell table:formula="of:=IF((ROUNDDOWN([.K9]/3)-2)&gt;0;ROUNDDOWN([.K9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401" calcext:value-type="float">
            <text:p>106401</text:p>
          </table:table-cell>
          <table:table-cell table:formula="of:=ROUNDDOWN([.A10]/3)-2" office:value-type="float" office:value="35465" calcext:value-type="float">
            <text:p>35465</text:p>
          </table:table-cell>
          <table:table-cell table:formula="of:=IF((ROUNDDOWN([.B10]/3)-2)&gt;0;ROUNDDOWN([.B10]/3)-2;0)" office:value-type="float" office:value="11819" calcext:value-type="float">
            <text:p>11819</text:p>
          </table:table-cell>
          <table:table-cell table:formula="of:=IF((ROUNDDOWN([.C10]/3)-2)&gt;0;ROUNDDOWN([.C10]/3)-2;0)" office:value-type="float" office:value="3937" calcext:value-type="float">
            <text:p>3937</text:p>
          </table:table-cell>
          <table:table-cell table:formula="of:=IF((ROUNDDOWN([.D10]/3)-2)&gt;0;ROUNDDOWN([.D10]/3)-2;0)" office:value-type="float" office:value="1310" calcext:value-type="float">
            <text:p>1310</text:p>
          </table:table-cell>
          <table:table-cell table:formula="of:=IF((ROUNDDOWN([.E10]/3)-2)&gt;0;ROUNDDOWN([.E10]/3)-2;0)" office:value-type="float" office:value="434" calcext:value-type="float">
            <text:p>434</text:p>
          </table:table-cell>
          <table:table-cell table:formula="of:=IF((ROUNDDOWN([.F10]/3)-2)&gt;0;ROUNDDOWN([.F10]/3)-2;0)" office:value-type="float" office:value="142" calcext:value-type="float">
            <text:p>142</text:p>
          </table:table-cell>
          <table:table-cell table:formula="of:=IF((ROUNDDOWN([.G10]/3)-2)&gt;0;ROUNDDOWN([.G10]/3)-2;0)" office:value-type="float" office:value="45" calcext:value-type="float">
            <text:p>45</text:p>
          </table:table-cell>
          <table:table-cell table:formula="of:=IF((ROUNDDOWN([.H10]/3)-2)&gt;0;ROUNDDOWN([.H10]/3)-2;0)" office:value-type="float" office:value="13" calcext:value-type="float">
            <text:p>13</text:p>
          </table:table-cell>
          <table:table-cell table:formula="of:=IF((ROUNDDOWN([.I10]/3)-2)&gt;0;ROUNDDOWN([.I10]/3)-2;0)" office:value-type="float" office:value="2" calcext:value-type="float">
            <text:p>2</text:p>
          </table:table-cell>
          <table:table-cell table:formula="of:=IF((ROUNDDOWN([.J10]/3)-2)&gt;0;ROUNDDOWN([.J10]/3)-2;0)" office:value-type="float" office:value="0" calcext:value-type="float">
            <text:p>0</text:p>
          </table:table-cell>
          <table:table-cell table:formula="of:=IF((ROUNDDOWN([.K10]/3)-2)&gt;0;ROUNDDOWN([.K10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495" calcext:value-type="float">
            <text:p>121495</text:p>
          </table:table-cell>
          <table:table-cell table:formula="of:=ROUNDDOWN([.A11]/3)-2" office:value-type="float" office:value="40496" calcext:value-type="float">
            <text:p>40496</text:p>
          </table:table-cell>
          <table:table-cell table:formula="of:=IF((ROUNDDOWN([.B11]/3)-2)&gt;0;ROUNDDOWN([.B11]/3)-2;0)" office:value-type="float" office:value="13496" calcext:value-type="float">
            <text:p>13496</text:p>
          </table:table-cell>
          <table:table-cell table:formula="of:=IF((ROUNDDOWN([.C11]/3)-2)&gt;0;ROUNDDOWN([.C11]/3)-2;0)" office:value-type="float" office:value="4496" calcext:value-type="float">
            <text:p>4496</text:p>
          </table:table-cell>
          <table:table-cell table:formula="of:=IF((ROUNDDOWN([.D11]/3)-2)&gt;0;ROUNDDOWN([.D11]/3)-2;0)" office:value-type="float" office:value="1496" calcext:value-type="float">
            <text:p>1496</text:p>
          </table:table-cell>
          <table:table-cell table:formula="of:=IF((ROUNDDOWN([.E11]/3)-2)&gt;0;ROUNDDOWN([.E11]/3)-2;0)" office:value-type="float" office:value="496" calcext:value-type="float">
            <text:p>496</text:p>
          </table:table-cell>
          <table:table-cell table:formula="of:=IF((ROUNDDOWN([.F11]/3)-2)&gt;0;ROUNDDOWN([.F11]/3)-2;0)" office:value-type="float" office:value="163" calcext:value-type="float">
            <text:p>163</text:p>
          </table:table-cell>
          <table:table-cell table:formula="of:=IF((ROUNDDOWN([.G11]/3)-2)&gt;0;ROUNDDOWN([.G11]/3)-2;0)" office:value-type="float" office:value="52" calcext:value-type="float">
            <text:p>52</text:p>
          </table:table-cell>
          <table:table-cell table:formula="of:=IF((ROUNDDOWN([.H11]/3)-2)&gt;0;ROUNDDOWN([.H11]/3)-2;0)" office:value-type="float" office:value="15" calcext:value-type="float">
            <text:p>15</text:p>
          </table:table-cell>
          <table:table-cell table:formula="of:=IF((ROUNDDOWN([.I11]/3)-2)&gt;0;ROUNDDOWN([.I11]/3)-2;0)" office:value-type="float" office:value="3" calcext:value-type="float">
            <text:p>3</text:p>
          </table:table-cell>
          <table:table-cell table:formula="of:=IF((ROUNDDOWN([.J11]/3)-2)&gt;0;ROUNDDOWN([.J11]/3)-2;0)" office:value-type="float" office:value="0" calcext:value-type="float">
            <text:p>0</text:p>
          </table:table-cell>
          <table:table-cell table:formula="of:=IF((ROUNDDOWN([.K11]/3)-2)&gt;0;ROUNDDOWN([.K11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136" calcext:value-type="float">
            <text:p>50136</text:p>
          </table:table-cell>
          <table:table-cell table:formula="of:=ROUNDDOWN([.A12]/3)-2" office:value-type="float" office:value="16710" calcext:value-type="float">
            <text:p>16710</text:p>
          </table:table-cell>
          <table:table-cell table:formula="of:=IF((ROUNDDOWN([.B12]/3)-2)&gt;0;ROUNDDOWN([.B12]/3)-2;0)" office:value-type="float" office:value="5568" calcext:value-type="float">
            <text:p>5568</text:p>
          </table:table-cell>
          <table:table-cell table:formula="of:=IF((ROUNDDOWN([.C12]/3)-2)&gt;0;ROUNDDOWN([.C12]/3)-2;0)" office:value-type="float" office:value="1854" calcext:value-type="float">
            <text:p>1854</text:p>
          </table:table-cell>
          <table:table-cell table:formula="of:=IF((ROUNDDOWN([.D12]/3)-2)&gt;0;ROUNDDOWN([.D12]/3)-2;0)" office:value-type="float" office:value="616" calcext:value-type="float">
            <text:p>616</text:p>
          </table:table-cell>
          <table:table-cell table:formula="of:=IF((ROUNDDOWN([.E12]/3)-2)&gt;0;ROUNDDOWN([.E12]/3)-2;0)" office:value-type="float" office:value="203" calcext:value-type="float">
            <text:p>203</text:p>
          </table:table-cell>
          <table:table-cell table:formula="of:=IF((ROUNDDOWN([.F12]/3)-2)&gt;0;ROUNDDOWN([.F12]/3)-2;0)" office:value-type="float" office:value="65" calcext:value-type="float">
            <text:p>65</text:p>
          </table:table-cell>
          <table:table-cell table:formula="of:=IF((ROUNDDOWN([.G12]/3)-2)&gt;0;ROUNDDOWN([.G12]/3)-2;0)" office:value-type="float" office:value="19" calcext:value-type="float">
            <text:p>19</text:p>
          </table:table-cell>
          <table:table-cell table:formula="of:=IF((ROUNDDOWN([.H12]/3)-2)&gt;0;ROUNDDOWN([.H12]/3)-2;0)" office:value-type="float" office:value="4" calcext:value-type="float">
            <text:p>4</text:p>
          </table:table-cell>
          <table:table-cell table:formula="of:=IF((ROUNDDOWN([.I12]/3)-2)&gt;0;ROUNDDOWN([.I12]/3)-2;0)" office:value-type="float" office:value="0" calcext:value-type="float">
            <text:p>0</text:p>
          </table:table-cell>
          <table:table-cell table:formula="of:=IF((ROUNDDOWN([.J12]/3)-2)&gt;0;ROUNDDOWN([.J12]/3)-2;0)" office:value-type="float" office:value="0" calcext:value-type="float">
            <text:p>0</text:p>
          </table:table-cell>
          <table:table-cell table:formula="of:=IF((ROUNDDOWN([.K12]/3)-2)&gt;0;ROUNDDOWN([.K12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755" calcext:value-type="float">
            <text:p>83755</text:p>
          </table:table-cell>
          <table:table-cell table:formula="of:=ROUNDDOWN([.A13]/3)-2" office:value-type="float" office:value="27916" calcext:value-type="float">
            <text:p>27916</text:p>
          </table:table-cell>
          <table:table-cell table:formula="of:=IF((ROUNDDOWN([.B13]/3)-2)&gt;0;ROUNDDOWN([.B13]/3)-2;0)" office:value-type="float" office:value="9303" calcext:value-type="float">
            <text:p>9303</text:p>
          </table:table-cell>
          <table:table-cell table:formula="of:=IF((ROUNDDOWN([.C13]/3)-2)&gt;0;ROUNDDOWN([.C13]/3)-2;0)" office:value-type="float" office:value="3099" calcext:value-type="float">
            <text:p>3099</text:p>
          </table:table-cell>
          <table:table-cell table:formula="of:=IF((ROUNDDOWN([.D13]/3)-2)&gt;0;ROUNDDOWN([.D13]/3)-2;0)" office:value-type="float" office:value="1031" calcext:value-type="float">
            <text:p>1031</text:p>
          </table:table-cell>
          <table:table-cell table:formula="of:=IF((ROUNDDOWN([.E13]/3)-2)&gt;0;ROUNDDOWN([.E13]/3)-2;0)" office:value-type="float" office:value="341" calcext:value-type="float">
            <text:p>341</text:p>
          </table:table-cell>
          <table:table-cell table:formula="of:=IF((ROUNDDOWN([.F13]/3)-2)&gt;0;ROUNDDOWN([.F13]/3)-2;0)" office:value-type="float" office:value="111" calcext:value-type="float">
            <text:p>111</text:p>
          </table:table-cell>
          <table:table-cell table:formula="of:=IF((ROUNDDOWN([.G13]/3)-2)&gt;0;ROUNDDOWN([.G13]/3)-2;0)" office:value-type="float" office:value="35" calcext:value-type="float">
            <text:p>35</text:p>
          </table:table-cell>
          <table:table-cell table:formula="of:=IF((ROUNDDOWN([.H13]/3)-2)&gt;0;ROUNDDOWN([.H13]/3)-2;0)" office:value-type="float" office:value="9" calcext:value-type="float">
            <text:p>9</text:p>
          </table:table-cell>
          <table:table-cell table:formula="of:=IF((ROUNDDOWN([.I13]/3)-2)&gt;0;ROUNDDOWN([.I13]/3)-2;0)" office:value-type="float" office:value="1" calcext:value-type="float">
            <text:p>1</text:p>
          </table:table-cell>
          <table:table-cell table:formula="of:=IF((ROUNDDOWN([.J13]/3)-2)&gt;0;ROUNDDOWN([.J13]/3)-2;0)" office:value-type="float" office:value="0" calcext:value-type="float">
            <text:p>0</text:p>
          </table:table-cell>
          <table:table-cell table:formula="of:=IF((ROUNDDOWN([.K13]/3)-2)&gt;0;ROUNDDOWN([.K13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558" calcext:value-type="float">
            <text:p>122558</text:p>
          </table:table-cell>
          <table:table-cell table:formula="of:=ROUNDDOWN([.A14]/3)-2" office:value-type="float" office:value="40850" calcext:value-type="float">
            <text:p>40850</text:p>
          </table:table-cell>
          <table:table-cell table:formula="of:=IF((ROUNDDOWN([.B14]/3)-2)&gt;0;ROUNDDOWN([.B14]/3)-2;0)" office:value-type="float" office:value="13614" calcext:value-type="float">
            <text:p>13614</text:p>
          </table:table-cell>
          <table:table-cell table:formula="of:=IF((ROUNDDOWN([.C14]/3)-2)&gt;0;ROUNDDOWN([.C14]/3)-2;0)" office:value-type="float" office:value="4536" calcext:value-type="float">
            <text:p>4536</text:p>
          </table:table-cell>
          <table:table-cell table:formula="of:=IF((ROUNDDOWN([.D14]/3)-2)&gt;0;ROUNDDOWN([.D14]/3)-2;0)" office:value-type="float" office:value="1510" calcext:value-type="float">
            <text:p>1510</text:p>
          </table:table-cell>
          <table:table-cell table:formula="of:=IF((ROUNDDOWN([.E14]/3)-2)&gt;0;ROUNDDOWN([.E14]/3)-2;0)" office:value-type="float" office:value="501" calcext:value-type="float">
            <text:p>501</text:p>
          </table:table-cell>
          <table:table-cell table:formula="of:=IF((ROUNDDOWN([.F14]/3)-2)&gt;0;ROUNDDOWN([.F14]/3)-2;0)" office:value-type="float" office:value="165" calcext:value-type="float">
            <text:p>165</text:p>
          </table:table-cell>
          <table:table-cell table:formula="of:=IF((ROUNDDOWN([.G14]/3)-2)&gt;0;ROUNDDOWN([.G14]/3)-2;0)" office:value-type="float" office:value="53" calcext:value-type="float">
            <text:p>53</text:p>
          </table:table-cell>
          <table:table-cell table:formula="of:=IF((ROUNDDOWN([.H14]/3)-2)&gt;0;ROUNDDOWN([.H14]/3)-2;0)" office:value-type="float" office:value="15" calcext:value-type="float">
            <text:p>15</text:p>
          </table:table-cell>
          <table:table-cell table:formula="of:=IF((ROUNDDOWN([.I14]/3)-2)&gt;0;ROUNDDOWN([.I14]/3)-2;0)" office:value-type="float" office:value="3" calcext:value-type="float">
            <text:p>3</text:p>
          </table:table-cell>
          <table:table-cell table:formula="of:=IF((ROUNDDOWN([.J14]/3)-2)&gt;0;ROUNDDOWN([.J14]/3)-2;0)" office:value-type="float" office:value="0" calcext:value-type="float">
            <text:p>0</text:p>
          </table:table-cell>
          <table:table-cell table:formula="of:=IF((ROUNDDOWN([.K14]/3)-2)&gt;0;ROUNDDOWN([.K14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9188" calcext:value-type="float">
            <text:p>149188</text:p>
          </table:table-cell>
          <table:table-cell table:formula="of:=ROUNDDOWN([.A15]/3)-2" office:value-type="float" office:value="49727" calcext:value-type="float">
            <text:p>49727</text:p>
          </table:table-cell>
          <table:table-cell table:formula="of:=IF((ROUNDDOWN([.B15]/3)-2)&gt;0;ROUNDDOWN([.B15]/3)-2;0)" office:value-type="float" office:value="16573" calcext:value-type="float">
            <text:p>16573</text:p>
          </table:table-cell>
          <table:table-cell table:formula="of:=IF((ROUNDDOWN([.C15]/3)-2)&gt;0;ROUNDDOWN([.C15]/3)-2;0)" office:value-type="float" office:value="5522" calcext:value-type="float">
            <text:p>5522</text:p>
          </table:table-cell>
          <table:table-cell table:formula="of:=IF((ROUNDDOWN([.D15]/3)-2)&gt;0;ROUNDDOWN([.D15]/3)-2;0)" office:value-type="float" office:value="1838" calcext:value-type="float">
            <text:p>1838</text:p>
          </table:table-cell>
          <table:table-cell table:formula="of:=IF((ROUNDDOWN([.E15]/3)-2)&gt;0;ROUNDDOWN([.E15]/3)-2;0)" office:value-type="float" office:value="610" calcext:value-type="float">
            <text:p>610</text:p>
          </table:table-cell>
          <table:table-cell table:formula="of:=IF((ROUNDDOWN([.F15]/3)-2)&gt;0;ROUNDDOWN([.F15]/3)-2;0)" office:value-type="float" office:value="201" calcext:value-type="float">
            <text:p>201</text:p>
          </table:table-cell>
          <table:table-cell table:formula="of:=IF((ROUNDDOWN([.G15]/3)-2)&gt;0;ROUNDDOWN([.G15]/3)-2;0)" office:value-type="float" office:value="65" calcext:value-type="float">
            <text:p>65</text:p>
          </table:table-cell>
          <table:table-cell table:formula="of:=IF((ROUNDDOWN([.H15]/3)-2)&gt;0;ROUNDDOWN([.H15]/3)-2;0)" office:value-type="float" office:value="19" calcext:value-type="float">
            <text:p>19</text:p>
          </table:table-cell>
          <table:table-cell table:formula="of:=IF((ROUNDDOWN([.I15]/3)-2)&gt;0;ROUNDDOWN([.I15]/3)-2;0)" office:value-type="float" office:value="4" calcext:value-type="float">
            <text:p>4</text:p>
          </table:table-cell>
          <table:table-cell table:formula="of:=IF((ROUNDDOWN([.J15]/3)-2)&gt;0;ROUNDDOWN([.J15]/3)-2;0)" office:value-type="float" office:value="0" calcext:value-type="float">
            <text:p>0</text:p>
          </table:table-cell>
          <table:table-cell table:formula="of:=IF((ROUNDDOWN([.K15]/3)-2)&gt;0;ROUNDDOWN([.K15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381" calcext:value-type="float">
            <text:p>110381</text:p>
          </table:table-cell>
          <table:table-cell table:formula="of:=ROUNDDOWN([.A16]/3)-2" office:value-type="float" office:value="36791" calcext:value-type="float">
            <text:p>36791</text:p>
          </table:table-cell>
          <table:table-cell table:formula="of:=IF((ROUNDDOWN([.B16]/3)-2)&gt;0;ROUNDDOWN([.B16]/3)-2;0)" office:value-type="float" office:value="12261" calcext:value-type="float">
            <text:p>12261</text:p>
          </table:table-cell>
          <table:table-cell table:formula="of:=IF((ROUNDDOWN([.C16]/3)-2)&gt;0;ROUNDDOWN([.C16]/3)-2;0)" office:value-type="float" office:value="4085" calcext:value-type="float">
            <text:p>4085</text:p>
          </table:table-cell>
          <table:table-cell table:formula="of:=IF((ROUNDDOWN([.D16]/3)-2)&gt;0;ROUNDDOWN([.D16]/3)-2;0)" office:value-type="float" office:value="1359" calcext:value-type="float">
            <text:p>1359</text:p>
          </table:table-cell>
          <table:table-cell table:formula="of:=IF((ROUNDDOWN([.E16]/3)-2)&gt;0;ROUNDDOWN([.E16]/3)-2;0)" office:value-type="float" office:value="451" calcext:value-type="float">
            <text:p>451</text:p>
          </table:table-cell>
          <table:table-cell table:formula="of:=IF((ROUNDDOWN([.F16]/3)-2)&gt;0;ROUNDDOWN([.F16]/3)-2;0)" office:value-type="float" office:value="148" calcext:value-type="float">
            <text:p>148</text:p>
          </table:table-cell>
          <table:table-cell table:formula="of:=IF((ROUNDDOWN([.G16]/3)-2)&gt;0;ROUNDDOWN([.G16]/3)-2;0)" office:value-type="float" office:value="47" calcext:value-type="float">
            <text:p>47</text:p>
          </table:table-cell>
          <table:table-cell table:formula="of:=IF((ROUNDDOWN([.H16]/3)-2)&gt;0;ROUNDDOWN([.H16]/3)-2;0)" office:value-type="float" office:value="13" calcext:value-type="float">
            <text:p>13</text:p>
          </table:table-cell>
          <table:table-cell table:formula="of:=IF((ROUNDDOWN([.I16]/3)-2)&gt;0;ROUNDDOWN([.I16]/3)-2;0)" office:value-type="float" office:value="2" calcext:value-type="float">
            <text:p>2</text:p>
          </table:table-cell>
          <table:table-cell table:formula="of:=IF((ROUNDDOWN([.J16]/3)-2)&gt;0;ROUNDDOWN([.J16]/3)-2;0)" office:value-type="float" office:value="0" calcext:value-type="float">
            <text:p>0</text:p>
          </table:table-cell>
          <table:table-cell table:formula="of:=IF((ROUNDDOWN([.K16]/3)-2)&gt;0;ROUNDDOWN([.K16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060" calcext:value-type="float">
            <text:p>132060</text:p>
          </table:table-cell>
          <table:table-cell table:formula="of:=ROUNDDOWN([.A17]/3)-2" office:value-type="float" office:value="44018" calcext:value-type="float">
            <text:p>44018</text:p>
          </table:table-cell>
          <table:table-cell table:formula="of:=IF((ROUNDDOWN([.B17]/3)-2)&gt;0;ROUNDDOWN([.B17]/3)-2;0)" office:value-type="float" office:value="14670" calcext:value-type="float">
            <text:p>14670</text:p>
          </table:table-cell>
          <table:table-cell table:formula="of:=IF((ROUNDDOWN([.C17]/3)-2)&gt;0;ROUNDDOWN([.C17]/3)-2;0)" office:value-type="float" office:value="4888" calcext:value-type="float">
            <text:p>4888</text:p>
          </table:table-cell>
          <table:table-cell table:formula="of:=IF((ROUNDDOWN([.D17]/3)-2)&gt;0;ROUNDDOWN([.D17]/3)-2;0)" office:value-type="float" office:value="1627" calcext:value-type="float">
            <text:p>1627</text:p>
          </table:table-cell>
          <table:table-cell table:formula="of:=IF((ROUNDDOWN([.E17]/3)-2)&gt;0;ROUNDDOWN([.E17]/3)-2;0)" office:value-type="float" office:value="540" calcext:value-type="float">
            <text:p>540</text:p>
          </table:table-cell>
          <table:table-cell table:formula="of:=IF((ROUNDDOWN([.F17]/3)-2)&gt;0;ROUNDDOWN([.F17]/3)-2;0)" office:value-type="float" office:value="178" calcext:value-type="float">
            <text:p>178</text:p>
          </table:table-cell>
          <table:table-cell table:formula="of:=IF((ROUNDDOWN([.G17]/3)-2)&gt;0;ROUNDDOWN([.G17]/3)-2;0)" office:value-type="float" office:value="57" calcext:value-type="float">
            <text:p>57</text:p>
          </table:table-cell>
          <table:table-cell table:formula="of:=IF((ROUNDDOWN([.H17]/3)-2)&gt;0;ROUNDDOWN([.H17]/3)-2;0)" office:value-type="float" office:value="17" calcext:value-type="float">
            <text:p>17</text:p>
          </table:table-cell>
          <table:table-cell table:formula="of:=IF((ROUNDDOWN([.I17]/3)-2)&gt;0;ROUNDDOWN([.I17]/3)-2;0)" office:value-type="float" office:value="3" calcext:value-type="float">
            <text:p>3</text:p>
          </table:table-cell>
          <table:table-cell table:formula="of:=IF((ROUNDDOWN([.J17]/3)-2)&gt;0;ROUNDDOWN([.J17]/3)-2;0)" office:value-type="float" office:value="0" calcext:value-type="float">
            <text:p>0</text:p>
          </table:table-cell>
          <table:table-cell table:formula="of:=IF((ROUNDDOWN([.K17]/3)-2)&gt;0;ROUNDDOWN([.K17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791" calcext:value-type="float">
            <text:p>145791</text:p>
          </table:table-cell>
          <table:table-cell table:formula="of:=ROUNDDOWN([.A18]/3)-2" office:value-type="float" office:value="48595" calcext:value-type="float">
            <text:p>48595</text:p>
          </table:table-cell>
          <table:table-cell table:formula="of:=IF((ROUNDDOWN([.B18]/3)-2)&gt;0;ROUNDDOWN([.B18]/3)-2;0)" office:value-type="float" office:value="16196" calcext:value-type="float">
            <text:p>16196</text:p>
          </table:table-cell>
          <table:table-cell table:formula="of:=IF((ROUNDDOWN([.C18]/3)-2)&gt;0;ROUNDDOWN([.C18]/3)-2;0)" office:value-type="float" office:value="5396" calcext:value-type="float">
            <text:p>5396</text:p>
          </table:table-cell>
          <table:table-cell table:formula="of:=IF((ROUNDDOWN([.D18]/3)-2)&gt;0;ROUNDDOWN([.D18]/3)-2;0)" office:value-type="float" office:value="1796" calcext:value-type="float">
            <text:p>1796</text:p>
          </table:table-cell>
          <table:table-cell table:formula="of:=IF((ROUNDDOWN([.E18]/3)-2)&gt;0;ROUNDDOWN([.E18]/3)-2;0)" office:value-type="float" office:value="596" calcext:value-type="float">
            <text:p>596</text:p>
          </table:table-cell>
          <table:table-cell table:formula="of:=IF((ROUNDDOWN([.F18]/3)-2)&gt;0;ROUNDDOWN([.F18]/3)-2;0)" office:value-type="float" office:value="196" calcext:value-type="float">
            <text:p>196</text:p>
          </table:table-cell>
          <table:table-cell table:formula="of:=IF((ROUNDDOWN([.G18]/3)-2)&gt;0;ROUNDDOWN([.G18]/3)-2;0)" office:value-type="float" office:value="63" calcext:value-type="float">
            <text:p>63</text:p>
          </table:table-cell>
          <table:table-cell table:formula="of:=IF((ROUNDDOWN([.H18]/3)-2)&gt;0;ROUNDDOWN([.H18]/3)-2;0)" office:value-type="float" office:value="19" calcext:value-type="float">
            <text:p>19</text:p>
          </table:table-cell>
          <table:table-cell table:formula="of:=IF((ROUNDDOWN([.I18]/3)-2)&gt;0;ROUNDDOWN([.I18]/3)-2;0)" office:value-type="float" office:value="4" calcext:value-type="float">
            <text:p>4</text:p>
          </table:table-cell>
          <table:table-cell table:formula="of:=IF((ROUNDDOWN([.J18]/3)-2)&gt;0;ROUNDDOWN([.J18]/3)-2;0)" office:value-type="float" office:value="0" calcext:value-type="float">
            <text:p>0</text:p>
          </table:table-cell>
          <table:table-cell table:formula="of:=IF((ROUNDDOWN([.K18]/3)-2)&gt;0;ROUNDDOWN([.K18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381" calcext:value-type="float">
            <text:p>141381</text:p>
          </table:table-cell>
          <table:table-cell table:formula="of:=ROUNDDOWN([.A19]/3)-2" office:value-type="float" office:value="47125" calcext:value-type="float">
            <text:p>47125</text:p>
          </table:table-cell>
          <table:table-cell table:formula="of:=IF((ROUNDDOWN([.B19]/3)-2)&gt;0;ROUNDDOWN([.B19]/3)-2;0)" office:value-type="float" office:value="15706" calcext:value-type="float">
            <text:p>15706</text:p>
          </table:table-cell>
          <table:table-cell table:formula="of:=IF((ROUNDDOWN([.C19]/3)-2)&gt;0;ROUNDDOWN([.C19]/3)-2;0)" office:value-type="float" office:value="5233" calcext:value-type="float">
            <text:p>5233</text:p>
          </table:table-cell>
          <table:table-cell table:formula="of:=IF((ROUNDDOWN([.D19]/3)-2)&gt;0;ROUNDDOWN([.D19]/3)-2;0)" office:value-type="float" office:value="1742" calcext:value-type="float">
            <text:p>1742</text:p>
          </table:table-cell>
          <table:table-cell table:formula="of:=IF((ROUNDDOWN([.E19]/3)-2)&gt;0;ROUNDDOWN([.E19]/3)-2;0)" office:value-type="float" office:value="578" calcext:value-type="float">
            <text:p>578</text:p>
          </table:table-cell>
          <table:table-cell table:formula="of:=IF((ROUNDDOWN([.F19]/3)-2)&gt;0;ROUNDDOWN([.F19]/3)-2;0)" office:value-type="float" office:value="190" calcext:value-type="float">
            <text:p>190</text:p>
          </table:table-cell>
          <table:table-cell table:formula="of:=IF((ROUNDDOWN([.G19]/3)-2)&gt;0;ROUNDDOWN([.G19]/3)-2;0)" office:value-type="float" office:value="61" calcext:value-type="float">
            <text:p>61</text:p>
          </table:table-cell>
          <table:table-cell table:formula="of:=IF((ROUNDDOWN([.H19]/3)-2)&gt;0;ROUNDDOWN([.H19]/3)-2;0)" office:value-type="float" office:value="18" calcext:value-type="float">
            <text:p>18</text:p>
          </table:table-cell>
          <table:table-cell table:formula="of:=IF((ROUNDDOWN([.I19]/3)-2)&gt;0;ROUNDDOWN([.I19]/3)-2;0)" office:value-type="float" office:value="4" calcext:value-type="float">
            <text:p>4</text:p>
          </table:table-cell>
          <table:table-cell table:formula="of:=IF((ROUNDDOWN([.J19]/3)-2)&gt;0;ROUNDDOWN([.J19]/3)-2;0)" office:value-type="float" office:value="0" calcext:value-type="float">
            <text:p>0</text:p>
          </table:table-cell>
          <table:table-cell table:formula="of:=IF((ROUNDDOWN([.K19]/3)-2)&gt;0;ROUNDDOWN([.K19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467" calcext:value-type="float">
            <text:p>136467</text:p>
          </table:table-cell>
          <table:table-cell table:formula="of:=ROUNDDOWN([.A20]/3)-2" office:value-type="float" office:value="45487" calcext:value-type="float">
            <text:p>45487</text:p>
          </table:table-cell>
          <table:table-cell table:formula="of:=IF((ROUNDDOWN([.B20]/3)-2)&gt;0;ROUNDDOWN([.B20]/3)-2;0)" office:value-type="float" office:value="15160" calcext:value-type="float">
            <text:p>15160</text:p>
          </table:table-cell>
          <table:table-cell table:formula="of:=IF((ROUNDDOWN([.C20]/3)-2)&gt;0;ROUNDDOWN([.C20]/3)-2;0)" office:value-type="float" office:value="5051" calcext:value-type="float">
            <text:p>5051</text:p>
          </table:table-cell>
          <table:table-cell table:formula="of:=IF((ROUNDDOWN([.D20]/3)-2)&gt;0;ROUNDDOWN([.D20]/3)-2;0)" office:value-type="float" office:value="1681" calcext:value-type="float">
            <text:p>1681</text:p>
          </table:table-cell>
          <table:table-cell table:formula="of:=IF((ROUNDDOWN([.E20]/3)-2)&gt;0;ROUNDDOWN([.E20]/3)-2;0)" office:value-type="float" office:value="558" calcext:value-type="float">
            <text:p>558</text:p>
          </table:table-cell>
          <table:table-cell table:formula="of:=IF((ROUNDDOWN([.F20]/3)-2)&gt;0;ROUNDDOWN([.F20]/3)-2;0)" office:value-type="float" office:value="184" calcext:value-type="float">
            <text:p>184</text:p>
          </table:table-cell>
          <table:table-cell table:formula="of:=IF((ROUNDDOWN([.G20]/3)-2)&gt;0;ROUNDDOWN([.G20]/3)-2;0)" office:value-type="float" office:value="59" calcext:value-type="float">
            <text:p>59</text:p>
          </table:table-cell>
          <table:table-cell table:formula="of:=IF((ROUNDDOWN([.H20]/3)-2)&gt;0;ROUNDDOWN([.H20]/3)-2;0)" office:value-type="float" office:value="17" calcext:value-type="float">
            <text:p>17</text:p>
          </table:table-cell>
          <table:table-cell table:formula="of:=IF((ROUNDDOWN([.I20]/3)-2)&gt;0;ROUNDDOWN([.I20]/3)-2;0)" office:value-type="float" office:value="3" calcext:value-type="float">
            <text:p>3</text:p>
          </table:table-cell>
          <table:table-cell table:formula="of:=IF((ROUNDDOWN([.J20]/3)-2)&gt;0;ROUNDDOWN([.J20]/3)-2;0)" office:value-type="float" office:value="0" calcext:value-type="float">
            <text:p>0</text:p>
          </table:table-cell>
          <table:table-cell table:formula="of:=IF((ROUNDDOWN([.K20]/3)-2)&gt;0;ROUNDDOWN([.K20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712" calcext:value-type="float">
            <text:p>104712</text:p>
          </table:table-cell>
          <table:table-cell table:formula="of:=ROUNDDOWN([.A21]/3)-2" office:value-type="float" office:value="34902" calcext:value-type="float">
            <text:p>34902</text:p>
          </table:table-cell>
          <table:table-cell table:formula="of:=IF((ROUNDDOWN([.B21]/3)-2)&gt;0;ROUNDDOWN([.B21]/3)-2;0)" office:value-type="float" office:value="11632" calcext:value-type="float">
            <text:p>11632</text:p>
          </table:table-cell>
          <table:table-cell table:formula="of:=IF((ROUNDDOWN([.C21]/3)-2)&gt;0;ROUNDDOWN([.C21]/3)-2;0)" office:value-type="float" office:value="3875" calcext:value-type="float">
            <text:p>3875</text:p>
          </table:table-cell>
          <table:table-cell table:formula="of:=IF((ROUNDDOWN([.D21]/3)-2)&gt;0;ROUNDDOWN([.D21]/3)-2;0)" office:value-type="float" office:value="1289" calcext:value-type="float">
            <text:p>1289</text:p>
          </table:table-cell>
          <table:table-cell table:formula="of:=IF((ROUNDDOWN([.E21]/3)-2)&gt;0;ROUNDDOWN([.E21]/3)-2;0)" office:value-type="float" office:value="427" calcext:value-type="float">
            <text:p>427</text:p>
          </table:table-cell>
          <table:table-cell table:formula="of:=IF((ROUNDDOWN([.F21]/3)-2)&gt;0;ROUNDDOWN([.F21]/3)-2;0)" office:value-type="float" office:value="140" calcext:value-type="float">
            <text:p>140</text:p>
          </table:table-cell>
          <table:table-cell table:formula="of:=IF((ROUNDDOWN([.G21]/3)-2)&gt;0;ROUNDDOWN([.G21]/3)-2;0)" office:value-type="float" office:value="44" calcext:value-type="float">
            <text:p>44</text:p>
          </table:table-cell>
          <table:table-cell table:formula="of:=IF((ROUNDDOWN([.H21]/3)-2)&gt;0;ROUNDDOWN([.H21]/3)-2;0)" office:value-type="float" office:value="12" calcext:value-type="float">
            <text:p>12</text:p>
          </table:table-cell>
          <table:table-cell table:formula="of:=IF((ROUNDDOWN([.I21]/3)-2)&gt;0;ROUNDDOWN([.I21]/3)-2;0)" office:value-type="float" office:value="2" calcext:value-type="float">
            <text:p>2</text:p>
          </table:table-cell>
          <table:table-cell table:formula="of:=IF((ROUNDDOWN([.J21]/3)-2)&gt;0;ROUNDDOWN([.J21]/3)-2;0)" office:value-type="float" office:value="0" calcext:value-type="float">
            <text:p>0</text:p>
          </table:table-cell>
          <table:table-cell table:formula="of:=IF((ROUNDDOWN([.K21]/3)-2)&gt;0;ROUNDDOWN([.K21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530" calcext:value-type="float">
            <text:p>133530</text:p>
          </table:table-cell>
          <table:table-cell table:formula="of:=ROUNDDOWN([.A22]/3)-2" office:value-type="float" office:value="44508" calcext:value-type="float">
            <text:p>44508</text:p>
          </table:table-cell>
          <table:table-cell table:formula="of:=IF((ROUNDDOWN([.B22]/3)-2)&gt;0;ROUNDDOWN([.B22]/3)-2;0)" office:value-type="float" office:value="14834" calcext:value-type="float">
            <text:p>14834</text:p>
          </table:table-cell>
          <table:table-cell table:formula="of:=IF((ROUNDDOWN([.C22]/3)-2)&gt;0;ROUNDDOWN([.C22]/3)-2;0)" office:value-type="float" office:value="4942" calcext:value-type="float">
            <text:p>4942</text:p>
          </table:table-cell>
          <table:table-cell table:formula="of:=IF((ROUNDDOWN([.D22]/3)-2)&gt;0;ROUNDDOWN([.D22]/3)-2;0)" office:value-type="float" office:value="1645" calcext:value-type="float">
            <text:p>1645</text:p>
          </table:table-cell>
          <table:table-cell table:formula="of:=IF((ROUNDDOWN([.E22]/3)-2)&gt;0;ROUNDDOWN([.E22]/3)-2;0)" office:value-type="float" office:value="546" calcext:value-type="float">
            <text:p>546</text:p>
          </table:table-cell>
          <table:table-cell table:formula="of:=IF((ROUNDDOWN([.F22]/3)-2)&gt;0;ROUNDDOWN([.F22]/3)-2;0)" office:value-type="float" office:value="180" calcext:value-type="float">
            <text:p>180</text:p>
          </table:table-cell>
          <table:table-cell table:formula="of:=IF((ROUNDDOWN([.G22]/3)-2)&gt;0;ROUNDDOWN([.G22]/3)-2;0)" office:value-type="float" office:value="58" calcext:value-type="float">
            <text:p>58</text:p>
          </table:table-cell>
          <table:table-cell table:formula="of:=IF((ROUNDDOWN([.H22]/3)-2)&gt;0;ROUNDDOWN([.H22]/3)-2;0)" office:value-type="float" office:value="17" calcext:value-type="float">
            <text:p>17</text:p>
          </table:table-cell>
          <table:table-cell table:formula="of:=IF((ROUNDDOWN([.I22]/3)-2)&gt;0;ROUNDDOWN([.I22]/3)-2;0)" office:value-type="float" office:value="3" calcext:value-type="float">
            <text:p>3</text:p>
          </table:table-cell>
          <table:table-cell table:formula="of:=IF((ROUNDDOWN([.J22]/3)-2)&gt;0;ROUNDDOWN([.J22]/3)-2;0)" office:value-type="float" office:value="0" calcext:value-type="float">
            <text:p>0</text:p>
          </table:table-cell>
          <table:table-cell table:formula="of:=IF((ROUNDDOWN([.K22]/3)-2)&gt;0;ROUNDDOWN([.K22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297" calcext:value-type="float">
            <text:p>65297</text:p>
          </table:table-cell>
          <table:table-cell table:formula="of:=ROUNDDOWN([.A23]/3)-2" office:value-type="float" office:value="21763" calcext:value-type="float">
            <text:p>21763</text:p>
          </table:table-cell>
          <table:table-cell table:formula="of:=IF((ROUNDDOWN([.B23]/3)-2)&gt;0;ROUNDDOWN([.B23]/3)-2;0)" office:value-type="float" office:value="7252" calcext:value-type="float">
            <text:p>7252</text:p>
          </table:table-cell>
          <table:table-cell table:formula="of:=IF((ROUNDDOWN([.C23]/3)-2)&gt;0;ROUNDDOWN([.C23]/3)-2;0)" office:value-type="float" office:value="2415" calcext:value-type="float">
            <text:p>2415</text:p>
          </table:table-cell>
          <table:table-cell table:formula="of:=IF((ROUNDDOWN([.D23]/3)-2)&gt;0;ROUNDDOWN([.D23]/3)-2;0)" office:value-type="float" office:value="803" calcext:value-type="float">
            <text:p>803</text:p>
          </table:table-cell>
          <table:table-cell table:formula="of:=IF((ROUNDDOWN([.E23]/3)-2)&gt;0;ROUNDDOWN([.E23]/3)-2;0)" office:value-type="float" office:value="265" calcext:value-type="float">
            <text:p>265</text:p>
          </table:table-cell>
          <table:table-cell table:formula="of:=IF((ROUNDDOWN([.F23]/3)-2)&gt;0;ROUNDDOWN([.F23]/3)-2;0)" office:value-type="float" office:value="86" calcext:value-type="float">
            <text:p>86</text:p>
          </table:table-cell>
          <table:table-cell table:formula="of:=IF((ROUNDDOWN([.G23]/3)-2)&gt;0;ROUNDDOWN([.G23]/3)-2;0)" office:value-type="float" office:value="26" calcext:value-type="float">
            <text:p>26</text:p>
          </table:table-cell>
          <table:table-cell table:formula="of:=IF((ROUNDDOWN([.H23]/3)-2)&gt;0;ROUNDDOWN([.H23]/3)-2;0)" office:value-type="float" office:value="6" calcext:value-type="float">
            <text:p>6</text:p>
          </table:table-cell>
          <table:table-cell table:formula="of:=IF((ROUNDDOWN([.I23]/3)-2)&gt;0;ROUNDDOWN([.I23]/3)-2;0)" office:value-type="float" office:value="0" calcext:value-type="float">
            <text:p>0</text:p>
          </table:table-cell>
          <table:table-cell table:formula="of:=IF((ROUNDDOWN([.J23]/3)-2)&gt;0;ROUNDDOWN([.J23]/3)-2;0)" office:value-type="float" office:value="0" calcext:value-type="float">
            <text:p>0</text:p>
          </table:table-cell>
          <table:table-cell table:formula="of:=IF((ROUNDDOWN([.K23]/3)-2)&gt;0;ROUNDDOWN([.K23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640" calcext:value-type="float">
            <text:p>52640</text:p>
          </table:table-cell>
          <table:table-cell table:formula="of:=ROUNDDOWN([.A24]/3)-2" office:value-type="float" office:value="17544" calcext:value-type="float">
            <text:p>17544</text:p>
          </table:table-cell>
          <table:table-cell table:formula="of:=IF((ROUNDDOWN([.B24]/3)-2)&gt;0;ROUNDDOWN([.B24]/3)-2;0)" office:value-type="float" office:value="5846" calcext:value-type="float">
            <text:p>5846</text:p>
          </table:table-cell>
          <table:table-cell table:formula="of:=IF((ROUNDDOWN([.C24]/3)-2)&gt;0;ROUNDDOWN([.C24]/3)-2;0)" office:value-type="float" office:value="1946" calcext:value-type="float">
            <text:p>1946</text:p>
          </table:table-cell>
          <table:table-cell table:formula="of:=IF((ROUNDDOWN([.D24]/3)-2)&gt;0;ROUNDDOWN([.D24]/3)-2;0)" office:value-type="float" office:value="646" calcext:value-type="float">
            <text:p>646</text:p>
          </table:table-cell>
          <table:table-cell table:formula="of:=IF((ROUNDDOWN([.E24]/3)-2)&gt;0;ROUNDDOWN([.E24]/3)-2;0)" office:value-type="float" office:value="213" calcext:value-type="float">
            <text:p>213</text:p>
          </table:table-cell>
          <table:table-cell table:formula="of:=IF((ROUNDDOWN([.F24]/3)-2)&gt;0;ROUNDDOWN([.F24]/3)-2;0)" office:value-type="float" office:value="69" calcext:value-type="float">
            <text:p>69</text:p>
          </table:table-cell>
          <table:table-cell table:formula="of:=IF((ROUNDDOWN([.G24]/3)-2)&gt;0;ROUNDDOWN([.G24]/3)-2;0)" office:value-type="float" office:value="21" calcext:value-type="float">
            <text:p>21</text:p>
          </table:table-cell>
          <table:table-cell table:formula="of:=IF((ROUNDDOWN([.H24]/3)-2)&gt;0;ROUNDDOWN([.H24]/3)-2;0)" office:value-type="float" office:value="5" calcext:value-type="float">
            <text:p>5</text:p>
          </table:table-cell>
          <table:table-cell table:formula="of:=IF((ROUNDDOWN([.I24]/3)-2)&gt;0;ROUNDDOWN([.I24]/3)-2;0)" office:value-type="float" office:value="0" calcext:value-type="float">
            <text:p>0</text:p>
          </table:table-cell>
          <table:table-cell table:formula="of:=IF((ROUNDDOWN([.J24]/3)-2)&gt;0;ROUNDDOWN([.J24]/3)-2;0)" office:value-type="float" office:value="0" calcext:value-type="float">
            <text:p>0</text:p>
          </table:table-cell>
          <table:table-cell table:formula="of:=IF((ROUNDDOWN([.K24]/3)-2)&gt;0;ROUNDDOWN([.K24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637" calcext:value-type="float">
            <text:p>59637</text:p>
          </table:table-cell>
          <table:table-cell table:formula="of:=ROUNDDOWN([.A25]/3)-2" office:value-type="float" office:value="19877" calcext:value-type="float">
            <text:p>19877</text:p>
          </table:table-cell>
          <table:table-cell table:formula="of:=IF((ROUNDDOWN([.B25]/3)-2)&gt;0;ROUNDDOWN([.B25]/3)-2;0)" office:value-type="float" office:value="6623" calcext:value-type="float">
            <text:p>6623</text:p>
          </table:table-cell>
          <table:table-cell table:formula="of:=IF((ROUNDDOWN([.C25]/3)-2)&gt;0;ROUNDDOWN([.C25]/3)-2;0)" office:value-type="float" office:value="2205" calcext:value-type="float">
            <text:p>2205</text:p>
          </table:table-cell>
          <table:table-cell table:formula="of:=IF((ROUNDDOWN([.D25]/3)-2)&gt;0;ROUNDDOWN([.D25]/3)-2;0)" office:value-type="float" office:value="733" calcext:value-type="float">
            <text:p>733</text:p>
          </table:table-cell>
          <table:table-cell table:formula="of:=IF((ROUNDDOWN([.E25]/3)-2)&gt;0;ROUNDDOWN([.E25]/3)-2;0)" office:value-type="float" office:value="242" calcext:value-type="float">
            <text:p>242</text:p>
          </table:table-cell>
          <table:table-cell table:formula="of:=IF((ROUNDDOWN([.F25]/3)-2)&gt;0;ROUNDDOWN([.F25]/3)-2;0)" office:value-type="float" office:value="78" calcext:value-type="float">
            <text:p>78</text:p>
          </table:table-cell>
          <table:table-cell table:formula="of:=IF((ROUNDDOWN([.G25]/3)-2)&gt;0;ROUNDDOWN([.G25]/3)-2;0)" office:value-type="float" office:value="24" calcext:value-type="float">
            <text:p>24</text:p>
          </table:table-cell>
          <table:table-cell table:formula="of:=IF((ROUNDDOWN([.H25]/3)-2)&gt;0;ROUNDDOWN([.H25]/3)-2;0)" office:value-type="float" office:value="6" calcext:value-type="float">
            <text:p>6</text:p>
          </table:table-cell>
          <table:table-cell table:formula="of:=IF((ROUNDDOWN([.I25]/3)-2)&gt;0;ROUNDDOWN([.I25]/3)-2;0)" office:value-type="float" office:value="0" calcext:value-type="float">
            <text:p>0</text:p>
          </table:table-cell>
          <table:table-cell table:formula="of:=IF((ROUNDDOWN([.J25]/3)-2)&gt;0;ROUNDDOWN([.J25]/3)-2;0)" office:value-type="float" office:value="0" calcext:value-type="float">
            <text:p>0</text:p>
          </table:table-cell>
          <table:table-cell table:formula="of:=IF((ROUNDDOWN([.K25]/3)-2)&gt;0;ROUNDDOWN([.K25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410" calcext:value-type="float">
            <text:p>78410</text:p>
          </table:table-cell>
          <table:table-cell table:formula="of:=ROUNDDOWN([.A26]/3)-2" office:value-type="float" office:value="26134" calcext:value-type="float">
            <text:p>26134</text:p>
          </table:table-cell>
          <table:table-cell table:formula="of:=IF((ROUNDDOWN([.B26]/3)-2)&gt;0;ROUNDDOWN([.B26]/3)-2;0)" office:value-type="float" office:value="8709" calcext:value-type="float">
            <text:p>8709</text:p>
          </table:table-cell>
          <table:table-cell table:formula="of:=IF((ROUNDDOWN([.C26]/3)-2)&gt;0;ROUNDDOWN([.C26]/3)-2;0)" office:value-type="float" office:value="2901" calcext:value-type="float">
            <text:p>2901</text:p>
          </table:table-cell>
          <table:table-cell table:formula="of:=IF((ROUNDDOWN([.D26]/3)-2)&gt;0;ROUNDDOWN([.D26]/3)-2;0)" office:value-type="float" office:value="965" calcext:value-type="float">
            <text:p>965</text:p>
          </table:table-cell>
          <table:table-cell table:formula="of:=IF((ROUNDDOWN([.E26]/3)-2)&gt;0;ROUNDDOWN([.E26]/3)-2;0)" office:value-type="float" office:value="319" calcext:value-type="float">
            <text:p>319</text:p>
          </table:table-cell>
          <table:table-cell table:formula="of:=IF((ROUNDDOWN([.F26]/3)-2)&gt;0;ROUNDDOWN([.F26]/3)-2;0)" office:value-type="float" office:value="104" calcext:value-type="float">
            <text:p>104</text:p>
          </table:table-cell>
          <table:table-cell table:formula="of:=IF((ROUNDDOWN([.G26]/3)-2)&gt;0;ROUNDDOWN([.G26]/3)-2;0)" office:value-type="float" office:value="32" calcext:value-type="float">
            <text:p>32</text:p>
          </table:table-cell>
          <table:table-cell table:formula="of:=IF((ROUNDDOWN([.H26]/3)-2)&gt;0;ROUNDDOWN([.H26]/3)-2;0)" office:value-type="float" office:value="8" calcext:value-type="float">
            <text:p>8</text:p>
          </table:table-cell>
          <table:table-cell table:formula="of:=IF((ROUNDDOWN([.I26]/3)-2)&gt;0;ROUNDDOWN([.I26]/3)-2;0)" office:value-type="float" office:value="0" calcext:value-type="float">
            <text:p>0</text:p>
          </table:table-cell>
          <table:table-cell table:formula="of:=IF((ROUNDDOWN([.J26]/3)-2)&gt;0;ROUNDDOWN([.J26]/3)-2;0)" office:value-type="float" office:value="0" calcext:value-type="float">
            <text:p>0</text:p>
          </table:table-cell>
          <table:table-cell table:formula="of:=IF((ROUNDDOWN([.K26]/3)-2)&gt;0;ROUNDDOWN([.K26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791" calcext:value-type="float">
            <text:p>107791</text:p>
          </table:table-cell>
          <table:table-cell table:formula="of:=ROUNDDOWN([.A27]/3)-2" office:value-type="float" office:value="35928" calcext:value-type="float">
            <text:p>35928</text:p>
          </table:table-cell>
          <table:table-cell table:formula="of:=IF((ROUNDDOWN([.B27]/3)-2)&gt;0;ROUNDDOWN([.B27]/3)-2;0)" office:value-type="float" office:value="11974" calcext:value-type="float">
            <text:p>11974</text:p>
          </table:table-cell>
          <table:table-cell table:formula="of:=IF((ROUNDDOWN([.C27]/3)-2)&gt;0;ROUNDDOWN([.C27]/3)-2;0)" office:value-type="float" office:value="3989" calcext:value-type="float">
            <text:p>3989</text:p>
          </table:table-cell>
          <table:table-cell table:formula="of:=IF((ROUNDDOWN([.D27]/3)-2)&gt;0;ROUNDDOWN([.D27]/3)-2;0)" office:value-type="float" office:value="1327" calcext:value-type="float">
            <text:p>1327</text:p>
          </table:table-cell>
          <table:table-cell table:formula="of:=IF((ROUNDDOWN([.E27]/3)-2)&gt;0;ROUNDDOWN([.E27]/3)-2;0)" office:value-type="float" office:value="440" calcext:value-type="float">
            <text:p>440</text:p>
          </table:table-cell>
          <table:table-cell table:formula="of:=IF((ROUNDDOWN([.F27]/3)-2)&gt;0;ROUNDDOWN([.F27]/3)-2;0)" office:value-type="float" office:value="144" calcext:value-type="float">
            <text:p>144</text:p>
          </table:table-cell>
          <table:table-cell table:formula="of:=IF((ROUNDDOWN([.G27]/3)-2)&gt;0;ROUNDDOWN([.G27]/3)-2;0)" office:value-type="float" office:value="46" calcext:value-type="float">
            <text:p>46</text:p>
          </table:table-cell>
          <table:table-cell table:formula="of:=IF((ROUNDDOWN([.H27]/3)-2)&gt;0;ROUNDDOWN([.H27]/3)-2;0)" office:value-type="float" office:value="13" calcext:value-type="float">
            <text:p>13</text:p>
          </table:table-cell>
          <table:table-cell table:formula="of:=IF((ROUNDDOWN([.I27]/3)-2)&gt;0;ROUNDDOWN([.I27]/3)-2;0)" office:value-type="float" office:value="2" calcext:value-type="float">
            <text:p>2</text:p>
          </table:table-cell>
          <table:table-cell table:formula="of:=IF((ROUNDDOWN([.J27]/3)-2)&gt;0;ROUNDDOWN([.J27]/3)-2;0)" office:value-type="float" office:value="0" calcext:value-type="float">
            <text:p>0</text:p>
          </table:table-cell>
          <table:table-cell table:formula="of:=IF((ROUNDDOWN([.K27]/3)-2)&gt;0;ROUNDDOWN([.K27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909" calcext:value-type="float">
            <text:p>96909</text:p>
          </table:table-cell>
          <table:table-cell table:formula="of:=ROUNDDOWN([.A28]/3)-2" office:value-type="float" office:value="32301" calcext:value-type="float">
            <text:p>32301</text:p>
          </table:table-cell>
          <table:table-cell table:formula="of:=IF((ROUNDDOWN([.B28]/3)-2)&gt;0;ROUNDDOWN([.B28]/3)-2;0)" office:value-type="float" office:value="10765" calcext:value-type="float">
            <text:p>10765</text:p>
          </table:table-cell>
          <table:table-cell table:formula="of:=IF((ROUNDDOWN([.C28]/3)-2)&gt;0;ROUNDDOWN([.C28]/3)-2;0)" office:value-type="float" office:value="3586" calcext:value-type="float">
            <text:p>3586</text:p>
          </table:table-cell>
          <table:table-cell table:formula="of:=IF((ROUNDDOWN([.D28]/3)-2)&gt;0;ROUNDDOWN([.D28]/3)-2;0)" office:value-type="float" office:value="1193" calcext:value-type="float">
            <text:p>1193</text:p>
          </table:table-cell>
          <table:table-cell table:formula="of:=IF((ROUNDDOWN([.E28]/3)-2)&gt;0;ROUNDDOWN([.E28]/3)-2;0)" office:value-type="float" office:value="395" calcext:value-type="float">
            <text:p>395</text:p>
          </table:table-cell>
          <table:table-cell table:formula="of:=IF((ROUNDDOWN([.F28]/3)-2)&gt;0;ROUNDDOWN([.F28]/3)-2;0)" office:value-type="float" office:value="129" calcext:value-type="float">
            <text:p>129</text:p>
          </table:table-cell>
          <table:table-cell table:formula="of:=IF((ROUNDDOWN([.G28]/3)-2)&gt;0;ROUNDDOWN([.G28]/3)-2;0)" office:value-type="float" office:value="41" calcext:value-type="float">
            <text:p>41</text:p>
          </table:table-cell>
          <table:table-cell table:formula="of:=IF((ROUNDDOWN([.H28]/3)-2)&gt;0;ROUNDDOWN([.H28]/3)-2;0)" office:value-type="float" office:value="11" calcext:value-type="float">
            <text:p>11</text:p>
          </table:table-cell>
          <table:table-cell table:formula="of:=IF((ROUNDDOWN([.I28]/3)-2)&gt;0;ROUNDDOWN([.I28]/3)-2;0)" office:value-type="float" office:value="1" calcext:value-type="float">
            <text:p>1</text:p>
          </table:table-cell>
          <table:table-cell table:formula="of:=IF((ROUNDDOWN([.J28]/3)-2)&gt;0;ROUNDDOWN([.J28]/3)-2;0)" office:value-type="float" office:value="0" calcext:value-type="float">
            <text:p>0</text:p>
          </table:table-cell>
          <table:table-cell table:formula="of:=IF((ROUNDDOWN([.K28]/3)-2)&gt;0;ROUNDDOWN([.K28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738" calcext:value-type="float">
            <text:p>136738</text:p>
          </table:table-cell>
          <table:table-cell table:formula="of:=ROUNDDOWN([.A29]/3)-2" office:value-type="float" office:value="45577" calcext:value-type="float">
            <text:p>45577</text:p>
          </table:table-cell>
          <table:table-cell table:formula="of:=IF((ROUNDDOWN([.B29]/3)-2)&gt;0;ROUNDDOWN([.B29]/3)-2;0)" office:value-type="float" office:value="15190" calcext:value-type="float">
            <text:p>15190</text:p>
          </table:table-cell>
          <table:table-cell table:formula="of:=IF((ROUNDDOWN([.C29]/3)-2)&gt;0;ROUNDDOWN([.C29]/3)-2;0)" office:value-type="float" office:value="5061" calcext:value-type="float">
            <text:p>5061</text:p>
          </table:table-cell>
          <table:table-cell table:formula="of:=IF((ROUNDDOWN([.D29]/3)-2)&gt;0;ROUNDDOWN([.D29]/3)-2;0)" office:value-type="float" office:value="1685" calcext:value-type="float">
            <text:p>1685</text:p>
          </table:table-cell>
          <table:table-cell table:formula="of:=IF((ROUNDDOWN([.E29]/3)-2)&gt;0;ROUNDDOWN([.E29]/3)-2;0)" office:value-type="float" office:value="559" calcext:value-type="float">
            <text:p>559</text:p>
          </table:table-cell>
          <table:table-cell table:formula="of:=IF((ROUNDDOWN([.F29]/3)-2)&gt;0;ROUNDDOWN([.F29]/3)-2;0)" office:value-type="float" office:value="184" calcext:value-type="float">
            <text:p>184</text:p>
          </table:table-cell>
          <table:table-cell table:formula="of:=IF((ROUNDDOWN([.G29]/3)-2)&gt;0;ROUNDDOWN([.G29]/3)-2;0)" office:value-type="float" office:value="59" calcext:value-type="float">
            <text:p>59</text:p>
          </table:table-cell>
          <table:table-cell table:formula="of:=IF((ROUNDDOWN([.H29]/3)-2)&gt;0;ROUNDDOWN([.H29]/3)-2;0)" office:value-type="float" office:value="17" calcext:value-type="float">
            <text:p>17</text:p>
          </table:table-cell>
          <table:table-cell table:formula="of:=IF((ROUNDDOWN([.I29]/3)-2)&gt;0;ROUNDDOWN([.I29]/3)-2;0)" office:value-type="float" office:value="3" calcext:value-type="float">
            <text:p>3</text:p>
          </table:table-cell>
          <table:table-cell table:formula="of:=IF((ROUNDDOWN([.J29]/3)-2)&gt;0;ROUNDDOWN([.J29]/3)-2;0)" office:value-type="float" office:value="0" calcext:value-type="float">
            <text:p>0</text:p>
          </table:table-cell>
          <table:table-cell table:formula="of:=IF((ROUNDDOWN([.K29]/3)-2)&gt;0;ROUNDDOWN([.K29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794" calcext:value-type="float">
            <text:p>109794</text:p>
          </table:table-cell>
          <table:table-cell table:formula="of:=ROUNDDOWN([.A30]/3)-2" office:value-type="float" office:value="36596" calcext:value-type="float">
            <text:p>36596</text:p>
          </table:table-cell>
          <table:table-cell table:formula="of:=IF((ROUNDDOWN([.B30]/3)-2)&gt;0;ROUNDDOWN([.B30]/3)-2;0)" office:value-type="float" office:value="12196" calcext:value-type="float">
            <text:p>12196</text:p>
          </table:table-cell>
          <table:table-cell table:formula="of:=IF((ROUNDDOWN([.C30]/3)-2)&gt;0;ROUNDDOWN([.C30]/3)-2;0)" office:value-type="float" office:value="4063" calcext:value-type="float">
            <text:p>4063</text:p>
          </table:table-cell>
          <table:table-cell table:formula="of:=IF((ROUNDDOWN([.D30]/3)-2)&gt;0;ROUNDDOWN([.D30]/3)-2;0)" office:value-type="float" office:value="1352" calcext:value-type="float">
            <text:p>1352</text:p>
          </table:table-cell>
          <table:table-cell table:formula="of:=IF((ROUNDDOWN([.E30]/3)-2)&gt;0;ROUNDDOWN([.E30]/3)-2;0)" office:value-type="float" office:value="448" calcext:value-type="float">
            <text:p>448</text:p>
          </table:table-cell>
          <table:table-cell table:formula="of:=IF((ROUNDDOWN([.F30]/3)-2)&gt;0;ROUNDDOWN([.F30]/3)-2;0)" office:value-type="float" office:value="147" calcext:value-type="float">
            <text:p>147</text:p>
          </table:table-cell>
          <table:table-cell table:formula="of:=IF((ROUNDDOWN([.G30]/3)-2)&gt;0;ROUNDDOWN([.G30]/3)-2;0)" office:value-type="float" office:value="47" calcext:value-type="float">
            <text:p>47</text:p>
          </table:table-cell>
          <table:table-cell table:formula="of:=IF((ROUNDDOWN([.H30]/3)-2)&gt;0;ROUNDDOWN([.H30]/3)-2;0)" office:value-type="float" office:value="13" calcext:value-type="float">
            <text:p>13</text:p>
          </table:table-cell>
          <table:table-cell table:formula="of:=IF((ROUNDDOWN([.I30]/3)-2)&gt;0;ROUNDDOWN([.I30]/3)-2;0)" office:value-type="float" office:value="2" calcext:value-type="float">
            <text:p>2</text:p>
          </table:table-cell>
          <table:table-cell table:formula="of:=IF((ROUNDDOWN([.J30]/3)-2)&gt;0;ROUNDDOWN([.J30]/3)-2;0)" office:value-type="float" office:value="0" calcext:value-type="float">
            <text:p>0</text:p>
          </table:table-cell>
          <table:table-cell table:formula="of:=IF((ROUNDDOWN([.K30]/3)-2)&gt;0;ROUNDDOWN([.K30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831" calcext:value-type="float">
            <text:p>66831</text:p>
          </table:table-cell>
          <table:table-cell table:formula="of:=ROUNDDOWN([.A31]/3)-2" office:value-type="float" office:value="22275" calcext:value-type="float">
            <text:p>22275</text:p>
          </table:table-cell>
          <table:table-cell table:formula="of:=IF((ROUNDDOWN([.B31]/3)-2)&gt;0;ROUNDDOWN([.B31]/3)-2;0)" office:value-type="float" office:value="7423" calcext:value-type="float">
            <text:p>7423</text:p>
          </table:table-cell>
          <table:table-cell table:formula="of:=IF((ROUNDDOWN([.C31]/3)-2)&gt;0;ROUNDDOWN([.C31]/3)-2;0)" office:value-type="float" office:value="2472" calcext:value-type="float">
            <text:p>2472</text:p>
          </table:table-cell>
          <table:table-cell table:formula="of:=IF((ROUNDDOWN([.D31]/3)-2)&gt;0;ROUNDDOWN([.D31]/3)-2;0)" office:value-type="float" office:value="822" calcext:value-type="float">
            <text:p>822</text:p>
          </table:table-cell>
          <table:table-cell table:formula="of:=IF((ROUNDDOWN([.E31]/3)-2)&gt;0;ROUNDDOWN([.E31]/3)-2;0)" office:value-type="float" office:value="272" calcext:value-type="float">
            <text:p>272</text:p>
          </table:table-cell>
          <table:table-cell table:formula="of:=IF((ROUNDDOWN([.F31]/3)-2)&gt;0;ROUNDDOWN([.F31]/3)-2;0)" office:value-type="float" office:value="88" calcext:value-type="float">
            <text:p>88</text:p>
          </table:table-cell>
          <table:table-cell table:formula="of:=IF((ROUNDDOWN([.G31]/3)-2)&gt;0;ROUNDDOWN([.G31]/3)-2;0)" office:value-type="float" office:value="27" calcext:value-type="float">
            <text:p>27</text:p>
          </table:table-cell>
          <table:table-cell table:formula="of:=IF((ROUNDDOWN([.H31]/3)-2)&gt;0;ROUNDDOWN([.H31]/3)-2;0)" office:value-type="float" office:value="7" calcext:value-type="float">
            <text:p>7</text:p>
          </table:table-cell>
          <table:table-cell table:formula="of:=IF((ROUNDDOWN([.I31]/3)-2)&gt;0;ROUNDDOWN([.I31]/3)-2;0)" office:value-type="float" office:value="0" calcext:value-type="float">
            <text:p>0</text:p>
          </table:table-cell>
          <table:table-cell table:formula="of:=IF((ROUNDDOWN([.J31]/3)-2)&gt;0;ROUNDDOWN([.J31]/3)-2;0)" office:value-type="float" office:value="0" calcext:value-type="float">
            <text:p>0</text:p>
          </table:table-cell>
          <table:table-cell table:formula="of:=IF((ROUNDDOWN([.K31]/3)-2)&gt;0;ROUNDDOWN([.K31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426" calcext:value-type="float">
            <text:p>58426</text:p>
          </table:table-cell>
          <table:table-cell table:formula="of:=ROUNDDOWN([.A32]/3)-2" office:value-type="float" office:value="19473" calcext:value-type="float">
            <text:p>19473</text:p>
          </table:table-cell>
          <table:table-cell table:formula="of:=IF((ROUNDDOWN([.B32]/3)-2)&gt;0;ROUNDDOWN([.B32]/3)-2;0)" office:value-type="float" office:value="6489" calcext:value-type="float">
            <text:p>6489</text:p>
          </table:table-cell>
          <table:table-cell table:formula="of:=IF((ROUNDDOWN([.C32]/3)-2)&gt;0;ROUNDDOWN([.C32]/3)-2;0)" office:value-type="float" office:value="2161" calcext:value-type="float">
            <text:p>2161</text:p>
          </table:table-cell>
          <table:table-cell table:formula="of:=IF((ROUNDDOWN([.D32]/3)-2)&gt;0;ROUNDDOWN([.D32]/3)-2;0)" office:value-type="float" office:value="718" calcext:value-type="float">
            <text:p>718</text:p>
          </table:table-cell>
          <table:table-cell table:formula="of:=IF((ROUNDDOWN([.E32]/3)-2)&gt;0;ROUNDDOWN([.E32]/3)-2;0)" office:value-type="float" office:value="237" calcext:value-type="float">
            <text:p>237</text:p>
          </table:table-cell>
          <table:table-cell table:formula="of:=IF((ROUNDDOWN([.F32]/3)-2)&gt;0;ROUNDDOWN([.F32]/3)-2;0)" office:value-type="float" office:value="77" calcext:value-type="float">
            <text:p>77</text:p>
          </table:table-cell>
          <table:table-cell table:formula="of:=IF((ROUNDDOWN([.G32]/3)-2)&gt;0;ROUNDDOWN([.G32]/3)-2;0)" office:value-type="float" office:value="23" calcext:value-type="float">
            <text:p>23</text:p>
          </table:table-cell>
          <table:table-cell table:formula="of:=IF((ROUNDDOWN([.H32]/3)-2)&gt;0;ROUNDDOWN([.H32]/3)-2;0)" office:value-type="float" office:value="5" calcext:value-type="float">
            <text:p>5</text:p>
          </table:table-cell>
          <table:table-cell table:formula="of:=IF((ROUNDDOWN([.I32]/3)-2)&gt;0;ROUNDDOWN([.I32]/3)-2;0)" office:value-type="float" office:value="0" calcext:value-type="float">
            <text:p>0</text:p>
          </table:table-cell>
          <table:table-cell table:formula="of:=IF((ROUNDDOWN([.J32]/3)-2)&gt;0;ROUNDDOWN([.J32]/3)-2;0)" office:value-type="float" office:value="0" calcext:value-type="float">
            <text:p>0</text:p>
          </table:table-cell>
          <table:table-cell table:formula="of:=IF((ROUNDDOWN([.K32]/3)-2)&gt;0;ROUNDDOWN([.K32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955" calcext:value-type="float">
            <text:p>97955</text:p>
          </table:table-cell>
          <table:table-cell table:formula="of:=ROUNDDOWN([.A33]/3)-2" office:value-type="float" office:value="32649" calcext:value-type="float">
            <text:p>32649</text:p>
          </table:table-cell>
          <table:table-cell table:formula="of:=IF((ROUNDDOWN([.B33]/3)-2)&gt;0;ROUNDDOWN([.B33]/3)-2;0)" office:value-type="float" office:value="10881" calcext:value-type="float">
            <text:p>10881</text:p>
          </table:table-cell>
          <table:table-cell table:formula="of:=IF((ROUNDDOWN([.C33]/3)-2)&gt;0;ROUNDDOWN([.C33]/3)-2;0)" office:value-type="float" office:value="3625" calcext:value-type="float">
            <text:p>3625</text:p>
          </table:table-cell>
          <table:table-cell table:formula="of:=IF((ROUNDDOWN([.D33]/3)-2)&gt;0;ROUNDDOWN([.D33]/3)-2;0)" office:value-type="float" office:value="1206" calcext:value-type="float">
            <text:p>1206</text:p>
          </table:table-cell>
          <table:table-cell table:formula="of:=IF((ROUNDDOWN([.E33]/3)-2)&gt;0;ROUNDDOWN([.E33]/3)-2;0)" office:value-type="float" office:value="400" calcext:value-type="float">
            <text:p>400</text:p>
          </table:table-cell>
          <table:table-cell table:formula="of:=IF((ROUNDDOWN([.F33]/3)-2)&gt;0;ROUNDDOWN([.F33]/3)-2;0)" office:value-type="float" office:value="131" calcext:value-type="float">
            <text:p>131</text:p>
          </table:table-cell>
          <table:table-cell table:formula="of:=IF((ROUNDDOWN([.G33]/3)-2)&gt;0;ROUNDDOWN([.G33]/3)-2;0)" office:value-type="float" office:value="41" calcext:value-type="float">
            <text:p>41</text:p>
          </table:table-cell>
          <table:table-cell table:formula="of:=IF((ROUNDDOWN([.H33]/3)-2)&gt;0;ROUNDDOWN([.H33]/3)-2;0)" office:value-type="float" office:value="11" calcext:value-type="float">
            <text:p>11</text:p>
          </table:table-cell>
          <table:table-cell table:formula="of:=IF((ROUNDDOWN([.I33]/3)-2)&gt;0;ROUNDDOWN([.I33]/3)-2;0)" office:value-type="float" office:value="1" calcext:value-type="float">
            <text:p>1</text:p>
          </table:table-cell>
          <table:table-cell table:formula="of:=IF((ROUNDDOWN([.J33]/3)-2)&gt;0;ROUNDDOWN([.J33]/3)-2;0)" office:value-type="float" office:value="0" calcext:value-type="float">
            <text:p>0</text:p>
          </table:table-cell>
          <table:table-cell table:formula="of:=IF((ROUNDDOWN([.K33]/3)-2)&gt;0;ROUNDDOWN([.K33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496" calcext:value-type="float">
            <text:p>90496</text:p>
          </table:table-cell>
          <table:table-cell table:formula="of:=ROUNDDOWN([.A34]/3)-2" office:value-type="float" office:value="30163" calcext:value-type="float">
            <text:p>30163</text:p>
          </table:table-cell>
          <table:table-cell table:formula="of:=IF((ROUNDDOWN([.B34]/3)-2)&gt;0;ROUNDDOWN([.B34]/3)-2;0)" office:value-type="float" office:value="10052" calcext:value-type="float">
            <text:p>10052</text:p>
          </table:table-cell>
          <table:table-cell table:formula="of:=IF((ROUNDDOWN([.C34]/3)-2)&gt;0;ROUNDDOWN([.C34]/3)-2;0)" office:value-type="float" office:value="3348" calcext:value-type="float">
            <text:p>3348</text:p>
          </table:table-cell>
          <table:table-cell table:formula="of:=IF((ROUNDDOWN([.D34]/3)-2)&gt;0;ROUNDDOWN([.D34]/3)-2;0)" office:value-type="float" office:value="1114" calcext:value-type="float">
            <text:p>1114</text:p>
          </table:table-cell>
          <table:table-cell table:formula="of:=IF((ROUNDDOWN([.E34]/3)-2)&gt;0;ROUNDDOWN([.E34]/3)-2;0)" office:value-type="float" office:value="369" calcext:value-type="float">
            <text:p>369</text:p>
          </table:table-cell>
          <table:table-cell table:formula="of:=IF((ROUNDDOWN([.F34]/3)-2)&gt;0;ROUNDDOWN([.F34]/3)-2;0)" office:value-type="float" office:value="121" calcext:value-type="float">
            <text:p>121</text:p>
          </table:table-cell>
          <table:table-cell table:formula="of:=IF((ROUNDDOWN([.G34]/3)-2)&gt;0;ROUNDDOWN([.G34]/3)-2;0)" office:value-type="float" office:value="38" calcext:value-type="float">
            <text:p>38</text:p>
          </table:table-cell>
          <table:table-cell table:formula="of:=IF((ROUNDDOWN([.H34]/3)-2)&gt;0;ROUNDDOWN([.H34]/3)-2;0)" office:value-type="float" office:value="10" calcext:value-type="float">
            <text:p>10</text:p>
          </table:table-cell>
          <table:table-cell table:formula="of:=IF((ROUNDDOWN([.I34]/3)-2)&gt;0;ROUNDDOWN([.I34]/3)-2;0)" office:value-type="float" office:value="1" calcext:value-type="float">
            <text:p>1</text:p>
          </table:table-cell>
          <table:table-cell table:formula="of:=IF((ROUNDDOWN([.J34]/3)-2)&gt;0;ROUNDDOWN([.J34]/3)-2;0)" office:value-type="float" office:value="0" calcext:value-type="float">
            <text:p>0</text:p>
          </table:table-cell>
          <table:table-cell table:formula="of:=IF((ROUNDDOWN([.K34]/3)-2)&gt;0;ROUNDDOWN([.K34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294" calcext:value-type="float">
            <text:p>119294</text:p>
          </table:table-cell>
          <table:table-cell table:formula="of:=ROUNDDOWN([.A35]/3)-2" office:value-type="float" office:value="39762" calcext:value-type="float">
            <text:p>39762</text:p>
          </table:table-cell>
          <table:table-cell table:formula="of:=IF((ROUNDDOWN([.B35]/3)-2)&gt;0;ROUNDDOWN([.B35]/3)-2;0)" office:value-type="float" office:value="13252" calcext:value-type="float">
            <text:p>13252</text:p>
          </table:table-cell>
          <table:table-cell table:formula="of:=IF((ROUNDDOWN([.C35]/3)-2)&gt;0;ROUNDDOWN([.C35]/3)-2;0)" office:value-type="float" office:value="4415" calcext:value-type="float">
            <text:p>4415</text:p>
          </table:table-cell>
          <table:table-cell table:formula="of:=IF((ROUNDDOWN([.D35]/3)-2)&gt;0;ROUNDDOWN([.D35]/3)-2;0)" office:value-type="float" office:value="1469" calcext:value-type="float">
            <text:p>1469</text:p>
          </table:table-cell>
          <table:table-cell table:formula="of:=IF((ROUNDDOWN([.E35]/3)-2)&gt;0;ROUNDDOWN([.E35]/3)-2;0)" office:value-type="float" office:value="487" calcext:value-type="float">
            <text:p>487</text:p>
          </table:table-cell>
          <table:table-cell table:formula="of:=IF((ROUNDDOWN([.F35]/3)-2)&gt;0;ROUNDDOWN([.F35]/3)-2;0)" office:value-type="float" office:value="160" calcext:value-type="float">
            <text:p>160</text:p>
          </table:table-cell>
          <table:table-cell table:formula="of:=IF((ROUNDDOWN([.G35]/3)-2)&gt;0;ROUNDDOWN([.G35]/3)-2;0)" office:value-type="float" office:value="51" calcext:value-type="float">
            <text:p>51</text:p>
          </table:table-cell>
          <table:table-cell table:formula="of:=IF((ROUNDDOWN([.H35]/3)-2)&gt;0;ROUNDDOWN([.H35]/3)-2;0)" office:value-type="float" office:value="15" calcext:value-type="float">
            <text:p>15</text:p>
          </table:table-cell>
          <table:table-cell table:formula="of:=IF((ROUNDDOWN([.I35]/3)-2)&gt;0;ROUNDDOWN([.I35]/3)-2;0)" office:value-type="float" office:value="3" calcext:value-type="float">
            <text:p>3</text:p>
          </table:table-cell>
          <table:table-cell table:formula="of:=IF((ROUNDDOWN([.J35]/3)-2)&gt;0;ROUNDDOWN([.J35]/3)-2;0)" office:value-type="float" office:value="0" calcext:value-type="float">
            <text:p>0</text:p>
          </table:table-cell>
          <table:table-cell table:formula="of:=IF((ROUNDDOWN([.K35]/3)-2)&gt;0;ROUNDDOWN([.K35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101" calcext:value-type="float">
            <text:p>83101</text:p>
          </table:table-cell>
          <table:table-cell table:formula="of:=ROUNDDOWN([.A36]/3)-2" office:value-type="float" office:value="27698" calcext:value-type="float">
            <text:p>27698</text:p>
          </table:table-cell>
          <table:table-cell table:formula="of:=IF((ROUNDDOWN([.B36]/3)-2)&gt;0;ROUNDDOWN([.B36]/3)-2;0)" office:value-type="float" office:value="9230" calcext:value-type="float">
            <text:p>9230</text:p>
          </table:table-cell>
          <table:table-cell table:formula="of:=IF((ROUNDDOWN([.C36]/3)-2)&gt;0;ROUNDDOWN([.C36]/3)-2;0)" office:value-type="float" office:value="3074" calcext:value-type="float">
            <text:p>3074</text:p>
          </table:table-cell>
          <table:table-cell table:formula="of:=IF((ROUNDDOWN([.D36]/3)-2)&gt;0;ROUNDDOWN([.D36]/3)-2;0)" office:value-type="float" office:value="1022" calcext:value-type="float">
            <text:p>1022</text:p>
          </table:table-cell>
          <table:table-cell table:formula="of:=IF((ROUNDDOWN([.E36]/3)-2)&gt;0;ROUNDDOWN([.E36]/3)-2;0)" office:value-type="float" office:value="338" calcext:value-type="float">
            <text:p>338</text:p>
          </table:table-cell>
          <table:table-cell table:formula="of:=IF((ROUNDDOWN([.F36]/3)-2)&gt;0;ROUNDDOWN([.F36]/3)-2;0)" office:value-type="float" office:value="110" calcext:value-type="float">
            <text:p>110</text:p>
          </table:table-cell>
          <table:table-cell table:formula="of:=IF((ROUNDDOWN([.G36]/3)-2)&gt;0;ROUNDDOWN([.G36]/3)-2;0)" office:value-type="float" office:value="34" calcext:value-type="float">
            <text:p>34</text:p>
          </table:table-cell>
          <table:table-cell table:formula="of:=IF((ROUNDDOWN([.H36]/3)-2)&gt;0;ROUNDDOWN([.H36]/3)-2;0)" office:value-type="float" office:value="9" calcext:value-type="float">
            <text:p>9</text:p>
          </table:table-cell>
          <table:table-cell table:formula="of:=IF((ROUNDDOWN([.I36]/3)-2)&gt;0;ROUNDDOWN([.I36]/3)-2;0)" office:value-type="float" office:value="1" calcext:value-type="float">
            <text:p>1</text:p>
          </table:table-cell>
          <table:table-cell table:formula="of:=IF((ROUNDDOWN([.J36]/3)-2)&gt;0;ROUNDDOWN([.J36]/3)-2;0)" office:value-type="float" office:value="0" calcext:value-type="float">
            <text:p>0</text:p>
          </table:table-cell>
          <table:table-cell table:formula="of:=IF((ROUNDDOWN([.K36]/3)-2)&gt;0;ROUNDDOWN([.K36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466" calcext:value-type="float">
            <text:p>80466</text:p>
          </table:table-cell>
          <table:table-cell table:formula="of:=ROUNDDOWN([.A37]/3)-2" office:value-type="float" office:value="26820" calcext:value-type="float">
            <text:p>26820</text:p>
          </table:table-cell>
          <table:table-cell table:formula="of:=IF((ROUNDDOWN([.B37]/3)-2)&gt;0;ROUNDDOWN([.B37]/3)-2;0)" office:value-type="float" office:value="8938" calcext:value-type="float">
            <text:p>8938</text:p>
          </table:table-cell>
          <table:table-cell table:formula="of:=IF((ROUNDDOWN([.C37]/3)-2)&gt;0;ROUNDDOWN([.C37]/3)-2;0)" office:value-type="float" office:value="2977" calcext:value-type="float">
            <text:p>2977</text:p>
          </table:table-cell>
          <table:table-cell table:formula="of:=IF((ROUNDDOWN([.D37]/3)-2)&gt;0;ROUNDDOWN([.D37]/3)-2;0)" office:value-type="float" office:value="990" calcext:value-type="float">
            <text:p>990</text:p>
          </table:table-cell>
          <table:table-cell table:formula="of:=IF((ROUNDDOWN([.E37]/3)-2)&gt;0;ROUNDDOWN([.E37]/3)-2;0)" office:value-type="float" office:value="328" calcext:value-type="float">
            <text:p>328</text:p>
          </table:table-cell>
          <table:table-cell table:formula="of:=IF((ROUNDDOWN([.F37]/3)-2)&gt;0;ROUNDDOWN([.F37]/3)-2;0)" office:value-type="float" office:value="107" calcext:value-type="float">
            <text:p>107</text:p>
          </table:table-cell>
          <table:table-cell table:formula="of:=IF((ROUNDDOWN([.G37]/3)-2)&gt;0;ROUNDDOWN([.G37]/3)-2;0)" office:value-type="float" office:value="33" calcext:value-type="float">
            <text:p>33</text:p>
          </table:table-cell>
          <table:table-cell table:formula="of:=IF((ROUNDDOWN([.H37]/3)-2)&gt;0;ROUNDDOWN([.H37]/3)-2;0)" office:value-type="float" office:value="9" calcext:value-type="float">
            <text:p>9</text:p>
          </table:table-cell>
          <table:table-cell table:formula="of:=IF((ROUNDDOWN([.I37]/3)-2)&gt;0;ROUNDDOWN([.I37]/3)-2;0)" office:value-type="float" office:value="1" calcext:value-type="float">
            <text:p>1</text:p>
          </table:table-cell>
          <table:table-cell table:formula="of:=IF((ROUNDDOWN([.J37]/3)-2)&gt;0;ROUNDDOWN([.J37]/3)-2;0)" office:value-type="float" office:value="0" calcext:value-type="float">
            <text:p>0</text:p>
          </table:table-cell>
          <table:table-cell table:formula="of:=IF((ROUNDDOWN([.K37]/3)-2)&gt;0;ROUNDDOWN([.K37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370" calcext:value-type="float">
            <text:p>114370</text:p>
          </table:table-cell>
          <table:table-cell table:formula="of:=ROUNDDOWN([.A38]/3)-2" office:value-type="float" office:value="38121" calcext:value-type="float">
            <text:p>38121</text:p>
          </table:table-cell>
          <table:table-cell table:formula="of:=IF((ROUNDDOWN([.B38]/3)-2)&gt;0;ROUNDDOWN([.B38]/3)-2;0)" office:value-type="float" office:value="12705" calcext:value-type="float">
            <text:p>12705</text:p>
          </table:table-cell>
          <table:table-cell table:formula="of:=IF((ROUNDDOWN([.C38]/3)-2)&gt;0;ROUNDDOWN([.C38]/3)-2;0)" office:value-type="float" office:value="4233" calcext:value-type="float">
            <text:p>4233</text:p>
          </table:table-cell>
          <table:table-cell table:formula="of:=IF((ROUNDDOWN([.D38]/3)-2)&gt;0;ROUNDDOWN([.D38]/3)-2;0)" office:value-type="float" office:value="1409" calcext:value-type="float">
            <text:p>1409</text:p>
          </table:table-cell>
          <table:table-cell table:formula="of:=IF((ROUNDDOWN([.E38]/3)-2)&gt;0;ROUNDDOWN([.E38]/3)-2;0)" office:value-type="float" office:value="467" calcext:value-type="float">
            <text:p>467</text:p>
          </table:table-cell>
          <table:table-cell table:formula="of:=IF((ROUNDDOWN([.F38]/3)-2)&gt;0;ROUNDDOWN([.F38]/3)-2;0)" office:value-type="float" office:value="153" calcext:value-type="float">
            <text:p>153</text:p>
          </table:table-cell>
          <table:table-cell table:formula="of:=IF((ROUNDDOWN([.G38]/3)-2)&gt;0;ROUNDDOWN([.G38]/3)-2;0)" office:value-type="float" office:value="49" calcext:value-type="float">
            <text:p>49</text:p>
          </table:table-cell>
          <table:table-cell table:formula="of:=IF((ROUNDDOWN([.H38]/3)-2)&gt;0;ROUNDDOWN([.H38]/3)-2;0)" office:value-type="float" office:value="14" calcext:value-type="float">
            <text:p>14</text:p>
          </table:table-cell>
          <table:table-cell table:formula="of:=IF((ROUNDDOWN([.I38]/3)-2)&gt;0;ROUNDDOWN([.I38]/3)-2;0)" office:value-type="float" office:value="2" calcext:value-type="float">
            <text:p>2</text:p>
          </table:table-cell>
          <table:table-cell table:formula="of:=IF((ROUNDDOWN([.J38]/3)-2)&gt;0;ROUNDDOWN([.J38]/3)-2;0)" office:value-type="float" office:value="0" calcext:value-type="float">
            <text:p>0</text:p>
          </table:table-cell>
          <table:table-cell table:formula="of:=IF((ROUNDDOWN([.K38]/3)-2)&gt;0;ROUNDDOWN([.K38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631" calcext:value-type="float">
            <text:p>67631</text:p>
          </table:table-cell>
          <table:table-cell table:formula="of:=ROUNDDOWN([.A39]/3)-2" office:value-type="float" office:value="22541" calcext:value-type="float">
            <text:p>22541</text:p>
          </table:table-cell>
          <table:table-cell table:formula="of:=IF((ROUNDDOWN([.B39]/3)-2)&gt;0;ROUNDDOWN([.B39]/3)-2;0)" office:value-type="float" office:value="7511" calcext:value-type="float">
            <text:p>7511</text:p>
          </table:table-cell>
          <table:table-cell table:formula="of:=IF((ROUNDDOWN([.C39]/3)-2)&gt;0;ROUNDDOWN([.C39]/3)-2;0)" office:value-type="float" office:value="2501" calcext:value-type="float">
            <text:p>2501</text:p>
          </table:table-cell>
          <table:table-cell table:formula="of:=IF((ROUNDDOWN([.D39]/3)-2)&gt;0;ROUNDDOWN([.D39]/3)-2;0)" office:value-type="float" office:value="831" calcext:value-type="float">
            <text:p>831</text:p>
          </table:table-cell>
          <table:table-cell table:formula="of:=IF((ROUNDDOWN([.E39]/3)-2)&gt;0;ROUNDDOWN([.E39]/3)-2;0)" office:value-type="float" office:value="275" calcext:value-type="float">
            <text:p>275</text:p>
          </table:table-cell>
          <table:table-cell table:formula="of:=IF((ROUNDDOWN([.F39]/3)-2)&gt;0;ROUNDDOWN([.F39]/3)-2;0)" office:value-type="float" office:value="89" calcext:value-type="float">
            <text:p>89</text:p>
          </table:table-cell>
          <table:table-cell table:formula="of:=IF((ROUNDDOWN([.G39]/3)-2)&gt;0;ROUNDDOWN([.G39]/3)-2;0)" office:value-type="float" office:value="27" calcext:value-type="float">
            <text:p>27</text:p>
          </table:table-cell>
          <table:table-cell table:formula="of:=IF((ROUNDDOWN([.H39]/3)-2)&gt;0;ROUNDDOWN([.H39]/3)-2;0)" office:value-type="float" office:value="7" calcext:value-type="float">
            <text:p>7</text:p>
          </table:table-cell>
          <table:table-cell table:formula="of:=IF((ROUNDDOWN([.I39]/3)-2)&gt;0;ROUNDDOWN([.I39]/3)-2;0)" office:value-type="float" office:value="0" calcext:value-type="float">
            <text:p>0</text:p>
          </table:table-cell>
          <table:table-cell table:formula="of:=IF((ROUNDDOWN([.J39]/3)-2)&gt;0;ROUNDDOWN([.J39]/3)-2;0)" office:value-type="float" office:value="0" calcext:value-type="float">
            <text:p>0</text:p>
          </table:table-cell>
          <table:table-cell table:formula="of:=IF((ROUNDDOWN([.K39]/3)-2)&gt;0;ROUNDDOWN([.K39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482" calcext:value-type="float">
            <text:p>106482</text:p>
          </table:table-cell>
          <table:table-cell table:formula="of:=ROUNDDOWN([.A40]/3)-2" office:value-type="float" office:value="35492" calcext:value-type="float">
            <text:p>35492</text:p>
          </table:table-cell>
          <table:table-cell table:formula="of:=IF((ROUNDDOWN([.B40]/3)-2)&gt;0;ROUNDDOWN([.B40]/3)-2;0)" office:value-type="float" office:value="11828" calcext:value-type="float">
            <text:p>11828</text:p>
          </table:table-cell>
          <table:table-cell table:formula="of:=IF((ROUNDDOWN([.C40]/3)-2)&gt;0;ROUNDDOWN([.C40]/3)-2;0)" office:value-type="float" office:value="3940" calcext:value-type="float">
            <text:p>3940</text:p>
          </table:table-cell>
          <table:table-cell table:formula="of:=IF((ROUNDDOWN([.D40]/3)-2)&gt;0;ROUNDDOWN([.D40]/3)-2;0)" office:value-type="float" office:value="1311" calcext:value-type="float">
            <text:p>1311</text:p>
          </table:table-cell>
          <table:table-cell table:formula="of:=IF((ROUNDDOWN([.E40]/3)-2)&gt;0;ROUNDDOWN([.E40]/3)-2;0)" office:value-type="float" office:value="435" calcext:value-type="float">
            <text:p>435</text:p>
          </table:table-cell>
          <table:table-cell table:formula="of:=IF((ROUNDDOWN([.F40]/3)-2)&gt;0;ROUNDDOWN([.F40]/3)-2;0)" office:value-type="float" office:value="143" calcext:value-type="float">
            <text:p>143</text:p>
          </table:table-cell>
          <table:table-cell table:formula="of:=IF((ROUNDDOWN([.G40]/3)-2)&gt;0;ROUNDDOWN([.G40]/3)-2;0)" office:value-type="float" office:value="45" calcext:value-type="float">
            <text:p>45</text:p>
          </table:table-cell>
          <table:table-cell table:formula="of:=IF((ROUNDDOWN([.H40]/3)-2)&gt;0;ROUNDDOWN([.H40]/3)-2;0)" office:value-type="float" office:value="13" calcext:value-type="float">
            <text:p>13</text:p>
          </table:table-cell>
          <table:table-cell table:formula="of:=IF((ROUNDDOWN([.I40]/3)-2)&gt;0;ROUNDDOWN([.I40]/3)-2;0)" office:value-type="float" office:value="2" calcext:value-type="float">
            <text:p>2</text:p>
          </table:table-cell>
          <table:table-cell table:formula="of:=IF((ROUNDDOWN([.J40]/3)-2)&gt;0;ROUNDDOWN([.J40]/3)-2;0)" office:value-type="float" office:value="0" calcext:value-type="float">
            <text:p>0</text:p>
          </table:table-cell>
          <table:table-cell table:formula="of:=IF((ROUNDDOWN([.K40]/3)-2)&gt;0;ROUNDDOWN([.K40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996" calcext:value-type="float">
            <text:p>73996</text:p>
          </table:table-cell>
          <table:table-cell table:formula="of:=ROUNDDOWN([.A41]/3)-2" office:value-type="float" office:value="24663" calcext:value-type="float">
            <text:p>24663</text:p>
          </table:table-cell>
          <table:table-cell table:formula="of:=IF((ROUNDDOWN([.B41]/3)-2)&gt;0;ROUNDDOWN([.B41]/3)-2;0)" office:value-type="float" office:value="8219" calcext:value-type="float">
            <text:p>8219</text:p>
          </table:table-cell>
          <table:table-cell table:formula="of:=IF((ROUNDDOWN([.C41]/3)-2)&gt;0;ROUNDDOWN([.C41]/3)-2;0)" office:value-type="float" office:value="2737" calcext:value-type="float">
            <text:p>2737</text:p>
          </table:table-cell>
          <table:table-cell table:formula="of:=IF((ROUNDDOWN([.D41]/3)-2)&gt;0;ROUNDDOWN([.D41]/3)-2;0)" office:value-type="float" office:value="910" calcext:value-type="float">
            <text:p>910</text:p>
          </table:table-cell>
          <table:table-cell table:formula="of:=IF((ROUNDDOWN([.E41]/3)-2)&gt;0;ROUNDDOWN([.E41]/3)-2;0)" office:value-type="float" office:value="301" calcext:value-type="float">
            <text:p>301</text:p>
          </table:table-cell>
          <table:table-cell table:formula="of:=IF((ROUNDDOWN([.F41]/3)-2)&gt;0;ROUNDDOWN([.F41]/3)-2;0)" office:value-type="float" office:value="98" calcext:value-type="float">
            <text:p>98</text:p>
          </table:table-cell>
          <table:table-cell table:formula="of:=IF((ROUNDDOWN([.G41]/3)-2)&gt;0;ROUNDDOWN([.G41]/3)-2;0)" office:value-type="float" office:value="30" calcext:value-type="float">
            <text:p>30</text:p>
          </table:table-cell>
          <table:table-cell table:formula="of:=IF((ROUNDDOWN([.H41]/3)-2)&gt;0;ROUNDDOWN([.H41]/3)-2;0)" office:value-type="float" office:value="8" calcext:value-type="float">
            <text:p>8</text:p>
          </table:table-cell>
          <table:table-cell table:formula="of:=IF((ROUNDDOWN([.I41]/3)-2)&gt;0;ROUNDDOWN([.I41]/3)-2;0)" office:value-type="float" office:value="0" calcext:value-type="float">
            <text:p>0</text:p>
          </table:table-cell>
          <table:table-cell table:formula="of:=IF((ROUNDDOWN([.J41]/3)-2)&gt;0;ROUNDDOWN([.J41]/3)-2;0)" office:value-type="float" office:value="0" calcext:value-type="float">
            <text:p>0</text:p>
          </table:table-cell>
          <table:table-cell table:formula="of:=IF((ROUNDDOWN([.K41]/3)-2)&gt;0;ROUNDDOWN([.K41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367" calcext:value-type="float">
            <text:p>50367</text:p>
          </table:table-cell>
          <table:table-cell table:formula="of:=ROUNDDOWN([.A42]/3)-2" office:value-type="float" office:value="16787" calcext:value-type="float">
            <text:p>16787</text:p>
          </table:table-cell>
          <table:table-cell table:formula="of:=IF((ROUNDDOWN([.B42]/3)-2)&gt;0;ROUNDDOWN([.B42]/3)-2;0)" office:value-type="float" office:value="5593" calcext:value-type="float">
            <text:p>5593</text:p>
          </table:table-cell>
          <table:table-cell table:formula="of:=IF((ROUNDDOWN([.C42]/3)-2)&gt;0;ROUNDDOWN([.C42]/3)-2;0)" office:value-type="float" office:value="1862" calcext:value-type="float">
            <text:p>1862</text:p>
          </table:table-cell>
          <table:table-cell table:formula="of:=IF((ROUNDDOWN([.D42]/3)-2)&gt;0;ROUNDDOWN([.D42]/3)-2;0)" office:value-type="float" office:value="618" calcext:value-type="float">
            <text:p>618</text:p>
          </table:table-cell>
          <table:table-cell table:formula="of:=IF((ROUNDDOWN([.E42]/3)-2)&gt;0;ROUNDDOWN([.E42]/3)-2;0)" office:value-type="float" office:value="204" calcext:value-type="float">
            <text:p>204</text:p>
          </table:table-cell>
          <table:table-cell table:formula="of:=IF((ROUNDDOWN([.F42]/3)-2)&gt;0;ROUNDDOWN([.F42]/3)-2;0)" office:value-type="float" office:value="66" calcext:value-type="float">
            <text:p>66</text:p>
          </table:table-cell>
          <table:table-cell table:formula="of:=IF((ROUNDDOWN([.G42]/3)-2)&gt;0;ROUNDDOWN([.G42]/3)-2;0)" office:value-type="float" office:value="20" calcext:value-type="float">
            <text:p>20</text:p>
          </table:table-cell>
          <table:table-cell table:formula="of:=IF((ROUNDDOWN([.H42]/3)-2)&gt;0;ROUNDDOWN([.H42]/3)-2;0)" office:value-type="float" office:value="4" calcext:value-type="float">
            <text:p>4</text:p>
          </table:table-cell>
          <table:table-cell table:formula="of:=IF((ROUNDDOWN([.I42]/3)-2)&gt;0;ROUNDDOWN([.I42]/3)-2;0)" office:value-type="float" office:value="0" calcext:value-type="float">
            <text:p>0</text:p>
          </table:table-cell>
          <table:table-cell table:formula="of:=IF((ROUNDDOWN([.J42]/3)-2)&gt;0;ROUNDDOWN([.J42]/3)-2;0)" office:value-type="float" office:value="0" calcext:value-type="float">
            <text:p>0</text:p>
          </table:table-cell>
          <table:table-cell table:formula="of:=IF((ROUNDDOWN([.K42]/3)-2)&gt;0;ROUNDDOWN([.K42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976" calcext:value-type="float">
            <text:p>113976</text:p>
          </table:table-cell>
          <table:table-cell table:formula="of:=ROUNDDOWN([.A43]/3)-2" office:value-type="float" office:value="37990" calcext:value-type="float">
            <text:p>37990</text:p>
          </table:table-cell>
          <table:table-cell table:formula="of:=IF((ROUNDDOWN([.B43]/3)-2)&gt;0;ROUNDDOWN([.B43]/3)-2;0)" office:value-type="float" office:value="12661" calcext:value-type="float">
            <text:p>12661</text:p>
          </table:table-cell>
          <table:table-cell table:formula="of:=IF((ROUNDDOWN([.C43]/3)-2)&gt;0;ROUNDDOWN([.C43]/3)-2;0)" office:value-type="float" office:value="4218" calcext:value-type="float">
            <text:p>4218</text:p>
          </table:table-cell>
          <table:table-cell table:formula="of:=IF((ROUNDDOWN([.D43]/3)-2)&gt;0;ROUNDDOWN([.D43]/3)-2;0)" office:value-type="float" office:value="1404" calcext:value-type="float">
            <text:p>1404</text:p>
          </table:table-cell>
          <table:table-cell table:formula="of:=IF((ROUNDDOWN([.E43]/3)-2)&gt;0;ROUNDDOWN([.E43]/3)-2;0)" office:value-type="float" office:value="466" calcext:value-type="float">
            <text:p>466</text:p>
          </table:table-cell>
          <table:table-cell table:formula="of:=IF((ROUNDDOWN([.F43]/3)-2)&gt;0;ROUNDDOWN([.F43]/3)-2;0)" office:value-type="float" office:value="153" calcext:value-type="float">
            <text:p>153</text:p>
          </table:table-cell>
          <table:table-cell table:formula="of:=IF((ROUNDDOWN([.G43]/3)-2)&gt;0;ROUNDDOWN([.G43]/3)-2;0)" office:value-type="float" office:value="49" calcext:value-type="float">
            <text:p>49</text:p>
          </table:table-cell>
          <table:table-cell table:formula="of:=IF((ROUNDDOWN([.H43]/3)-2)&gt;0;ROUNDDOWN([.H43]/3)-2;0)" office:value-type="float" office:value="14" calcext:value-type="float">
            <text:p>14</text:p>
          </table:table-cell>
          <table:table-cell table:formula="of:=IF((ROUNDDOWN([.I43]/3)-2)&gt;0;ROUNDDOWN([.I43]/3)-2;0)" office:value-type="float" office:value="2" calcext:value-type="float">
            <text:p>2</text:p>
          </table:table-cell>
          <table:table-cell table:formula="of:=IF((ROUNDDOWN([.J43]/3)-2)&gt;0;ROUNDDOWN([.J43]/3)-2;0)" office:value-type="float" office:value="0" calcext:value-type="float">
            <text:p>0</text:p>
          </table:table-cell>
          <table:table-cell table:formula="of:=IF((ROUNDDOWN([.K43]/3)-2)&gt;0;ROUNDDOWN([.K43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998" calcext:value-type="float">
            <text:p>68998</text:p>
          </table:table-cell>
          <table:table-cell table:formula="of:=ROUNDDOWN([.A44]/3)-2" office:value-type="float" office:value="22997" calcext:value-type="float">
            <text:p>22997</text:p>
          </table:table-cell>
          <table:table-cell table:formula="of:=IF((ROUNDDOWN([.B44]/3)-2)&gt;0;ROUNDDOWN([.B44]/3)-2;0)" office:value-type="float" office:value="7663" calcext:value-type="float">
            <text:p>7663</text:p>
          </table:table-cell>
          <table:table-cell table:formula="of:=IF((ROUNDDOWN([.C44]/3)-2)&gt;0;ROUNDDOWN([.C44]/3)-2;0)" office:value-type="float" office:value="2552" calcext:value-type="float">
            <text:p>2552</text:p>
          </table:table-cell>
          <table:table-cell table:formula="of:=IF((ROUNDDOWN([.D44]/3)-2)&gt;0;ROUNDDOWN([.D44]/3)-2;0)" office:value-type="float" office:value="848" calcext:value-type="float">
            <text:p>848</text:p>
          </table:table-cell>
          <table:table-cell table:formula="of:=IF((ROUNDDOWN([.E44]/3)-2)&gt;0;ROUNDDOWN([.E44]/3)-2;0)" office:value-type="float" office:value="280" calcext:value-type="float">
            <text:p>280</text:p>
          </table:table-cell>
          <table:table-cell table:formula="of:=IF((ROUNDDOWN([.F44]/3)-2)&gt;0;ROUNDDOWN([.F44]/3)-2;0)" office:value-type="float" office:value="91" calcext:value-type="float">
            <text:p>91</text:p>
          </table:table-cell>
          <table:table-cell table:formula="of:=IF((ROUNDDOWN([.G44]/3)-2)&gt;0;ROUNDDOWN([.G44]/3)-2;0)" office:value-type="float" office:value="28" calcext:value-type="float">
            <text:p>28</text:p>
          </table:table-cell>
          <table:table-cell table:formula="of:=IF((ROUNDDOWN([.H44]/3)-2)&gt;0;ROUNDDOWN([.H44]/3)-2;0)" office:value-type="float" office:value="7" calcext:value-type="float">
            <text:p>7</text:p>
          </table:table-cell>
          <table:table-cell table:formula="of:=IF((ROUNDDOWN([.I44]/3)-2)&gt;0;ROUNDDOWN([.I44]/3)-2;0)" office:value-type="float" office:value="0" calcext:value-type="float">
            <text:p>0</text:p>
          </table:table-cell>
          <table:table-cell table:formula="of:=IF((ROUNDDOWN([.J44]/3)-2)&gt;0;ROUNDDOWN([.J44]/3)-2;0)" office:value-type="float" office:value="0" calcext:value-type="float">
            <text:p>0</text:p>
          </table:table-cell>
          <table:table-cell table:formula="of:=IF((ROUNDDOWN([.K44]/3)-2)&gt;0;ROUNDDOWN([.K44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714" calcext:value-type="float">
            <text:p>109714</text:p>
          </table:table-cell>
          <table:table-cell table:formula="of:=ROUNDDOWN([.A45]/3)-2" office:value-type="float" office:value="36569" calcext:value-type="float">
            <text:p>36569</text:p>
          </table:table-cell>
          <table:table-cell table:formula="of:=IF((ROUNDDOWN([.B45]/3)-2)&gt;0;ROUNDDOWN([.B45]/3)-2;0)" office:value-type="float" office:value="12187" calcext:value-type="float">
            <text:p>12187</text:p>
          </table:table-cell>
          <table:table-cell table:formula="of:=IF((ROUNDDOWN([.C45]/3)-2)&gt;0;ROUNDDOWN([.C45]/3)-2;0)" office:value-type="float" office:value="4060" calcext:value-type="float">
            <text:p>4060</text:p>
          </table:table-cell>
          <table:table-cell table:formula="of:=IF((ROUNDDOWN([.D45]/3)-2)&gt;0;ROUNDDOWN([.D45]/3)-2;0)" office:value-type="float" office:value="1351" calcext:value-type="float">
            <text:p>1351</text:p>
          </table:table-cell>
          <table:table-cell table:formula="of:=IF((ROUNDDOWN([.E45]/3)-2)&gt;0;ROUNDDOWN([.E45]/3)-2;0)" office:value-type="float" office:value="448" calcext:value-type="float">
            <text:p>448</text:p>
          </table:table-cell>
          <table:table-cell table:formula="of:=IF((ROUNDDOWN([.F45]/3)-2)&gt;0;ROUNDDOWN([.F45]/3)-2;0)" office:value-type="float" office:value="147" calcext:value-type="float">
            <text:p>147</text:p>
          </table:table-cell>
          <table:table-cell table:formula="of:=IF((ROUNDDOWN([.G45]/3)-2)&gt;0;ROUNDDOWN([.G45]/3)-2;0)" office:value-type="float" office:value="47" calcext:value-type="float">
            <text:p>47</text:p>
          </table:table-cell>
          <table:table-cell table:formula="of:=IF((ROUNDDOWN([.H45]/3)-2)&gt;0;ROUNDDOWN([.H45]/3)-2;0)" office:value-type="float" office:value="13" calcext:value-type="float">
            <text:p>13</text:p>
          </table:table-cell>
          <table:table-cell table:formula="of:=IF((ROUNDDOWN([.I45]/3)-2)&gt;0;ROUNDDOWN([.I45]/3)-2;0)" office:value-type="float" office:value="2" calcext:value-type="float">
            <text:p>2</text:p>
          </table:table-cell>
          <table:table-cell table:formula="of:=IF((ROUNDDOWN([.J45]/3)-2)&gt;0;ROUNDDOWN([.J45]/3)-2;0)" office:value-type="float" office:value="0" calcext:value-type="float">
            <text:p>0</text:p>
          </table:table-cell>
          <table:table-cell table:formula="of:=IF((ROUNDDOWN([.K45]/3)-2)&gt;0;ROUNDDOWN([.K45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308" calcext:value-type="float">
            <text:p>96308</text:p>
          </table:table-cell>
          <table:table-cell table:formula="of:=ROUNDDOWN([.A46]/3)-2" office:value-type="float" office:value="32100" calcext:value-type="float">
            <text:p>32100</text:p>
          </table:table-cell>
          <table:table-cell table:formula="of:=IF((ROUNDDOWN([.B46]/3)-2)&gt;0;ROUNDDOWN([.B46]/3)-2;0)" office:value-type="float" office:value="10698" calcext:value-type="float">
            <text:p>10698</text:p>
          </table:table-cell>
          <table:table-cell table:formula="of:=IF((ROUNDDOWN([.C46]/3)-2)&gt;0;ROUNDDOWN([.C46]/3)-2;0)" office:value-type="float" office:value="3564" calcext:value-type="float">
            <text:p>3564</text:p>
          </table:table-cell>
          <table:table-cell table:formula="of:=IF((ROUNDDOWN([.D46]/3)-2)&gt;0;ROUNDDOWN([.D46]/3)-2;0)" office:value-type="float" office:value="1186" calcext:value-type="float">
            <text:p>1186</text:p>
          </table:table-cell>
          <table:table-cell table:formula="of:=IF((ROUNDDOWN([.E46]/3)-2)&gt;0;ROUNDDOWN([.E46]/3)-2;0)" office:value-type="float" office:value="393" calcext:value-type="float">
            <text:p>393</text:p>
          </table:table-cell>
          <table:table-cell table:formula="of:=IF((ROUNDDOWN([.F46]/3)-2)&gt;0;ROUNDDOWN([.F46]/3)-2;0)" office:value-type="float" office:value="129" calcext:value-type="float">
            <text:p>129</text:p>
          </table:table-cell>
          <table:table-cell table:formula="of:=IF((ROUNDDOWN([.G46]/3)-2)&gt;0;ROUNDDOWN([.G46]/3)-2;0)" office:value-type="float" office:value="41" calcext:value-type="float">
            <text:p>41</text:p>
          </table:table-cell>
          <table:table-cell table:formula="of:=IF((ROUNDDOWN([.H46]/3)-2)&gt;0;ROUNDDOWN([.H46]/3)-2;0)" office:value-type="float" office:value="11" calcext:value-type="float">
            <text:p>11</text:p>
          </table:table-cell>
          <table:table-cell table:formula="of:=IF((ROUNDDOWN([.I46]/3)-2)&gt;0;ROUNDDOWN([.I46]/3)-2;0)" office:value-type="float" office:value="1" calcext:value-type="float">
            <text:p>1</text:p>
          </table:table-cell>
          <table:table-cell table:formula="of:=IF((ROUNDDOWN([.J46]/3)-2)&gt;0;ROUNDDOWN([.J46]/3)-2;0)" office:value-type="float" office:value="0" calcext:value-type="float">
            <text:p>0</text:p>
          </table:table-cell>
          <table:table-cell table:formula="of:=IF((ROUNDDOWN([.K46]/3)-2)&gt;0;ROUNDDOWN([.K46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350" calcext:value-type="float">
            <text:p>89350</text:p>
          </table:table-cell>
          <table:table-cell table:formula="of:=ROUNDDOWN([.A47]/3)-2" office:value-type="float" office:value="29781" calcext:value-type="float">
            <text:p>29781</text:p>
          </table:table-cell>
          <table:table-cell table:formula="of:=IF((ROUNDDOWN([.B47]/3)-2)&gt;0;ROUNDDOWN([.B47]/3)-2;0)" office:value-type="float" office:value="9925" calcext:value-type="float">
            <text:p>9925</text:p>
          </table:table-cell>
          <table:table-cell table:formula="of:=IF((ROUNDDOWN([.C47]/3)-2)&gt;0;ROUNDDOWN([.C47]/3)-2;0)" office:value-type="float" office:value="3306" calcext:value-type="float">
            <text:p>3306</text:p>
          </table:table-cell>
          <table:table-cell table:formula="of:=IF((ROUNDDOWN([.D47]/3)-2)&gt;0;ROUNDDOWN([.D47]/3)-2;0)" office:value-type="float" office:value="1100" calcext:value-type="float">
            <text:p>1100</text:p>
          </table:table-cell>
          <table:table-cell table:formula="of:=IF((ROUNDDOWN([.E47]/3)-2)&gt;0;ROUNDDOWN([.E47]/3)-2;0)" office:value-type="float" office:value="364" calcext:value-type="float">
            <text:p>364</text:p>
          </table:table-cell>
          <table:table-cell table:formula="of:=IF((ROUNDDOWN([.F47]/3)-2)&gt;0;ROUNDDOWN([.F47]/3)-2;0)" office:value-type="float" office:value="119" calcext:value-type="float">
            <text:p>119</text:p>
          </table:table-cell>
          <table:table-cell table:formula="of:=IF((ROUNDDOWN([.G47]/3)-2)&gt;0;ROUNDDOWN([.G47]/3)-2;0)" office:value-type="float" office:value="37" calcext:value-type="float">
            <text:p>37</text:p>
          </table:table-cell>
          <table:table-cell table:formula="of:=IF((ROUNDDOWN([.H47]/3)-2)&gt;0;ROUNDDOWN([.H47]/3)-2;0)" office:value-type="float" office:value="10" calcext:value-type="float">
            <text:p>10</text:p>
          </table:table-cell>
          <table:table-cell table:formula="of:=IF((ROUNDDOWN([.I47]/3)-2)&gt;0;ROUNDDOWN([.I47]/3)-2;0)" office:value-type="float" office:value="1" calcext:value-type="float">
            <text:p>1</text:p>
          </table:table-cell>
          <table:table-cell table:formula="of:=IF((ROUNDDOWN([.J47]/3)-2)&gt;0;ROUNDDOWN([.J47]/3)-2;0)" office:value-type="float" office:value="0" calcext:value-type="float">
            <text:p>0</text:p>
          </table:table-cell>
          <table:table-cell table:formula="of:=IF((ROUNDDOWN([.K47]/3)-2)&gt;0;ROUNDDOWN([.K47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077" calcext:value-type="float">
            <text:p>143077</text:p>
          </table:table-cell>
          <table:table-cell table:formula="of:=ROUNDDOWN([.A48]/3)-2" office:value-type="float" office:value="47690" calcext:value-type="float">
            <text:p>47690</text:p>
          </table:table-cell>
          <table:table-cell table:formula="of:=IF((ROUNDDOWN([.B48]/3)-2)&gt;0;ROUNDDOWN([.B48]/3)-2;0)" office:value-type="float" office:value="15894" calcext:value-type="float">
            <text:p>15894</text:p>
          </table:table-cell>
          <table:table-cell table:formula="of:=IF((ROUNDDOWN([.C48]/3)-2)&gt;0;ROUNDDOWN([.C48]/3)-2;0)" office:value-type="float" office:value="5296" calcext:value-type="float">
            <text:p>5296</text:p>
          </table:table-cell>
          <table:table-cell table:formula="of:=IF((ROUNDDOWN([.D48]/3)-2)&gt;0;ROUNDDOWN([.D48]/3)-2;0)" office:value-type="float" office:value="1763" calcext:value-type="float">
            <text:p>1763</text:p>
          </table:table-cell>
          <table:table-cell table:formula="of:=IF((ROUNDDOWN([.E48]/3)-2)&gt;0;ROUNDDOWN([.E48]/3)-2;0)" office:value-type="float" office:value="585" calcext:value-type="float">
            <text:p>585</text:p>
          </table:table-cell>
          <table:table-cell table:formula="of:=IF((ROUNDDOWN([.F48]/3)-2)&gt;0;ROUNDDOWN([.F48]/3)-2;0)" office:value-type="float" office:value="193" calcext:value-type="float">
            <text:p>193</text:p>
          </table:table-cell>
          <table:table-cell table:formula="of:=IF((ROUNDDOWN([.G48]/3)-2)&gt;0;ROUNDDOWN([.G48]/3)-2;0)" office:value-type="float" office:value="62" calcext:value-type="float">
            <text:p>62</text:p>
          </table:table-cell>
          <table:table-cell table:formula="of:=IF((ROUNDDOWN([.H48]/3)-2)&gt;0;ROUNDDOWN([.H48]/3)-2;0)" office:value-type="float" office:value="18" calcext:value-type="float">
            <text:p>18</text:p>
          </table:table-cell>
          <table:table-cell table:formula="of:=IF((ROUNDDOWN([.I48]/3)-2)&gt;0;ROUNDDOWN([.I48]/3)-2;0)" office:value-type="float" office:value="4" calcext:value-type="float">
            <text:p>4</text:p>
          </table:table-cell>
          <table:table-cell table:formula="of:=IF((ROUNDDOWN([.J48]/3)-2)&gt;0;ROUNDDOWN([.J48]/3)-2;0)" office:value-type="float" office:value="0" calcext:value-type="float">
            <text:p>0</text:p>
          </table:table-cell>
          <table:table-cell table:formula="of:=IF((ROUNDDOWN([.K48]/3)-2)&gt;0;ROUNDDOWN([.K48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052" calcext:value-type="float">
            <text:p>102052</text:p>
          </table:table-cell>
          <table:table-cell table:formula="of:=ROUNDDOWN([.A49]/3)-2" office:value-type="float" office:value="34015" calcext:value-type="float">
            <text:p>34015</text:p>
          </table:table-cell>
          <table:table-cell table:formula="of:=IF((ROUNDDOWN([.B49]/3)-2)&gt;0;ROUNDDOWN([.B49]/3)-2;0)" office:value-type="float" office:value="11336" calcext:value-type="float">
            <text:p>11336</text:p>
          </table:table-cell>
          <table:table-cell table:formula="of:=IF((ROUNDDOWN([.C49]/3)-2)&gt;0;ROUNDDOWN([.C49]/3)-2;0)" office:value-type="float" office:value="3776" calcext:value-type="float">
            <text:p>3776</text:p>
          </table:table-cell>
          <table:table-cell table:formula="of:=IF((ROUNDDOWN([.D49]/3)-2)&gt;0;ROUNDDOWN([.D49]/3)-2;0)" office:value-type="float" office:value="1256" calcext:value-type="float">
            <text:p>1256</text:p>
          </table:table-cell>
          <table:table-cell table:formula="of:=IF((ROUNDDOWN([.E49]/3)-2)&gt;0;ROUNDDOWN([.E49]/3)-2;0)" office:value-type="float" office:value="416" calcext:value-type="float">
            <text:p>416</text:p>
          </table:table-cell>
          <table:table-cell table:formula="of:=IF((ROUNDDOWN([.F49]/3)-2)&gt;0;ROUNDDOWN([.F49]/3)-2;0)" office:value-type="float" office:value="136" calcext:value-type="float">
            <text:p>136</text:p>
          </table:table-cell>
          <table:table-cell table:formula="of:=IF((ROUNDDOWN([.G49]/3)-2)&gt;0;ROUNDDOWN([.G49]/3)-2;0)" office:value-type="float" office:value="43" calcext:value-type="float">
            <text:p>43</text:p>
          </table:table-cell>
          <table:table-cell table:formula="of:=IF((ROUNDDOWN([.H49]/3)-2)&gt;0;ROUNDDOWN([.H49]/3)-2;0)" office:value-type="float" office:value="12" calcext:value-type="float">
            <text:p>12</text:p>
          </table:table-cell>
          <table:table-cell table:formula="of:=IF((ROUNDDOWN([.I49]/3)-2)&gt;0;ROUNDDOWN([.I49]/3)-2;0)" office:value-type="float" office:value="2" calcext:value-type="float">
            <text:p>2</text:p>
          </table:table-cell>
          <table:table-cell table:formula="of:=IF((ROUNDDOWN([.J49]/3)-2)&gt;0;ROUNDDOWN([.J49]/3)-2;0)" office:value-type="float" office:value="0" calcext:value-type="float">
            <text:p>0</text:p>
          </table:table-cell>
          <table:table-cell table:formula="of:=IF((ROUNDDOWN([.K49]/3)-2)&gt;0;ROUNDDOWN([.K49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325" calcext:value-type="float">
            <text:p>93325</text:p>
          </table:table-cell>
          <table:table-cell table:formula="of:=ROUNDDOWN([.A50]/3)-2" office:value-type="float" office:value="31106" calcext:value-type="float">
            <text:p>31106</text:p>
          </table:table-cell>
          <table:table-cell table:formula="of:=IF((ROUNDDOWN([.B50]/3)-2)&gt;0;ROUNDDOWN([.B50]/3)-2;0)" office:value-type="float" office:value="10366" calcext:value-type="float">
            <text:p>10366</text:p>
          </table:table-cell>
          <table:table-cell table:formula="of:=IF((ROUNDDOWN([.C50]/3)-2)&gt;0;ROUNDDOWN([.C50]/3)-2;0)" office:value-type="float" office:value="3453" calcext:value-type="float">
            <text:p>3453</text:p>
          </table:table-cell>
          <table:table-cell table:formula="of:=IF((ROUNDDOWN([.D50]/3)-2)&gt;0;ROUNDDOWN([.D50]/3)-2;0)" office:value-type="float" office:value="1149" calcext:value-type="float">
            <text:p>1149</text:p>
          </table:table-cell>
          <table:table-cell table:formula="of:=IF((ROUNDDOWN([.E50]/3)-2)&gt;0;ROUNDDOWN([.E50]/3)-2;0)" office:value-type="float" office:value="381" calcext:value-type="float">
            <text:p>381</text:p>
          </table:table-cell>
          <table:table-cell table:formula="of:=IF((ROUNDDOWN([.F50]/3)-2)&gt;0;ROUNDDOWN([.F50]/3)-2;0)" office:value-type="float" office:value="125" calcext:value-type="float">
            <text:p>125</text:p>
          </table:table-cell>
          <table:table-cell table:formula="of:=IF((ROUNDDOWN([.G50]/3)-2)&gt;0;ROUNDDOWN([.G50]/3)-2;0)" office:value-type="float" office:value="39" calcext:value-type="float">
            <text:p>39</text:p>
          </table:table-cell>
          <table:table-cell table:formula="of:=IF((ROUNDDOWN([.H50]/3)-2)&gt;0;ROUNDDOWN([.H50]/3)-2;0)" office:value-type="float" office:value="11" calcext:value-type="float">
            <text:p>11</text:p>
          </table:table-cell>
          <table:table-cell table:formula="of:=IF((ROUNDDOWN([.I50]/3)-2)&gt;0;ROUNDDOWN([.I50]/3)-2;0)" office:value-type="float" office:value="1" calcext:value-type="float">
            <text:p>1</text:p>
          </table:table-cell>
          <table:table-cell table:formula="of:=IF((ROUNDDOWN([.J50]/3)-2)&gt;0;ROUNDDOWN([.J50]/3)-2;0)" office:value-type="float" office:value="0" calcext:value-type="float">
            <text:p>0</text:p>
          </table:table-cell>
          <table:table-cell table:formula="of:=IF((ROUNDDOWN([.K50]/3)-2)&gt;0;ROUNDDOWN([.K50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870" calcext:value-type="float">
            <text:p>86870</text:p>
          </table:table-cell>
          <table:table-cell table:formula="of:=ROUNDDOWN([.A51]/3)-2" office:value-type="float" office:value="28954" calcext:value-type="float">
            <text:p>28954</text:p>
          </table:table-cell>
          <table:table-cell table:formula="of:=IF((ROUNDDOWN([.B51]/3)-2)&gt;0;ROUNDDOWN([.B51]/3)-2;0)" office:value-type="float" office:value="9649" calcext:value-type="float">
            <text:p>9649</text:p>
          </table:table-cell>
          <table:table-cell table:formula="of:=IF((ROUNDDOWN([.C51]/3)-2)&gt;0;ROUNDDOWN([.C51]/3)-2;0)" office:value-type="float" office:value="3214" calcext:value-type="float">
            <text:p>3214</text:p>
          </table:table-cell>
          <table:table-cell table:formula="of:=IF((ROUNDDOWN([.D51]/3)-2)&gt;0;ROUNDDOWN([.D51]/3)-2;0)" office:value-type="float" office:value="1069" calcext:value-type="float">
            <text:p>1069</text:p>
          </table:table-cell>
          <table:table-cell table:formula="of:=IF((ROUNDDOWN([.E51]/3)-2)&gt;0;ROUNDDOWN([.E51]/3)-2;0)" office:value-type="float" office:value="354" calcext:value-type="float">
            <text:p>354</text:p>
          </table:table-cell>
          <table:table-cell table:formula="of:=IF((ROUNDDOWN([.F51]/3)-2)&gt;0;ROUNDDOWN([.F51]/3)-2;0)" office:value-type="float" office:value="116" calcext:value-type="float">
            <text:p>116</text:p>
          </table:table-cell>
          <table:table-cell table:formula="of:=IF((ROUNDDOWN([.G51]/3)-2)&gt;0;ROUNDDOWN([.G51]/3)-2;0)" office:value-type="float" office:value="36" calcext:value-type="float">
            <text:p>36</text:p>
          </table:table-cell>
          <table:table-cell table:formula="of:=IF((ROUNDDOWN([.H51]/3)-2)&gt;0;ROUNDDOWN([.H51]/3)-2;0)" office:value-type="float" office:value="10" calcext:value-type="float">
            <text:p>10</text:p>
          </table:table-cell>
          <table:table-cell table:formula="of:=IF((ROUNDDOWN([.I51]/3)-2)&gt;0;ROUNDDOWN([.I51]/3)-2;0)" office:value-type="float" office:value="1" calcext:value-type="float">
            <text:p>1</text:p>
          </table:table-cell>
          <table:table-cell table:formula="of:=IF((ROUNDDOWN([.J51]/3)-2)&gt;0;ROUNDDOWN([.J51]/3)-2;0)" office:value-type="float" office:value="0" calcext:value-type="float">
            <text:p>0</text:p>
          </table:table-cell>
          <table:table-cell table:formula="of:=IF((ROUNDDOWN([.K51]/3)-2)&gt;0;ROUNDDOWN([.K51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449" calcext:value-type="float">
            <text:p>94449</text:p>
          </table:table-cell>
          <table:table-cell table:formula="of:=ROUNDDOWN([.A52]/3)-2" office:value-type="float" office:value="31481" calcext:value-type="float">
            <text:p>31481</text:p>
          </table:table-cell>
          <table:table-cell table:formula="of:=IF((ROUNDDOWN([.B52]/3)-2)&gt;0;ROUNDDOWN([.B52]/3)-2;0)" office:value-type="float" office:value="10491" calcext:value-type="float">
            <text:p>10491</text:p>
          </table:table-cell>
          <table:table-cell table:formula="of:=IF((ROUNDDOWN([.C52]/3)-2)&gt;0;ROUNDDOWN([.C52]/3)-2;0)" office:value-type="float" office:value="3495" calcext:value-type="float">
            <text:p>3495</text:p>
          </table:table-cell>
          <table:table-cell table:formula="of:=IF((ROUNDDOWN([.D52]/3)-2)&gt;0;ROUNDDOWN([.D52]/3)-2;0)" office:value-type="float" office:value="1163" calcext:value-type="float">
            <text:p>1163</text:p>
          </table:table-cell>
          <table:table-cell table:formula="of:=IF((ROUNDDOWN([.E52]/3)-2)&gt;0;ROUNDDOWN([.E52]/3)-2;0)" office:value-type="float" office:value="385" calcext:value-type="float">
            <text:p>385</text:p>
          </table:table-cell>
          <table:table-cell table:formula="of:=IF((ROUNDDOWN([.F52]/3)-2)&gt;0;ROUNDDOWN([.F52]/3)-2;0)" office:value-type="float" office:value="126" calcext:value-type="float">
            <text:p>126</text:p>
          </table:table-cell>
          <table:table-cell table:formula="of:=IF((ROUNDDOWN([.G52]/3)-2)&gt;0;ROUNDDOWN([.G52]/3)-2;0)" office:value-type="float" office:value="40" calcext:value-type="float">
            <text:p>40</text:p>
          </table:table-cell>
          <table:table-cell table:formula="of:=IF((ROUNDDOWN([.H52]/3)-2)&gt;0;ROUNDDOWN([.H52]/3)-2;0)" office:value-type="float" office:value="11" calcext:value-type="float">
            <text:p>11</text:p>
          </table:table-cell>
          <table:table-cell table:formula="of:=IF((ROUNDDOWN([.I52]/3)-2)&gt;0;ROUNDDOWN([.I52]/3)-2;0)" office:value-type="float" office:value="1" calcext:value-type="float">
            <text:p>1</text:p>
          </table:table-cell>
          <table:table-cell table:formula="of:=IF((ROUNDDOWN([.J52]/3)-2)&gt;0;ROUNDDOWN([.J52]/3)-2;0)" office:value-type="float" office:value="0" calcext:value-type="float">
            <text:p>0</text:p>
          </table:table-cell>
          <table:table-cell table:formula="of:=IF((ROUNDDOWN([.K52]/3)-2)&gt;0;ROUNDDOWN([.K52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448" calcext:value-type="float">
            <text:p>119448</text:p>
          </table:table-cell>
          <table:table-cell table:formula="of:=ROUNDDOWN([.A53]/3)-2" office:value-type="float" office:value="39814" calcext:value-type="float">
            <text:p>39814</text:p>
          </table:table-cell>
          <table:table-cell table:formula="of:=IF((ROUNDDOWN([.B53]/3)-2)&gt;0;ROUNDDOWN([.B53]/3)-2;0)" office:value-type="float" office:value="13269" calcext:value-type="float">
            <text:p>13269</text:p>
          </table:table-cell>
          <table:table-cell table:formula="of:=IF((ROUNDDOWN([.C53]/3)-2)&gt;0;ROUNDDOWN([.C53]/3)-2;0)" office:value-type="float" office:value="4421" calcext:value-type="float">
            <text:p>4421</text:p>
          </table:table-cell>
          <table:table-cell table:formula="of:=IF((ROUNDDOWN([.D53]/3)-2)&gt;0;ROUNDDOWN([.D53]/3)-2;0)" office:value-type="float" office:value="1471" calcext:value-type="float">
            <text:p>1471</text:p>
          </table:table-cell>
          <table:table-cell table:formula="of:=IF((ROUNDDOWN([.E53]/3)-2)&gt;0;ROUNDDOWN([.E53]/3)-2;0)" office:value-type="float" office:value="488" calcext:value-type="float">
            <text:p>488</text:p>
          </table:table-cell>
          <table:table-cell table:formula="of:=IF((ROUNDDOWN([.F53]/3)-2)&gt;0;ROUNDDOWN([.F53]/3)-2;0)" office:value-type="float" office:value="160" calcext:value-type="float">
            <text:p>160</text:p>
          </table:table-cell>
          <table:table-cell table:formula="of:=IF((ROUNDDOWN([.G53]/3)-2)&gt;0;ROUNDDOWN([.G53]/3)-2;0)" office:value-type="float" office:value="51" calcext:value-type="float">
            <text:p>51</text:p>
          </table:table-cell>
          <table:table-cell table:formula="of:=IF((ROUNDDOWN([.H53]/3)-2)&gt;0;ROUNDDOWN([.H53]/3)-2;0)" office:value-type="float" office:value="15" calcext:value-type="float">
            <text:p>15</text:p>
          </table:table-cell>
          <table:table-cell table:formula="of:=IF((ROUNDDOWN([.I53]/3)-2)&gt;0;ROUNDDOWN([.I53]/3)-2;0)" office:value-type="float" office:value="3" calcext:value-type="float">
            <text:p>3</text:p>
          </table:table-cell>
          <table:table-cell table:formula="of:=IF((ROUNDDOWN([.J53]/3)-2)&gt;0;ROUNDDOWN([.J53]/3)-2;0)" office:value-type="float" office:value="0" calcext:value-type="float">
            <text:p>0</text:p>
          </table:table-cell>
          <table:table-cell table:formula="of:=IF((ROUNDDOWN([.K53]/3)-2)&gt;0;ROUNDDOWN([.K53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472" calcext:value-type="float">
            <text:p>53472</text:p>
          </table:table-cell>
          <table:table-cell table:formula="of:=ROUNDDOWN([.A54]/3)-2" office:value-type="float" office:value="17822" calcext:value-type="float">
            <text:p>17822</text:p>
          </table:table-cell>
          <table:table-cell table:formula="of:=IF((ROUNDDOWN([.B54]/3)-2)&gt;0;ROUNDDOWN([.B54]/3)-2;0)" office:value-type="float" office:value="5938" calcext:value-type="float">
            <text:p>5938</text:p>
          </table:table-cell>
          <table:table-cell table:formula="of:=IF((ROUNDDOWN([.C54]/3)-2)&gt;0;ROUNDDOWN([.C54]/3)-2;0)" office:value-type="float" office:value="1977" calcext:value-type="float">
            <text:p>1977</text:p>
          </table:table-cell>
          <table:table-cell table:formula="of:=IF((ROUNDDOWN([.D54]/3)-2)&gt;0;ROUNDDOWN([.D54]/3)-2;0)" office:value-type="float" office:value="657" calcext:value-type="float">
            <text:p>657</text:p>
          </table:table-cell>
          <table:table-cell table:formula="of:=IF((ROUNDDOWN([.E54]/3)-2)&gt;0;ROUNDDOWN([.E54]/3)-2;0)" office:value-type="float" office:value="217" calcext:value-type="float">
            <text:p>217</text:p>
          </table:table-cell>
          <table:table-cell table:formula="of:=IF((ROUNDDOWN([.F54]/3)-2)&gt;0;ROUNDDOWN([.F54]/3)-2;0)" office:value-type="float" office:value="70" calcext:value-type="float">
            <text:p>70</text:p>
          </table:table-cell>
          <table:table-cell table:formula="of:=IF((ROUNDDOWN([.G54]/3)-2)&gt;0;ROUNDDOWN([.G54]/3)-2;0)" office:value-type="float" office:value="21" calcext:value-type="float">
            <text:p>21</text:p>
          </table:table-cell>
          <table:table-cell table:formula="of:=IF((ROUNDDOWN([.H54]/3)-2)&gt;0;ROUNDDOWN([.H54]/3)-2;0)" office:value-type="float" office:value="5" calcext:value-type="float">
            <text:p>5</text:p>
          </table:table-cell>
          <table:table-cell table:formula="of:=IF((ROUNDDOWN([.I54]/3)-2)&gt;0;ROUNDDOWN([.I54]/3)-2;0)" office:value-type="float" office:value="0" calcext:value-type="float">
            <text:p>0</text:p>
          </table:table-cell>
          <table:table-cell table:formula="of:=IF((ROUNDDOWN([.J54]/3)-2)&gt;0;ROUNDDOWN([.J54]/3)-2;0)" office:value-type="float" office:value="0" calcext:value-type="float">
            <text:p>0</text:p>
          </table:table-cell>
          <table:table-cell table:formula="of:=IF((ROUNDDOWN([.K54]/3)-2)&gt;0;ROUNDDOWN([.K54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668" calcext:value-type="float">
            <text:p>140668</text:p>
          </table:table-cell>
          <table:table-cell table:formula="of:=ROUNDDOWN([.A55]/3)-2" office:value-type="float" office:value="46887" calcext:value-type="float">
            <text:p>46887</text:p>
          </table:table-cell>
          <table:table-cell table:formula="of:=IF((ROUNDDOWN([.B55]/3)-2)&gt;0;ROUNDDOWN([.B55]/3)-2;0)" office:value-type="float" office:value="15627" calcext:value-type="float">
            <text:p>15627</text:p>
          </table:table-cell>
          <table:table-cell table:formula="of:=IF((ROUNDDOWN([.C55]/3)-2)&gt;0;ROUNDDOWN([.C55]/3)-2;0)" office:value-type="float" office:value="5207" calcext:value-type="float">
            <text:p>5207</text:p>
          </table:table-cell>
          <table:table-cell table:formula="of:=IF((ROUNDDOWN([.D55]/3)-2)&gt;0;ROUNDDOWN([.D55]/3)-2;0)" office:value-type="float" office:value="1733" calcext:value-type="float">
            <text:p>1733</text:p>
          </table:table-cell>
          <table:table-cell table:formula="of:=IF((ROUNDDOWN([.E55]/3)-2)&gt;0;ROUNDDOWN([.E55]/3)-2;0)" office:value-type="float" office:value="575" calcext:value-type="float">
            <text:p>575</text:p>
          </table:table-cell>
          <table:table-cell table:formula="of:=IF((ROUNDDOWN([.F55]/3)-2)&gt;0;ROUNDDOWN([.F55]/3)-2;0)" office:value-type="float" office:value="189" calcext:value-type="float">
            <text:p>189</text:p>
          </table:table-cell>
          <table:table-cell table:formula="of:=IF((ROUNDDOWN([.G55]/3)-2)&gt;0;ROUNDDOWN([.G55]/3)-2;0)" office:value-type="float" office:value="61" calcext:value-type="float">
            <text:p>61</text:p>
          </table:table-cell>
          <table:table-cell table:formula="of:=IF((ROUNDDOWN([.H55]/3)-2)&gt;0;ROUNDDOWN([.H55]/3)-2;0)" office:value-type="float" office:value="18" calcext:value-type="float">
            <text:p>18</text:p>
          </table:table-cell>
          <table:table-cell table:formula="of:=IF((ROUNDDOWN([.I55]/3)-2)&gt;0;ROUNDDOWN([.I55]/3)-2;0)" office:value-type="float" office:value="4" calcext:value-type="float">
            <text:p>4</text:p>
          </table:table-cell>
          <table:table-cell table:formula="of:=IF((ROUNDDOWN([.J55]/3)-2)&gt;0;ROUNDDOWN([.J55]/3)-2;0)" office:value-type="float" office:value="0" calcext:value-type="float">
            <text:p>0</text:p>
          </table:table-cell>
          <table:table-cell table:formula="of:=IF((ROUNDDOWN([.K55]/3)-2)&gt;0;ROUNDDOWN([.K55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989" calcext:value-type="float">
            <text:p>64989</text:p>
          </table:table-cell>
          <table:table-cell table:formula="of:=ROUNDDOWN([.A56]/3)-2" office:value-type="float" office:value="21661" calcext:value-type="float">
            <text:p>21661</text:p>
          </table:table-cell>
          <table:table-cell table:formula="of:=IF((ROUNDDOWN([.B56]/3)-2)&gt;0;ROUNDDOWN([.B56]/3)-2;0)" office:value-type="float" office:value="7218" calcext:value-type="float">
            <text:p>7218</text:p>
          </table:table-cell>
          <table:table-cell table:formula="of:=IF((ROUNDDOWN([.C56]/3)-2)&gt;0;ROUNDDOWN([.C56]/3)-2;0)" office:value-type="float" office:value="2404" calcext:value-type="float">
            <text:p>2404</text:p>
          </table:table-cell>
          <table:table-cell table:formula="of:=IF((ROUNDDOWN([.D56]/3)-2)&gt;0;ROUNDDOWN([.D56]/3)-2;0)" office:value-type="float" office:value="799" calcext:value-type="float">
            <text:p>799</text:p>
          </table:table-cell>
          <table:table-cell table:formula="of:=IF((ROUNDDOWN([.E56]/3)-2)&gt;0;ROUNDDOWN([.E56]/3)-2;0)" office:value-type="float" office:value="264" calcext:value-type="float">
            <text:p>264</text:p>
          </table:table-cell>
          <table:table-cell table:formula="of:=IF((ROUNDDOWN([.F56]/3)-2)&gt;0;ROUNDDOWN([.F56]/3)-2;0)" office:value-type="float" office:value="86" calcext:value-type="float">
            <text:p>86</text:p>
          </table:table-cell>
          <table:table-cell table:formula="of:=IF((ROUNDDOWN([.G56]/3)-2)&gt;0;ROUNDDOWN([.G56]/3)-2;0)" office:value-type="float" office:value="26" calcext:value-type="float">
            <text:p>26</text:p>
          </table:table-cell>
          <table:table-cell table:formula="of:=IF((ROUNDDOWN([.H56]/3)-2)&gt;0;ROUNDDOWN([.H56]/3)-2;0)" office:value-type="float" office:value="6" calcext:value-type="float">
            <text:p>6</text:p>
          </table:table-cell>
          <table:table-cell table:formula="of:=IF((ROUNDDOWN([.I56]/3)-2)&gt;0;ROUNDDOWN([.I56]/3)-2;0)" office:value-type="float" office:value="0" calcext:value-type="float">
            <text:p>0</text:p>
          </table:table-cell>
          <table:table-cell table:formula="of:=IF((ROUNDDOWN([.J56]/3)-2)&gt;0;ROUNDDOWN([.J56]/3)-2;0)" office:value-type="float" office:value="0" calcext:value-type="float">
            <text:p>0</text:p>
          </table:table-cell>
          <table:table-cell table:formula="of:=IF((ROUNDDOWN([.K56]/3)-2)&gt;0;ROUNDDOWN([.K56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056" calcext:value-type="float">
            <text:p>112056</text:p>
          </table:table-cell>
          <table:table-cell table:formula="of:=ROUNDDOWN([.A57]/3)-2" office:value-type="float" office:value="37350" calcext:value-type="float">
            <text:p>37350</text:p>
          </table:table-cell>
          <table:table-cell table:formula="of:=IF((ROUNDDOWN([.B57]/3)-2)&gt;0;ROUNDDOWN([.B57]/3)-2;0)" office:value-type="float" office:value="12448" calcext:value-type="float">
            <text:p>12448</text:p>
          </table:table-cell>
          <table:table-cell table:formula="of:=IF((ROUNDDOWN([.C57]/3)-2)&gt;0;ROUNDDOWN([.C57]/3)-2;0)" office:value-type="float" office:value="4147" calcext:value-type="float">
            <text:p>4147</text:p>
          </table:table-cell>
          <table:table-cell table:formula="of:=IF((ROUNDDOWN([.D57]/3)-2)&gt;0;ROUNDDOWN([.D57]/3)-2;0)" office:value-type="float" office:value="1380" calcext:value-type="float">
            <text:p>1380</text:p>
          </table:table-cell>
          <table:table-cell table:formula="of:=IF((ROUNDDOWN([.E57]/3)-2)&gt;0;ROUNDDOWN([.E57]/3)-2;0)" office:value-type="float" office:value="458" calcext:value-type="float">
            <text:p>458</text:p>
          </table:table-cell>
          <table:table-cell table:formula="of:=IF((ROUNDDOWN([.F57]/3)-2)&gt;0;ROUNDDOWN([.F57]/3)-2;0)" office:value-type="float" office:value="150" calcext:value-type="float">
            <text:p>150</text:p>
          </table:table-cell>
          <table:table-cell table:formula="of:=IF((ROUNDDOWN([.G57]/3)-2)&gt;0;ROUNDDOWN([.G57]/3)-2;0)" office:value-type="float" office:value="48" calcext:value-type="float">
            <text:p>48</text:p>
          </table:table-cell>
          <table:table-cell table:formula="of:=IF((ROUNDDOWN([.H57]/3)-2)&gt;0;ROUNDDOWN([.H57]/3)-2;0)" office:value-type="float" office:value="14" calcext:value-type="float">
            <text:p>14</text:p>
          </table:table-cell>
          <table:table-cell table:formula="of:=IF((ROUNDDOWN([.I57]/3)-2)&gt;0;ROUNDDOWN([.I57]/3)-2;0)" office:value-type="float" office:value="2" calcext:value-type="float">
            <text:p>2</text:p>
          </table:table-cell>
          <table:table-cell table:formula="of:=IF((ROUNDDOWN([.J57]/3)-2)&gt;0;ROUNDDOWN([.J57]/3)-2;0)" office:value-type="float" office:value="0" calcext:value-type="float">
            <text:p>0</text:p>
          </table:table-cell>
          <table:table-cell table:formula="of:=IF((ROUNDDOWN([.K57]/3)-2)&gt;0;ROUNDDOWN([.K57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880" calcext:value-type="float">
            <text:p>88880</text:p>
          </table:table-cell>
          <table:table-cell table:formula="of:=ROUNDDOWN([.A58]/3)-2" office:value-type="float" office:value="29624" calcext:value-type="float">
            <text:p>29624</text:p>
          </table:table-cell>
          <table:table-cell table:formula="of:=IF((ROUNDDOWN([.B58]/3)-2)&gt;0;ROUNDDOWN([.B58]/3)-2;0)" office:value-type="float" office:value="9872" calcext:value-type="float">
            <text:p>9872</text:p>
          </table:table-cell>
          <table:table-cell table:formula="of:=IF((ROUNDDOWN([.C58]/3)-2)&gt;0;ROUNDDOWN([.C58]/3)-2;0)" office:value-type="float" office:value="3288" calcext:value-type="float">
            <text:p>3288</text:p>
          </table:table-cell>
          <table:table-cell table:formula="of:=IF((ROUNDDOWN([.D58]/3)-2)&gt;0;ROUNDDOWN([.D58]/3)-2;0)" office:value-type="float" office:value="1094" calcext:value-type="float">
            <text:p>1094</text:p>
          </table:table-cell>
          <table:table-cell table:formula="of:=IF((ROUNDDOWN([.E58]/3)-2)&gt;0;ROUNDDOWN([.E58]/3)-2;0)" office:value-type="float" office:value="362" calcext:value-type="float">
            <text:p>362</text:p>
          </table:table-cell>
          <table:table-cell table:formula="of:=IF((ROUNDDOWN([.F58]/3)-2)&gt;0;ROUNDDOWN([.F58]/3)-2;0)" office:value-type="float" office:value="118" calcext:value-type="float">
            <text:p>118</text:p>
          </table:table-cell>
          <table:table-cell table:formula="of:=IF((ROUNDDOWN([.G58]/3)-2)&gt;0;ROUNDDOWN([.G58]/3)-2;0)" office:value-type="float" office:value="37" calcext:value-type="float">
            <text:p>37</text:p>
          </table:table-cell>
          <table:table-cell table:formula="of:=IF((ROUNDDOWN([.H58]/3)-2)&gt;0;ROUNDDOWN([.H58]/3)-2;0)" office:value-type="float" office:value="10" calcext:value-type="float">
            <text:p>10</text:p>
          </table:table-cell>
          <table:table-cell table:formula="of:=IF((ROUNDDOWN([.I58]/3)-2)&gt;0;ROUNDDOWN([.I58]/3)-2;0)" office:value-type="float" office:value="1" calcext:value-type="float">
            <text:p>1</text:p>
          </table:table-cell>
          <table:table-cell table:formula="of:=IF((ROUNDDOWN([.J58]/3)-2)&gt;0;ROUNDDOWN([.J58]/3)-2;0)" office:value-type="float" office:value="0" calcext:value-type="float">
            <text:p>0</text:p>
          </table:table-cell>
          <table:table-cell table:formula="of:=IF((ROUNDDOWN([.K58]/3)-2)&gt;0;ROUNDDOWN([.K58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335" calcext:value-type="float">
            <text:p>131335</text:p>
          </table:table-cell>
          <table:table-cell table:formula="of:=ROUNDDOWN([.A59]/3)-2" office:value-type="float" office:value="43776" calcext:value-type="float">
            <text:p>43776</text:p>
          </table:table-cell>
          <table:table-cell table:formula="of:=IF((ROUNDDOWN([.B59]/3)-2)&gt;0;ROUNDDOWN([.B59]/3)-2;0)" office:value-type="float" office:value="14590" calcext:value-type="float">
            <text:p>14590</text:p>
          </table:table-cell>
          <table:table-cell table:formula="of:=IF((ROUNDDOWN([.C59]/3)-2)&gt;0;ROUNDDOWN([.C59]/3)-2;0)" office:value-type="float" office:value="4861" calcext:value-type="float">
            <text:p>4861</text:p>
          </table:table-cell>
          <table:table-cell table:formula="of:=IF((ROUNDDOWN([.D59]/3)-2)&gt;0;ROUNDDOWN([.D59]/3)-2;0)" office:value-type="float" office:value="1618" calcext:value-type="float">
            <text:p>1618</text:p>
          </table:table-cell>
          <table:table-cell table:formula="of:=IF((ROUNDDOWN([.E59]/3)-2)&gt;0;ROUNDDOWN([.E59]/3)-2;0)" office:value-type="float" office:value="537" calcext:value-type="float">
            <text:p>537</text:p>
          </table:table-cell>
          <table:table-cell table:formula="of:=IF((ROUNDDOWN([.F59]/3)-2)&gt;0;ROUNDDOWN([.F59]/3)-2;0)" office:value-type="float" office:value="177" calcext:value-type="float">
            <text:p>177</text:p>
          </table:table-cell>
          <table:table-cell table:formula="of:=IF((ROUNDDOWN([.G59]/3)-2)&gt;0;ROUNDDOWN([.G59]/3)-2;0)" office:value-type="float" office:value="57" calcext:value-type="float">
            <text:p>57</text:p>
          </table:table-cell>
          <table:table-cell table:formula="of:=IF((ROUNDDOWN([.H59]/3)-2)&gt;0;ROUNDDOWN([.H59]/3)-2;0)" office:value-type="float" office:value="17" calcext:value-type="float">
            <text:p>17</text:p>
          </table:table-cell>
          <table:table-cell table:formula="of:=IF((ROUNDDOWN([.I59]/3)-2)&gt;0;ROUNDDOWN([.I59]/3)-2;0)" office:value-type="float" office:value="3" calcext:value-type="float">
            <text:p>3</text:p>
          </table:table-cell>
          <table:table-cell table:formula="of:=IF((ROUNDDOWN([.J59]/3)-2)&gt;0;ROUNDDOWN([.J59]/3)-2;0)" office:value-type="float" office:value="0" calcext:value-type="float">
            <text:p>0</text:p>
          </table:table-cell>
          <table:table-cell table:formula="of:=IF((ROUNDDOWN([.K59]/3)-2)&gt;0;ROUNDDOWN([.K59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943" calcext:value-type="float">
            <text:p>94943</text:p>
          </table:table-cell>
          <table:table-cell table:formula="of:=ROUNDDOWN([.A60]/3)-2" office:value-type="float" office:value="31645" calcext:value-type="float">
            <text:p>31645</text:p>
          </table:table-cell>
          <table:table-cell table:formula="of:=IF((ROUNDDOWN([.B60]/3)-2)&gt;0;ROUNDDOWN([.B60]/3)-2;0)" office:value-type="float" office:value="10546" calcext:value-type="float">
            <text:p>10546</text:p>
          </table:table-cell>
          <table:table-cell table:formula="of:=IF((ROUNDDOWN([.C60]/3)-2)&gt;0;ROUNDDOWN([.C60]/3)-2;0)" office:value-type="float" office:value="3513" calcext:value-type="float">
            <text:p>3513</text:p>
          </table:table-cell>
          <table:table-cell table:formula="of:=IF((ROUNDDOWN([.D60]/3)-2)&gt;0;ROUNDDOWN([.D60]/3)-2;0)" office:value-type="float" office:value="1169" calcext:value-type="float">
            <text:p>1169</text:p>
          </table:table-cell>
          <table:table-cell table:formula="of:=IF((ROUNDDOWN([.E60]/3)-2)&gt;0;ROUNDDOWN([.E60]/3)-2;0)" office:value-type="float" office:value="387" calcext:value-type="float">
            <text:p>387</text:p>
          </table:table-cell>
          <table:table-cell table:formula="of:=IF((ROUNDDOWN([.F60]/3)-2)&gt;0;ROUNDDOWN([.F60]/3)-2;0)" office:value-type="float" office:value="127" calcext:value-type="float">
            <text:p>127</text:p>
          </table:table-cell>
          <table:table-cell table:formula="of:=IF((ROUNDDOWN([.G60]/3)-2)&gt;0;ROUNDDOWN([.G60]/3)-2;0)" office:value-type="float" office:value="40" calcext:value-type="float">
            <text:p>40</text:p>
          </table:table-cell>
          <table:table-cell table:formula="of:=IF((ROUNDDOWN([.H60]/3)-2)&gt;0;ROUNDDOWN([.H60]/3)-2;0)" office:value-type="float" office:value="11" calcext:value-type="float">
            <text:p>11</text:p>
          </table:table-cell>
          <table:table-cell table:formula="of:=IF((ROUNDDOWN([.I60]/3)-2)&gt;0;ROUNDDOWN([.I60]/3)-2;0)" office:value-type="float" office:value="1" calcext:value-type="float">
            <text:p>1</text:p>
          </table:table-cell>
          <table:table-cell table:formula="of:=IF((ROUNDDOWN([.J60]/3)-2)&gt;0;ROUNDDOWN([.J60]/3)-2;0)" office:value-type="float" office:value="0" calcext:value-type="float">
            <text:p>0</text:p>
          </table:table-cell>
          <table:table-cell table:formula="of:=IF((ROUNDDOWN([.K60]/3)-2)&gt;0;ROUNDDOWN([.K60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061" calcext:value-type="float">
            <text:p>88061</text:p>
          </table:table-cell>
          <table:table-cell table:formula="of:=ROUNDDOWN([.A61]/3)-2" office:value-type="float" office:value="29351" calcext:value-type="float">
            <text:p>29351</text:p>
          </table:table-cell>
          <table:table-cell table:formula="of:=IF((ROUNDDOWN([.B61]/3)-2)&gt;0;ROUNDDOWN([.B61]/3)-2;0)" office:value-type="float" office:value="9781" calcext:value-type="float">
            <text:p>9781</text:p>
          </table:table-cell>
          <table:table-cell table:formula="of:=IF((ROUNDDOWN([.C61]/3)-2)&gt;0;ROUNDDOWN([.C61]/3)-2;0)" office:value-type="float" office:value="3258" calcext:value-type="float">
            <text:p>3258</text:p>
          </table:table-cell>
          <table:table-cell table:formula="of:=IF((ROUNDDOWN([.D61]/3)-2)&gt;0;ROUNDDOWN([.D61]/3)-2;0)" office:value-type="float" office:value="1084" calcext:value-type="float">
            <text:p>1084</text:p>
          </table:table-cell>
          <table:table-cell table:formula="of:=IF((ROUNDDOWN([.E61]/3)-2)&gt;0;ROUNDDOWN([.E61]/3)-2;0)" office:value-type="float" office:value="359" calcext:value-type="float">
            <text:p>359</text:p>
          </table:table-cell>
          <table:table-cell table:formula="of:=IF((ROUNDDOWN([.F61]/3)-2)&gt;0;ROUNDDOWN([.F61]/3)-2;0)" office:value-type="float" office:value="117" calcext:value-type="float">
            <text:p>117</text:p>
          </table:table-cell>
          <table:table-cell table:formula="of:=IF((ROUNDDOWN([.G61]/3)-2)&gt;0;ROUNDDOWN([.G61]/3)-2;0)" office:value-type="float" office:value="37" calcext:value-type="float">
            <text:p>37</text:p>
          </table:table-cell>
          <table:table-cell table:formula="of:=IF((ROUNDDOWN([.H61]/3)-2)&gt;0;ROUNDDOWN([.H61]/3)-2;0)" office:value-type="float" office:value="10" calcext:value-type="float">
            <text:p>10</text:p>
          </table:table-cell>
          <table:table-cell table:formula="of:=IF((ROUNDDOWN([.I61]/3)-2)&gt;0;ROUNDDOWN([.I61]/3)-2;0)" office:value-type="float" office:value="1" calcext:value-type="float">
            <text:p>1</text:p>
          </table:table-cell>
          <table:table-cell table:formula="of:=IF((ROUNDDOWN([.J61]/3)-2)&gt;0;ROUNDDOWN([.J61]/3)-2;0)" office:value-type="float" office:value="0" calcext:value-type="float">
            <text:p>0</text:p>
          </table:table-cell>
          <table:table-cell table:formula="of:=IF((ROUNDDOWN([.K61]/3)-2)&gt;0;ROUNDDOWN([.K61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883" calcext:value-type="float">
            <text:p>122883</text:p>
          </table:table-cell>
          <table:table-cell table:formula="of:=ROUNDDOWN([.A62]/3)-2" office:value-type="float" office:value="40959" calcext:value-type="float">
            <text:p>40959</text:p>
          </table:table-cell>
          <table:table-cell table:formula="of:=IF((ROUNDDOWN([.B62]/3)-2)&gt;0;ROUNDDOWN([.B62]/3)-2;0)" office:value-type="float" office:value="13651" calcext:value-type="float">
            <text:p>13651</text:p>
          </table:table-cell>
          <table:table-cell table:formula="of:=IF((ROUNDDOWN([.C62]/3)-2)&gt;0;ROUNDDOWN([.C62]/3)-2;0)" office:value-type="float" office:value="4548" calcext:value-type="float">
            <text:p>4548</text:p>
          </table:table-cell>
          <table:table-cell table:formula="of:=IF((ROUNDDOWN([.D62]/3)-2)&gt;0;ROUNDDOWN([.D62]/3)-2;0)" office:value-type="float" office:value="1514" calcext:value-type="float">
            <text:p>1514</text:p>
          </table:table-cell>
          <table:table-cell table:formula="of:=IF((ROUNDDOWN([.E62]/3)-2)&gt;0;ROUNDDOWN([.E62]/3)-2;0)" office:value-type="float" office:value="502" calcext:value-type="float">
            <text:p>502</text:p>
          </table:table-cell>
          <table:table-cell table:formula="of:=IF((ROUNDDOWN([.F62]/3)-2)&gt;0;ROUNDDOWN([.F62]/3)-2;0)" office:value-type="float" office:value="165" calcext:value-type="float">
            <text:p>165</text:p>
          </table:table-cell>
          <table:table-cell table:formula="of:=IF((ROUNDDOWN([.G62]/3)-2)&gt;0;ROUNDDOWN([.G62]/3)-2;0)" office:value-type="float" office:value="53" calcext:value-type="float">
            <text:p>53</text:p>
          </table:table-cell>
          <table:table-cell table:formula="of:=IF((ROUNDDOWN([.H62]/3)-2)&gt;0;ROUNDDOWN([.H62]/3)-2;0)" office:value-type="float" office:value="15" calcext:value-type="float">
            <text:p>15</text:p>
          </table:table-cell>
          <table:table-cell table:formula="of:=IF((ROUNDDOWN([.I62]/3)-2)&gt;0;ROUNDDOWN([.I62]/3)-2;0)" office:value-type="float" office:value="3" calcext:value-type="float">
            <text:p>3</text:p>
          </table:table-cell>
          <table:table-cell table:formula="of:=IF((ROUNDDOWN([.J62]/3)-2)&gt;0;ROUNDDOWN([.J62]/3)-2;0)" office:value-type="float" office:value="0" calcext:value-type="float">
            <text:p>0</text:p>
          </table:table-cell>
          <table:table-cell table:formula="of:=IF((ROUNDDOWN([.K62]/3)-2)&gt;0;ROUNDDOWN([.K62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059" calcext:value-type="float">
            <text:p>129059</text:p>
          </table:table-cell>
          <table:table-cell table:formula="of:=ROUNDDOWN([.A63]/3)-2" office:value-type="float" office:value="43017" calcext:value-type="float">
            <text:p>43017</text:p>
          </table:table-cell>
          <table:table-cell table:formula="of:=IF((ROUNDDOWN([.B63]/3)-2)&gt;0;ROUNDDOWN([.B63]/3)-2;0)" office:value-type="float" office:value="14337" calcext:value-type="float">
            <text:p>14337</text:p>
          </table:table-cell>
          <table:table-cell table:formula="of:=IF((ROUNDDOWN([.C63]/3)-2)&gt;0;ROUNDDOWN([.C63]/3)-2;0)" office:value-type="float" office:value="4777" calcext:value-type="float">
            <text:p>4777</text:p>
          </table:table-cell>
          <table:table-cell table:formula="of:=IF((ROUNDDOWN([.D63]/3)-2)&gt;0;ROUNDDOWN([.D63]/3)-2;0)" office:value-type="float" office:value="1590" calcext:value-type="float">
            <text:p>1590</text:p>
          </table:table-cell>
          <table:table-cell table:formula="of:=IF((ROUNDDOWN([.E63]/3)-2)&gt;0;ROUNDDOWN([.E63]/3)-2;0)" office:value-type="float" office:value="528" calcext:value-type="float">
            <text:p>528</text:p>
          </table:table-cell>
          <table:table-cell table:formula="of:=IF((ROUNDDOWN([.F63]/3)-2)&gt;0;ROUNDDOWN([.F63]/3)-2;0)" office:value-type="float" office:value="174" calcext:value-type="float">
            <text:p>174</text:p>
          </table:table-cell>
          <table:table-cell table:formula="of:=IF((ROUNDDOWN([.G63]/3)-2)&gt;0;ROUNDDOWN([.G63]/3)-2;0)" office:value-type="float" office:value="56" calcext:value-type="float">
            <text:p>56</text:p>
          </table:table-cell>
          <table:table-cell table:formula="of:=IF((ROUNDDOWN([.H63]/3)-2)&gt;0;ROUNDDOWN([.H63]/3)-2;0)" office:value-type="float" office:value="16" calcext:value-type="float">
            <text:p>16</text:p>
          </table:table-cell>
          <table:table-cell table:formula="of:=IF((ROUNDDOWN([.I63]/3)-2)&gt;0;ROUNDDOWN([.I63]/3)-2;0)" office:value-type="float" office:value="3" calcext:value-type="float">
            <text:p>3</text:p>
          </table:table-cell>
          <table:table-cell table:formula="of:=IF((ROUNDDOWN([.J63]/3)-2)&gt;0;ROUNDDOWN([.J63]/3)-2;0)" office:value-type="float" office:value="0" calcext:value-type="float">
            <text:p>0</text:p>
          </table:table-cell>
          <table:table-cell table:formula="of:=IF((ROUNDDOWN([.K63]/3)-2)&gt;0;ROUNDDOWN([.K63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345" calcext:value-type="float">
            <text:p>55345</text:p>
          </table:table-cell>
          <table:table-cell table:formula="of:=ROUNDDOWN([.A64]/3)-2" office:value-type="float" office:value="18446" calcext:value-type="float">
            <text:p>18446</text:p>
          </table:table-cell>
          <table:table-cell table:formula="of:=IF((ROUNDDOWN([.B64]/3)-2)&gt;0;ROUNDDOWN([.B64]/3)-2;0)" office:value-type="float" office:value="6146" calcext:value-type="float">
            <text:p>6146</text:p>
          </table:table-cell>
          <table:table-cell table:formula="of:=IF((ROUNDDOWN([.C64]/3)-2)&gt;0;ROUNDDOWN([.C64]/3)-2;0)" office:value-type="float" office:value="2046" calcext:value-type="float">
            <text:p>2046</text:p>
          </table:table-cell>
          <table:table-cell table:formula="of:=IF((ROUNDDOWN([.D64]/3)-2)&gt;0;ROUNDDOWN([.D64]/3)-2;0)" office:value-type="float" office:value="680" calcext:value-type="float">
            <text:p>680</text:p>
          </table:table-cell>
          <table:table-cell table:formula="of:=IF((ROUNDDOWN([.E64]/3)-2)&gt;0;ROUNDDOWN([.E64]/3)-2;0)" office:value-type="float" office:value="224" calcext:value-type="float">
            <text:p>224</text:p>
          </table:table-cell>
          <table:table-cell table:formula="of:=IF((ROUNDDOWN([.F64]/3)-2)&gt;0;ROUNDDOWN([.F64]/3)-2;0)" office:value-type="float" office:value="72" calcext:value-type="float">
            <text:p>72</text:p>
          </table:table-cell>
          <table:table-cell table:formula="of:=IF((ROUNDDOWN([.G64]/3)-2)&gt;0;ROUNDDOWN([.G64]/3)-2;0)" office:value-type="float" office:value="22" calcext:value-type="float">
            <text:p>22</text:p>
          </table:table-cell>
          <table:table-cell table:formula="of:=IF((ROUNDDOWN([.H64]/3)-2)&gt;0;ROUNDDOWN([.H64]/3)-2;0)" office:value-type="float" office:value="5" calcext:value-type="float">
            <text:p>5</text:p>
          </table:table-cell>
          <table:table-cell table:formula="of:=IF((ROUNDDOWN([.I64]/3)-2)&gt;0;ROUNDDOWN([.I64]/3)-2;0)" office:value-type="float" office:value="0" calcext:value-type="float">
            <text:p>0</text:p>
          </table:table-cell>
          <table:table-cell table:formula="of:=IF((ROUNDDOWN([.J64]/3)-2)&gt;0;ROUNDDOWN([.J64]/3)-2;0)" office:value-type="float" office:value="0" calcext:value-type="float">
            <text:p>0</text:p>
          </table:table-cell>
          <table:table-cell table:formula="of:=IF((ROUNDDOWN([.K64]/3)-2)&gt;0;ROUNDDOWN([.K64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362" calcext:value-type="float">
            <text:p>82362</text:p>
          </table:table-cell>
          <table:table-cell table:formula="of:=ROUNDDOWN([.A65]/3)-2" office:value-type="float" office:value="27452" calcext:value-type="float">
            <text:p>27452</text:p>
          </table:table-cell>
          <table:table-cell table:formula="of:=IF((ROUNDDOWN([.B65]/3)-2)&gt;0;ROUNDDOWN([.B65]/3)-2;0)" office:value-type="float" office:value="9148" calcext:value-type="float">
            <text:p>9148</text:p>
          </table:table-cell>
          <table:table-cell table:formula="of:=IF((ROUNDDOWN([.C65]/3)-2)&gt;0;ROUNDDOWN([.C65]/3)-2;0)" office:value-type="float" office:value="3047" calcext:value-type="float">
            <text:p>3047</text:p>
          </table:table-cell>
          <table:table-cell table:formula="of:=IF((ROUNDDOWN([.D65]/3)-2)&gt;0;ROUNDDOWN([.D65]/3)-2;0)" office:value-type="float" office:value="1013" calcext:value-type="float">
            <text:p>1013</text:p>
          </table:table-cell>
          <table:table-cell table:formula="of:=IF((ROUNDDOWN([.E65]/3)-2)&gt;0;ROUNDDOWN([.E65]/3)-2;0)" office:value-type="float" office:value="335" calcext:value-type="float">
            <text:p>335</text:p>
          </table:table-cell>
          <table:table-cell table:formula="of:=IF((ROUNDDOWN([.F65]/3)-2)&gt;0;ROUNDDOWN([.F65]/3)-2;0)" office:value-type="float" office:value="109" calcext:value-type="float">
            <text:p>109</text:p>
          </table:table-cell>
          <table:table-cell table:formula="of:=IF((ROUNDDOWN([.G65]/3)-2)&gt;0;ROUNDDOWN([.G65]/3)-2;0)" office:value-type="float" office:value="34" calcext:value-type="float">
            <text:p>34</text:p>
          </table:table-cell>
          <table:table-cell table:formula="of:=IF((ROUNDDOWN([.H65]/3)-2)&gt;0;ROUNDDOWN([.H65]/3)-2;0)" office:value-type="float" office:value="9" calcext:value-type="float">
            <text:p>9</text:p>
          </table:table-cell>
          <table:table-cell table:formula="of:=IF((ROUNDDOWN([.I65]/3)-2)&gt;0;ROUNDDOWN([.I65]/3)-2;0)" office:value-type="float" office:value="1" calcext:value-type="float">
            <text:p>1</text:p>
          </table:table-cell>
          <table:table-cell table:formula="of:=IF((ROUNDDOWN([.J65]/3)-2)&gt;0;ROUNDDOWN([.J65]/3)-2;0)" office:value-type="float" office:value="0" calcext:value-type="float">
            <text:p>0</text:p>
          </table:table-cell>
          <table:table-cell table:formula="of:=IF((ROUNDDOWN([.K65]/3)-2)&gt;0;ROUNDDOWN([.K65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500" calcext:value-type="float">
            <text:p>60500</text:p>
          </table:table-cell>
          <table:table-cell table:formula="of:=ROUNDDOWN([.A66]/3)-2" office:value-type="float" office:value="20164" calcext:value-type="float">
            <text:p>20164</text:p>
          </table:table-cell>
          <table:table-cell table:formula="of:=IF((ROUNDDOWN([.B66]/3)-2)&gt;0;ROUNDDOWN([.B66]/3)-2;0)" office:value-type="float" office:value="6719" calcext:value-type="float">
            <text:p>6719</text:p>
          </table:table-cell>
          <table:table-cell table:formula="of:=IF((ROUNDDOWN([.C66]/3)-2)&gt;0;ROUNDDOWN([.C66]/3)-2;0)" office:value-type="float" office:value="2237" calcext:value-type="float">
            <text:p>2237</text:p>
          </table:table-cell>
          <table:table-cell table:formula="of:=IF((ROUNDDOWN([.D66]/3)-2)&gt;0;ROUNDDOWN([.D66]/3)-2;0)" office:value-type="float" office:value="743" calcext:value-type="float">
            <text:p>743</text:p>
          </table:table-cell>
          <table:table-cell table:formula="of:=IF((ROUNDDOWN([.E66]/3)-2)&gt;0;ROUNDDOWN([.E66]/3)-2;0)" office:value-type="float" office:value="245" calcext:value-type="float">
            <text:p>245</text:p>
          </table:table-cell>
          <table:table-cell table:formula="of:=IF((ROUNDDOWN([.F66]/3)-2)&gt;0;ROUNDDOWN([.F66]/3)-2;0)" office:value-type="float" office:value="79" calcext:value-type="float">
            <text:p>79</text:p>
          </table:table-cell>
          <table:table-cell table:formula="of:=IF((ROUNDDOWN([.G66]/3)-2)&gt;0;ROUNDDOWN([.G66]/3)-2;0)" office:value-type="float" office:value="24" calcext:value-type="float">
            <text:p>24</text:p>
          </table:table-cell>
          <table:table-cell table:formula="of:=IF((ROUNDDOWN([.H66]/3)-2)&gt;0;ROUNDDOWN([.H66]/3)-2;0)" office:value-type="float" office:value="6" calcext:value-type="float">
            <text:p>6</text:p>
          </table:table-cell>
          <table:table-cell table:formula="of:=IF((ROUNDDOWN([.I66]/3)-2)&gt;0;ROUNDDOWN([.I66]/3)-2;0)" office:value-type="float" office:value="0" calcext:value-type="float">
            <text:p>0</text:p>
          </table:table-cell>
          <table:table-cell table:formula="of:=IF((ROUNDDOWN([.J66]/3)-2)&gt;0;ROUNDDOWN([.J66]/3)-2;0)" office:value-type="float" office:value="0" calcext:value-type="float">
            <text:p>0</text:p>
          </table:table-cell>
          <table:table-cell table:formula="of:=IF((ROUNDDOWN([.K66]/3)-2)&gt;0;ROUNDDOWN([.K66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652" calcext:value-type="float">
            <text:p>147652</text:p>
          </table:table-cell>
          <table:table-cell table:formula="of:=ROUNDDOWN([.A67]/3)-2" office:value-type="float" office:value="49215" calcext:value-type="float">
            <text:p>49215</text:p>
          </table:table-cell>
          <table:table-cell table:formula="of:=IF((ROUNDDOWN([.B67]/3)-2)&gt;0;ROUNDDOWN([.B67]/3)-2;0)" office:value-type="float" office:value="16403" calcext:value-type="float">
            <text:p>16403</text:p>
          </table:table-cell>
          <table:table-cell table:formula="of:=IF((ROUNDDOWN([.C67]/3)-2)&gt;0;ROUNDDOWN([.C67]/3)-2;0)" office:value-type="float" office:value="5465" calcext:value-type="float">
            <text:p>5465</text:p>
          </table:table-cell>
          <table:table-cell table:formula="of:=IF((ROUNDDOWN([.D67]/3)-2)&gt;0;ROUNDDOWN([.D67]/3)-2;0)" office:value-type="float" office:value="1819" calcext:value-type="float">
            <text:p>1819</text:p>
          </table:table-cell>
          <table:table-cell table:formula="of:=IF((ROUNDDOWN([.E67]/3)-2)&gt;0;ROUNDDOWN([.E67]/3)-2;0)" office:value-type="float" office:value="604" calcext:value-type="float">
            <text:p>604</text:p>
          </table:table-cell>
          <table:table-cell table:formula="of:=IF((ROUNDDOWN([.F67]/3)-2)&gt;0;ROUNDDOWN([.F67]/3)-2;0)" office:value-type="float" office:value="199" calcext:value-type="float">
            <text:p>199</text:p>
          </table:table-cell>
          <table:table-cell table:formula="of:=IF((ROUNDDOWN([.G67]/3)-2)&gt;0;ROUNDDOWN([.G67]/3)-2;0)" office:value-type="float" office:value="64" calcext:value-type="float">
            <text:p>64</text:p>
          </table:table-cell>
          <table:table-cell table:formula="of:=IF((ROUNDDOWN([.H67]/3)-2)&gt;0;ROUNDDOWN([.H67]/3)-2;0)" office:value-type="float" office:value="19" calcext:value-type="float">
            <text:p>19</text:p>
          </table:table-cell>
          <table:table-cell table:formula="of:=IF((ROUNDDOWN([.I67]/3)-2)&gt;0;ROUNDDOWN([.I67]/3)-2;0)" office:value-type="float" office:value="4" calcext:value-type="float">
            <text:p>4</text:p>
          </table:table-cell>
          <table:table-cell table:formula="of:=IF((ROUNDDOWN([.J67]/3)-2)&gt;0;ROUNDDOWN([.J67]/3)-2;0)" office:value-type="float" office:value="0" calcext:value-type="float">
            <text:p>0</text:p>
          </table:table-cell>
          <table:table-cell table:formula="of:=IF((ROUNDDOWN([.K67]/3)-2)&gt;0;ROUNDDOWN([.K67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147" calcext:value-type="float">
            <text:p>83147</text:p>
          </table:table-cell>
          <table:table-cell table:formula="of:=ROUNDDOWN([.A68]/3)-2" office:value-type="float" office:value="27713" calcext:value-type="float">
            <text:p>27713</text:p>
          </table:table-cell>
          <table:table-cell table:formula="of:=IF((ROUNDDOWN([.B68]/3)-2)&gt;0;ROUNDDOWN([.B68]/3)-2;0)" office:value-type="float" office:value="9235" calcext:value-type="float">
            <text:p>9235</text:p>
          </table:table-cell>
          <table:table-cell table:formula="of:=IF((ROUNDDOWN([.C68]/3)-2)&gt;0;ROUNDDOWN([.C68]/3)-2;0)" office:value-type="float" office:value="3076" calcext:value-type="float">
            <text:p>3076</text:p>
          </table:table-cell>
          <table:table-cell table:formula="of:=IF((ROUNDDOWN([.D68]/3)-2)&gt;0;ROUNDDOWN([.D68]/3)-2;0)" office:value-type="float" office:value="1023" calcext:value-type="float">
            <text:p>1023</text:p>
          </table:table-cell>
          <table:table-cell table:formula="of:=IF((ROUNDDOWN([.E68]/3)-2)&gt;0;ROUNDDOWN([.E68]/3)-2;0)" office:value-type="float" office:value="339" calcext:value-type="float">
            <text:p>339</text:p>
          </table:table-cell>
          <table:table-cell table:formula="of:=IF((ROUNDDOWN([.F68]/3)-2)&gt;0;ROUNDDOWN([.F68]/3)-2;0)" office:value-type="float" office:value="111" calcext:value-type="float">
            <text:p>111</text:p>
          </table:table-cell>
          <table:table-cell table:formula="of:=IF((ROUNDDOWN([.G68]/3)-2)&gt;0;ROUNDDOWN([.G68]/3)-2;0)" office:value-type="float" office:value="35" calcext:value-type="float">
            <text:p>35</text:p>
          </table:table-cell>
          <table:table-cell table:formula="of:=IF((ROUNDDOWN([.H68]/3)-2)&gt;0;ROUNDDOWN([.H68]/3)-2;0)" office:value-type="float" office:value="9" calcext:value-type="float">
            <text:p>9</text:p>
          </table:table-cell>
          <table:table-cell table:formula="of:=IF((ROUNDDOWN([.I68]/3)-2)&gt;0;ROUNDDOWN([.I68]/3)-2;0)" office:value-type="float" office:value="1" calcext:value-type="float">
            <text:p>1</text:p>
          </table:table-cell>
          <table:table-cell table:formula="of:=IF((ROUNDDOWN([.J68]/3)-2)&gt;0;ROUNDDOWN([.J68]/3)-2;0)" office:value-type="float" office:value="0" calcext:value-type="float">
            <text:p>0</text:p>
          </table:table-cell>
          <table:table-cell table:formula="of:=IF((ROUNDDOWN([.K68]/3)-2)&gt;0;ROUNDDOWN([.K68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106" calcext:value-type="float">
            <text:p>87106</text:p>
          </table:table-cell>
          <table:table-cell table:formula="of:=ROUNDDOWN([.A69]/3)-2" office:value-type="float" office:value="29033" calcext:value-type="float">
            <text:p>29033</text:p>
          </table:table-cell>
          <table:table-cell table:formula="of:=IF((ROUNDDOWN([.B69]/3)-2)&gt;0;ROUNDDOWN([.B69]/3)-2;0)" office:value-type="float" office:value="9675" calcext:value-type="float">
            <text:p>9675</text:p>
          </table:table-cell>
          <table:table-cell table:formula="of:=IF((ROUNDDOWN([.C69]/3)-2)&gt;0;ROUNDDOWN([.C69]/3)-2;0)" office:value-type="float" office:value="3223" calcext:value-type="float">
            <text:p>3223</text:p>
          </table:table-cell>
          <table:table-cell table:formula="of:=IF((ROUNDDOWN([.D69]/3)-2)&gt;0;ROUNDDOWN([.D69]/3)-2;0)" office:value-type="float" office:value="1072" calcext:value-type="float">
            <text:p>1072</text:p>
          </table:table-cell>
          <table:table-cell table:formula="of:=IF((ROUNDDOWN([.E69]/3)-2)&gt;0;ROUNDDOWN([.E69]/3)-2;0)" office:value-type="float" office:value="355" calcext:value-type="float">
            <text:p>355</text:p>
          </table:table-cell>
          <table:table-cell table:formula="of:=IF((ROUNDDOWN([.F69]/3)-2)&gt;0;ROUNDDOWN([.F69]/3)-2;0)" office:value-type="float" office:value="116" calcext:value-type="float">
            <text:p>116</text:p>
          </table:table-cell>
          <table:table-cell table:formula="of:=IF((ROUNDDOWN([.G69]/3)-2)&gt;0;ROUNDDOWN([.G69]/3)-2;0)" office:value-type="float" office:value="36" calcext:value-type="float">
            <text:p>36</text:p>
          </table:table-cell>
          <table:table-cell table:formula="of:=IF((ROUNDDOWN([.H69]/3)-2)&gt;0;ROUNDDOWN([.H69]/3)-2;0)" office:value-type="float" office:value="10" calcext:value-type="float">
            <text:p>10</text:p>
          </table:table-cell>
          <table:table-cell table:formula="of:=IF((ROUNDDOWN([.I69]/3)-2)&gt;0;ROUNDDOWN([.I69]/3)-2;0)" office:value-type="float" office:value="1" calcext:value-type="float">
            <text:p>1</text:p>
          </table:table-cell>
          <table:table-cell table:formula="of:=IF((ROUNDDOWN([.J69]/3)-2)&gt;0;ROUNDDOWN([.J69]/3)-2;0)" office:value-type="float" office:value="0" calcext:value-type="float">
            <text:p>0</text:p>
          </table:table-cell>
          <table:table-cell table:formula="of:=IF((ROUNDDOWN([.K69]/3)-2)&gt;0;ROUNDDOWN([.K69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384" calcext:value-type="float">
            <text:p>97384</text:p>
          </table:table-cell>
          <table:table-cell table:formula="of:=ROUNDDOWN([.A70]/3)-2" office:value-type="float" office:value="32459" calcext:value-type="float">
            <text:p>32459</text:p>
          </table:table-cell>
          <table:table-cell table:formula="of:=IF((ROUNDDOWN([.B70]/3)-2)&gt;0;ROUNDDOWN([.B70]/3)-2;0)" office:value-type="float" office:value="10817" calcext:value-type="float">
            <text:p>10817</text:p>
          </table:table-cell>
          <table:table-cell table:formula="of:=IF((ROUNDDOWN([.C70]/3)-2)&gt;0;ROUNDDOWN([.C70]/3)-2;0)" office:value-type="float" office:value="3603" calcext:value-type="float">
            <text:p>3603</text:p>
          </table:table-cell>
          <table:table-cell table:formula="of:=IF((ROUNDDOWN([.D70]/3)-2)&gt;0;ROUNDDOWN([.D70]/3)-2;0)" office:value-type="float" office:value="1199" calcext:value-type="float">
            <text:p>1199</text:p>
          </table:table-cell>
          <table:table-cell table:formula="of:=IF((ROUNDDOWN([.E70]/3)-2)&gt;0;ROUNDDOWN([.E70]/3)-2;0)" office:value-type="float" office:value="397" calcext:value-type="float">
            <text:p>397</text:p>
          </table:table-cell>
          <table:table-cell table:formula="of:=IF((ROUNDDOWN([.F70]/3)-2)&gt;0;ROUNDDOWN([.F70]/3)-2;0)" office:value-type="float" office:value="130" calcext:value-type="float">
            <text:p>130</text:p>
          </table:table-cell>
          <table:table-cell table:formula="of:=IF((ROUNDDOWN([.G70]/3)-2)&gt;0;ROUNDDOWN([.G70]/3)-2;0)" office:value-type="float" office:value="41" calcext:value-type="float">
            <text:p>41</text:p>
          </table:table-cell>
          <table:table-cell table:formula="of:=IF((ROUNDDOWN([.H70]/3)-2)&gt;0;ROUNDDOWN([.H70]/3)-2;0)" office:value-type="float" office:value="11" calcext:value-type="float">
            <text:p>11</text:p>
          </table:table-cell>
          <table:table-cell table:formula="of:=IF((ROUNDDOWN([.I70]/3)-2)&gt;0;ROUNDDOWN([.I70]/3)-2;0)" office:value-type="float" office:value="1" calcext:value-type="float">
            <text:p>1</text:p>
          </table:table-cell>
          <table:table-cell table:formula="of:=IF((ROUNDDOWN([.J70]/3)-2)&gt;0;ROUNDDOWN([.J70]/3)-2;0)" office:value-type="float" office:value="0" calcext:value-type="float">
            <text:p>0</text:p>
          </table:table-cell>
          <table:table-cell table:formula="of:=IF((ROUNDDOWN([.K70]/3)-2)&gt;0;ROUNDDOWN([.K70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883" calcext:value-type="float">
            <text:p>136883</text:p>
          </table:table-cell>
          <table:table-cell table:formula="of:=ROUNDDOWN([.A71]/3)-2" office:value-type="float" office:value="45625" calcext:value-type="float">
            <text:p>45625</text:p>
          </table:table-cell>
          <table:table-cell table:formula="of:=IF((ROUNDDOWN([.B71]/3)-2)&gt;0;ROUNDDOWN([.B71]/3)-2;0)" office:value-type="float" office:value="15206" calcext:value-type="float">
            <text:p>15206</text:p>
          </table:table-cell>
          <table:table-cell table:formula="of:=IF((ROUNDDOWN([.C71]/3)-2)&gt;0;ROUNDDOWN([.C71]/3)-2;0)" office:value-type="float" office:value="5066" calcext:value-type="float">
            <text:p>5066</text:p>
          </table:table-cell>
          <table:table-cell table:formula="of:=IF((ROUNDDOWN([.D71]/3)-2)&gt;0;ROUNDDOWN([.D71]/3)-2;0)" office:value-type="float" office:value="1686" calcext:value-type="float">
            <text:p>1686</text:p>
          </table:table-cell>
          <table:table-cell table:formula="of:=IF((ROUNDDOWN([.E71]/3)-2)&gt;0;ROUNDDOWN([.E71]/3)-2;0)" office:value-type="float" office:value="560" calcext:value-type="float">
            <text:p>560</text:p>
          </table:table-cell>
          <table:table-cell table:formula="of:=IF((ROUNDDOWN([.F71]/3)-2)&gt;0;ROUNDDOWN([.F71]/3)-2;0)" office:value-type="float" office:value="184" calcext:value-type="float">
            <text:p>184</text:p>
          </table:table-cell>
          <table:table-cell table:formula="of:=IF((ROUNDDOWN([.G71]/3)-2)&gt;0;ROUNDDOWN([.G71]/3)-2;0)" office:value-type="float" office:value="59" calcext:value-type="float">
            <text:p>59</text:p>
          </table:table-cell>
          <table:table-cell table:formula="of:=IF((ROUNDDOWN([.H71]/3)-2)&gt;0;ROUNDDOWN([.H71]/3)-2;0)" office:value-type="float" office:value="17" calcext:value-type="float">
            <text:p>17</text:p>
          </table:table-cell>
          <table:table-cell table:formula="of:=IF((ROUNDDOWN([.I71]/3)-2)&gt;0;ROUNDDOWN([.I71]/3)-2;0)" office:value-type="float" office:value="3" calcext:value-type="float">
            <text:p>3</text:p>
          </table:table-cell>
          <table:table-cell table:formula="of:=IF((ROUNDDOWN([.J71]/3)-2)&gt;0;ROUNDDOWN([.J71]/3)-2;0)" office:value-type="float" office:value="0" calcext:value-type="float">
            <text:p>0</text:p>
          </table:table-cell>
          <table:table-cell table:formula="of:=IF((ROUNDDOWN([.K71]/3)-2)&gt;0;ROUNDDOWN([.K71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198" calcext:value-type="float">
            <text:p>62198</text:p>
          </table:table-cell>
          <table:table-cell table:formula="of:=ROUNDDOWN([.A72]/3)-2" office:value-type="float" office:value="20730" calcext:value-type="float">
            <text:p>20730</text:p>
          </table:table-cell>
          <table:table-cell table:formula="of:=IF((ROUNDDOWN([.B72]/3)-2)&gt;0;ROUNDDOWN([.B72]/3)-2;0)" office:value-type="float" office:value="6908" calcext:value-type="float">
            <text:p>6908</text:p>
          </table:table-cell>
          <table:table-cell table:formula="of:=IF((ROUNDDOWN([.C72]/3)-2)&gt;0;ROUNDDOWN([.C72]/3)-2;0)" office:value-type="float" office:value="2300" calcext:value-type="float">
            <text:p>2300</text:p>
          </table:table-cell>
          <table:table-cell table:formula="of:=IF((ROUNDDOWN([.D72]/3)-2)&gt;0;ROUNDDOWN([.D72]/3)-2;0)" office:value-type="float" office:value="764" calcext:value-type="float">
            <text:p>764</text:p>
          </table:table-cell>
          <table:table-cell table:formula="of:=IF((ROUNDDOWN([.E72]/3)-2)&gt;0;ROUNDDOWN([.E72]/3)-2;0)" office:value-type="float" office:value="252" calcext:value-type="float">
            <text:p>252</text:p>
          </table:table-cell>
          <table:table-cell table:formula="of:=IF((ROUNDDOWN([.F72]/3)-2)&gt;0;ROUNDDOWN([.F72]/3)-2;0)" office:value-type="float" office:value="82" calcext:value-type="float">
            <text:p>82</text:p>
          </table:table-cell>
          <table:table-cell table:formula="of:=IF((ROUNDDOWN([.G72]/3)-2)&gt;0;ROUNDDOWN([.G72]/3)-2;0)" office:value-type="float" office:value="25" calcext:value-type="float">
            <text:p>25</text:p>
          </table:table-cell>
          <table:table-cell table:formula="of:=IF((ROUNDDOWN([.H72]/3)-2)&gt;0;ROUNDDOWN([.H72]/3)-2;0)" office:value-type="float" office:value="6" calcext:value-type="float">
            <text:p>6</text:p>
          </table:table-cell>
          <table:table-cell table:formula="of:=IF((ROUNDDOWN([.I72]/3)-2)&gt;0;ROUNDDOWN([.I72]/3)-2;0)" office:value-type="float" office:value="0" calcext:value-type="float">
            <text:p>0</text:p>
          </table:table-cell>
          <table:table-cell table:formula="of:=IF((ROUNDDOWN([.J72]/3)-2)&gt;0;ROUNDDOWN([.J72]/3)-2;0)" office:value-type="float" office:value="0" calcext:value-type="float">
            <text:p>0</text:p>
          </table:table-cell>
          <table:table-cell table:formula="of:=IF((ROUNDDOWN([.K72]/3)-2)&gt;0;ROUNDDOWN([.K72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290" calcext:value-type="float">
            <text:p>130290</text:p>
          </table:table-cell>
          <table:table-cell table:formula="of:=ROUNDDOWN([.A73]/3)-2" office:value-type="float" office:value="43428" calcext:value-type="float">
            <text:p>43428</text:p>
          </table:table-cell>
          <table:table-cell table:formula="of:=IF((ROUNDDOWN([.B73]/3)-2)&gt;0;ROUNDDOWN([.B73]/3)-2;0)" office:value-type="float" office:value="14474" calcext:value-type="float">
            <text:p>14474</text:p>
          </table:table-cell>
          <table:table-cell table:formula="of:=IF((ROUNDDOWN([.C73]/3)-2)&gt;0;ROUNDDOWN([.C73]/3)-2;0)" office:value-type="float" office:value="4822" calcext:value-type="float">
            <text:p>4822</text:p>
          </table:table-cell>
          <table:table-cell table:formula="of:=IF((ROUNDDOWN([.D73]/3)-2)&gt;0;ROUNDDOWN([.D73]/3)-2;0)" office:value-type="float" office:value="1605" calcext:value-type="float">
            <text:p>1605</text:p>
          </table:table-cell>
          <table:table-cell table:formula="of:=IF((ROUNDDOWN([.E73]/3)-2)&gt;0;ROUNDDOWN([.E73]/3)-2;0)" office:value-type="float" office:value="533" calcext:value-type="float">
            <text:p>533</text:p>
          </table:table-cell>
          <table:table-cell table:formula="of:=IF((ROUNDDOWN([.F73]/3)-2)&gt;0;ROUNDDOWN([.F73]/3)-2;0)" office:value-type="float" office:value="175" calcext:value-type="float">
            <text:p>175</text:p>
          </table:table-cell>
          <table:table-cell table:formula="of:=IF((ROUNDDOWN([.G73]/3)-2)&gt;0;ROUNDDOWN([.G73]/3)-2;0)" office:value-type="float" office:value="56" calcext:value-type="float">
            <text:p>56</text:p>
          </table:table-cell>
          <table:table-cell table:formula="of:=IF((ROUNDDOWN([.H73]/3)-2)&gt;0;ROUNDDOWN([.H73]/3)-2;0)" office:value-type="float" office:value="16" calcext:value-type="float">
            <text:p>16</text:p>
          </table:table-cell>
          <table:table-cell table:formula="of:=IF((ROUNDDOWN([.I73]/3)-2)&gt;0;ROUNDDOWN([.I73]/3)-2;0)" office:value-type="float" office:value="3" calcext:value-type="float">
            <text:p>3</text:p>
          </table:table-cell>
          <table:table-cell table:formula="of:=IF((ROUNDDOWN([.J73]/3)-2)&gt;0;ROUNDDOWN([.J73]/3)-2;0)" office:value-type="float" office:value="0" calcext:value-type="float">
            <text:p>0</text:p>
          </table:table-cell>
          <table:table-cell table:formula="of:=IF((ROUNDDOWN([.K73]/3)-2)&gt;0;ROUNDDOWN([.K73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715" calcext:value-type="float">
            <text:p>129715</text:p>
          </table:table-cell>
          <table:table-cell table:formula="of:=ROUNDDOWN([.A74]/3)-2" office:value-type="float" office:value="43236" calcext:value-type="float">
            <text:p>43236</text:p>
          </table:table-cell>
          <table:table-cell table:formula="of:=IF((ROUNDDOWN([.B74]/3)-2)&gt;0;ROUNDDOWN([.B74]/3)-2;0)" office:value-type="float" office:value="14410" calcext:value-type="float">
            <text:p>14410</text:p>
          </table:table-cell>
          <table:table-cell table:formula="of:=IF((ROUNDDOWN([.C74]/3)-2)&gt;0;ROUNDDOWN([.C74]/3)-2;0)" office:value-type="float" office:value="4801" calcext:value-type="float">
            <text:p>4801</text:p>
          </table:table-cell>
          <table:table-cell table:formula="of:=IF((ROUNDDOWN([.D74]/3)-2)&gt;0;ROUNDDOWN([.D74]/3)-2;0)" office:value-type="float" office:value="1598" calcext:value-type="float">
            <text:p>1598</text:p>
          </table:table-cell>
          <table:table-cell table:formula="of:=IF((ROUNDDOWN([.E74]/3)-2)&gt;0;ROUNDDOWN([.E74]/3)-2;0)" office:value-type="float" office:value="530" calcext:value-type="float">
            <text:p>530</text:p>
          </table:table-cell>
          <table:table-cell table:formula="of:=IF((ROUNDDOWN([.F74]/3)-2)&gt;0;ROUNDDOWN([.F74]/3)-2;0)" office:value-type="float" office:value="174" calcext:value-type="float">
            <text:p>174</text:p>
          </table:table-cell>
          <table:table-cell table:formula="of:=IF((ROUNDDOWN([.G74]/3)-2)&gt;0;ROUNDDOWN([.G74]/3)-2;0)" office:value-type="float" office:value="56" calcext:value-type="float">
            <text:p>56</text:p>
          </table:table-cell>
          <table:table-cell table:formula="of:=IF((ROUNDDOWN([.H74]/3)-2)&gt;0;ROUNDDOWN([.H74]/3)-2;0)" office:value-type="float" office:value="16" calcext:value-type="float">
            <text:p>16</text:p>
          </table:table-cell>
          <table:table-cell table:formula="of:=IF((ROUNDDOWN([.I74]/3)-2)&gt;0;ROUNDDOWN([.I74]/3)-2;0)" office:value-type="float" office:value="3" calcext:value-type="float">
            <text:p>3</text:p>
          </table:table-cell>
          <table:table-cell table:formula="of:=IF((ROUNDDOWN([.J74]/3)-2)&gt;0;ROUNDDOWN([.J74]/3)-2;0)" office:value-type="float" office:value="0" calcext:value-type="float">
            <text:p>0</text:p>
          </table:table-cell>
          <table:table-cell table:formula="of:=IF((ROUNDDOWN([.K74]/3)-2)&gt;0;ROUNDDOWN([.K74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082" calcext:value-type="float">
            <text:p>93082</text:p>
          </table:table-cell>
          <table:table-cell table:formula="of:=ROUNDDOWN([.A75]/3)-2" office:value-type="float" office:value="31025" calcext:value-type="float">
            <text:p>31025</text:p>
          </table:table-cell>
          <table:table-cell table:formula="of:=IF((ROUNDDOWN([.B75]/3)-2)&gt;0;ROUNDDOWN([.B75]/3)-2;0)" office:value-type="float" office:value="10339" calcext:value-type="float">
            <text:p>10339</text:p>
          </table:table-cell>
          <table:table-cell table:formula="of:=IF((ROUNDDOWN([.C75]/3)-2)&gt;0;ROUNDDOWN([.C75]/3)-2;0)" office:value-type="float" office:value="3444" calcext:value-type="float">
            <text:p>3444</text:p>
          </table:table-cell>
          <table:table-cell table:formula="of:=IF((ROUNDDOWN([.D75]/3)-2)&gt;0;ROUNDDOWN([.D75]/3)-2;0)" office:value-type="float" office:value="1146" calcext:value-type="float">
            <text:p>1146</text:p>
          </table:table-cell>
          <table:table-cell table:formula="of:=IF((ROUNDDOWN([.E75]/3)-2)&gt;0;ROUNDDOWN([.E75]/3)-2;0)" office:value-type="float" office:value="380" calcext:value-type="float">
            <text:p>380</text:p>
          </table:table-cell>
          <table:table-cell table:formula="of:=IF((ROUNDDOWN([.F75]/3)-2)&gt;0;ROUNDDOWN([.F75]/3)-2;0)" office:value-type="float" office:value="124" calcext:value-type="float">
            <text:p>124</text:p>
          </table:table-cell>
          <table:table-cell table:formula="of:=IF((ROUNDDOWN([.G75]/3)-2)&gt;0;ROUNDDOWN([.G75]/3)-2;0)" office:value-type="float" office:value="39" calcext:value-type="float">
            <text:p>39</text:p>
          </table:table-cell>
          <table:table-cell table:formula="of:=IF((ROUNDDOWN([.H75]/3)-2)&gt;0;ROUNDDOWN([.H75]/3)-2;0)" office:value-type="float" office:value="11" calcext:value-type="float">
            <text:p>11</text:p>
          </table:table-cell>
          <table:table-cell table:formula="of:=IF((ROUNDDOWN([.I75]/3)-2)&gt;0;ROUNDDOWN([.I75]/3)-2;0)" office:value-type="float" office:value="1" calcext:value-type="float">
            <text:p>1</text:p>
          </table:table-cell>
          <table:table-cell table:formula="of:=IF((ROUNDDOWN([.J75]/3)-2)&gt;0;ROUNDDOWN([.J75]/3)-2;0)" office:value-type="float" office:value="0" calcext:value-type="float">
            <text:p>0</text:p>
          </table:table-cell>
          <table:table-cell table:formula="of:=IF((ROUNDDOWN([.K75]/3)-2)&gt;0;ROUNDDOWN([.K75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179" calcext:value-type="float">
            <text:p>72179</text:p>
          </table:table-cell>
          <table:table-cell table:formula="of:=ROUNDDOWN([.A76]/3)-2" office:value-type="float" office:value="24057" calcext:value-type="float">
            <text:p>24057</text:p>
          </table:table-cell>
          <table:table-cell table:formula="of:=IF((ROUNDDOWN([.B76]/3)-2)&gt;0;ROUNDDOWN([.B76]/3)-2;0)" office:value-type="float" office:value="8017" calcext:value-type="float">
            <text:p>8017</text:p>
          </table:table-cell>
          <table:table-cell table:formula="of:=IF((ROUNDDOWN([.C76]/3)-2)&gt;0;ROUNDDOWN([.C76]/3)-2;0)" office:value-type="float" office:value="2670" calcext:value-type="float">
            <text:p>2670</text:p>
          </table:table-cell>
          <table:table-cell table:formula="of:=IF((ROUNDDOWN([.D76]/3)-2)&gt;0;ROUNDDOWN([.D76]/3)-2;0)" office:value-type="float" office:value="888" calcext:value-type="float">
            <text:p>888</text:p>
          </table:table-cell>
          <table:table-cell table:formula="of:=IF((ROUNDDOWN([.E76]/3)-2)&gt;0;ROUNDDOWN([.E76]/3)-2;0)" office:value-type="float" office:value="294" calcext:value-type="float">
            <text:p>294</text:p>
          </table:table-cell>
          <table:table-cell table:formula="of:=IF((ROUNDDOWN([.F76]/3)-2)&gt;0;ROUNDDOWN([.F76]/3)-2;0)" office:value-type="float" office:value="96" calcext:value-type="float">
            <text:p>96</text:p>
          </table:table-cell>
          <table:table-cell table:formula="of:=IF((ROUNDDOWN([.G76]/3)-2)&gt;0;ROUNDDOWN([.G76]/3)-2;0)" office:value-type="float" office:value="30" calcext:value-type="float">
            <text:p>30</text:p>
          </table:table-cell>
          <table:table-cell table:formula="of:=IF((ROUNDDOWN([.H76]/3)-2)&gt;0;ROUNDDOWN([.H76]/3)-2;0)" office:value-type="float" office:value="8" calcext:value-type="float">
            <text:p>8</text:p>
          </table:table-cell>
          <table:table-cell table:formula="of:=IF((ROUNDDOWN([.I76]/3)-2)&gt;0;ROUNDDOWN([.I76]/3)-2;0)" office:value-type="float" office:value="0" calcext:value-type="float">
            <text:p>0</text:p>
          </table:table-cell>
          <table:table-cell table:formula="of:=IF((ROUNDDOWN([.J76]/3)-2)&gt;0;ROUNDDOWN([.J76]/3)-2;0)" office:value-type="float" office:value="0" calcext:value-type="float">
            <text:p>0</text:p>
          </table:table-cell>
          <table:table-cell table:formula="of:=IF((ROUNDDOWN([.K76]/3)-2)&gt;0;ROUNDDOWN([.K76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109" calcext:value-type="float">
            <text:p>72109</text:p>
          </table:table-cell>
          <table:table-cell table:formula="of:=ROUNDDOWN([.A77]/3)-2" office:value-type="float" office:value="24034" calcext:value-type="float">
            <text:p>24034</text:p>
          </table:table-cell>
          <table:table-cell table:formula="of:=IF((ROUNDDOWN([.B77]/3)-2)&gt;0;ROUNDDOWN([.B77]/3)-2;0)" office:value-type="float" office:value="8009" calcext:value-type="float">
            <text:p>8009</text:p>
          </table:table-cell>
          <table:table-cell table:formula="of:=IF((ROUNDDOWN([.C77]/3)-2)&gt;0;ROUNDDOWN([.C77]/3)-2;0)" office:value-type="float" office:value="2667" calcext:value-type="float">
            <text:p>2667</text:p>
          </table:table-cell>
          <table:table-cell table:formula="of:=IF((ROUNDDOWN([.D77]/3)-2)&gt;0;ROUNDDOWN([.D77]/3)-2;0)" office:value-type="float" office:value="887" calcext:value-type="float">
            <text:p>887</text:p>
          </table:table-cell>
          <table:table-cell table:formula="of:=IF((ROUNDDOWN([.E77]/3)-2)&gt;0;ROUNDDOWN([.E77]/3)-2;0)" office:value-type="float" office:value="293" calcext:value-type="float">
            <text:p>293</text:p>
          </table:table-cell>
          <table:table-cell table:formula="of:=IF((ROUNDDOWN([.F77]/3)-2)&gt;0;ROUNDDOWN([.F77]/3)-2;0)" office:value-type="float" office:value="95" calcext:value-type="float">
            <text:p>95</text:p>
          </table:table-cell>
          <table:table-cell table:formula="of:=IF((ROUNDDOWN([.G77]/3)-2)&gt;0;ROUNDDOWN([.G77]/3)-2;0)" office:value-type="float" office:value="29" calcext:value-type="float">
            <text:p>29</text:p>
          </table:table-cell>
          <table:table-cell table:formula="of:=IF((ROUNDDOWN([.H77]/3)-2)&gt;0;ROUNDDOWN([.H77]/3)-2;0)" office:value-type="float" office:value="7" calcext:value-type="float">
            <text:p>7</text:p>
          </table:table-cell>
          <table:table-cell table:formula="of:=IF((ROUNDDOWN([.I77]/3)-2)&gt;0;ROUNDDOWN([.I77]/3)-2;0)" office:value-type="float" office:value="0" calcext:value-type="float">
            <text:p>0</text:p>
          </table:table-cell>
          <table:table-cell table:formula="of:=IF((ROUNDDOWN([.J77]/3)-2)&gt;0;ROUNDDOWN([.J77]/3)-2;0)" office:value-type="float" office:value="0" calcext:value-type="float">
            <text:p>0</text:p>
          </table:table-cell>
          <table:table-cell table:formula="of:=IF((ROUNDDOWN([.K77]/3)-2)&gt;0;ROUNDDOWN([.K77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604" calcext:value-type="float">
            <text:p>70604</text:p>
          </table:table-cell>
          <table:table-cell table:formula="of:=ROUNDDOWN([.A78]/3)-2" office:value-type="float" office:value="23532" calcext:value-type="float">
            <text:p>23532</text:p>
          </table:table-cell>
          <table:table-cell table:formula="of:=IF((ROUNDDOWN([.B78]/3)-2)&gt;0;ROUNDDOWN([.B78]/3)-2;0)" office:value-type="float" office:value="7842" calcext:value-type="float">
            <text:p>7842</text:p>
          </table:table-cell>
          <table:table-cell table:formula="of:=IF((ROUNDDOWN([.C78]/3)-2)&gt;0;ROUNDDOWN([.C78]/3)-2;0)" office:value-type="float" office:value="2612" calcext:value-type="float">
            <text:p>2612</text:p>
          </table:table-cell>
          <table:table-cell table:formula="of:=IF((ROUNDDOWN([.D78]/3)-2)&gt;0;ROUNDDOWN([.D78]/3)-2;0)" office:value-type="float" office:value="868" calcext:value-type="float">
            <text:p>868</text:p>
          </table:table-cell>
          <table:table-cell table:formula="of:=IF((ROUNDDOWN([.E78]/3)-2)&gt;0;ROUNDDOWN([.E78]/3)-2;0)" office:value-type="float" office:value="287" calcext:value-type="float">
            <text:p>287</text:p>
          </table:table-cell>
          <table:table-cell table:formula="of:=IF((ROUNDDOWN([.F78]/3)-2)&gt;0;ROUNDDOWN([.F78]/3)-2;0)" office:value-type="float" office:value="93" calcext:value-type="float">
            <text:p>93</text:p>
          </table:table-cell>
          <table:table-cell table:formula="of:=IF((ROUNDDOWN([.G78]/3)-2)&gt;0;ROUNDDOWN([.G78]/3)-2;0)" office:value-type="float" office:value="29" calcext:value-type="float">
            <text:p>29</text:p>
          </table:table-cell>
          <table:table-cell table:formula="of:=IF((ROUNDDOWN([.H78]/3)-2)&gt;0;ROUNDDOWN([.H78]/3)-2;0)" office:value-type="float" office:value="7" calcext:value-type="float">
            <text:p>7</text:p>
          </table:table-cell>
          <table:table-cell table:formula="of:=IF((ROUNDDOWN([.I78]/3)-2)&gt;0;ROUNDDOWN([.I78]/3)-2;0)" office:value-type="float" office:value="0" calcext:value-type="float">
            <text:p>0</text:p>
          </table:table-cell>
          <table:table-cell table:formula="of:=IF((ROUNDDOWN([.J78]/3)-2)&gt;0;ROUNDDOWN([.J78]/3)-2;0)" office:value-type="float" office:value="0" calcext:value-type="float">
            <text:p>0</text:p>
          </table:table-cell>
          <table:table-cell table:formula="of:=IF((ROUNDDOWN([.K78]/3)-2)&gt;0;ROUNDDOWN([.K78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894" calcext:value-type="float">
            <text:p>94894</text:p>
          </table:table-cell>
          <table:table-cell table:formula="of:=ROUNDDOWN([.A79]/3)-2" office:value-type="float" office:value="31629" calcext:value-type="float">
            <text:p>31629</text:p>
          </table:table-cell>
          <table:table-cell table:formula="of:=IF((ROUNDDOWN([.B79]/3)-2)&gt;0;ROUNDDOWN([.B79]/3)-2;0)" office:value-type="float" office:value="10541" calcext:value-type="float">
            <text:p>10541</text:p>
          </table:table-cell>
          <table:table-cell table:formula="of:=IF((ROUNDDOWN([.C79]/3)-2)&gt;0;ROUNDDOWN([.C79]/3)-2;0)" office:value-type="float" office:value="3511" calcext:value-type="float">
            <text:p>3511</text:p>
          </table:table-cell>
          <table:table-cell table:formula="of:=IF((ROUNDDOWN([.D79]/3)-2)&gt;0;ROUNDDOWN([.D79]/3)-2;0)" office:value-type="float" office:value="1168" calcext:value-type="float">
            <text:p>1168</text:p>
          </table:table-cell>
          <table:table-cell table:formula="of:=IF((ROUNDDOWN([.E79]/3)-2)&gt;0;ROUNDDOWN([.E79]/3)-2;0)" office:value-type="float" office:value="387" calcext:value-type="float">
            <text:p>387</text:p>
          </table:table-cell>
          <table:table-cell table:formula="of:=IF((ROUNDDOWN([.F79]/3)-2)&gt;0;ROUNDDOWN([.F79]/3)-2;0)" office:value-type="float" office:value="127" calcext:value-type="float">
            <text:p>127</text:p>
          </table:table-cell>
          <table:table-cell table:formula="of:=IF((ROUNDDOWN([.G79]/3)-2)&gt;0;ROUNDDOWN([.G79]/3)-2;0)" office:value-type="float" office:value="40" calcext:value-type="float">
            <text:p>40</text:p>
          </table:table-cell>
          <table:table-cell table:formula="of:=IF((ROUNDDOWN([.H79]/3)-2)&gt;0;ROUNDDOWN([.H79]/3)-2;0)" office:value-type="float" office:value="11" calcext:value-type="float">
            <text:p>11</text:p>
          </table:table-cell>
          <table:table-cell table:formula="of:=IF((ROUNDDOWN([.I79]/3)-2)&gt;0;ROUNDDOWN([.I79]/3)-2;0)" office:value-type="float" office:value="1" calcext:value-type="float">
            <text:p>1</text:p>
          </table:table-cell>
          <table:table-cell table:formula="of:=IF((ROUNDDOWN([.J79]/3)-2)&gt;0;ROUNDDOWN([.J79]/3)-2;0)" office:value-type="float" office:value="0" calcext:value-type="float">
            <text:p>0</text:p>
          </table:table-cell>
          <table:table-cell table:formula="of:=IF((ROUNDDOWN([.K79]/3)-2)&gt;0;ROUNDDOWN([.K79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139" calcext:value-type="float">
            <text:p>98139</text:p>
          </table:table-cell>
          <table:table-cell table:formula="of:=ROUNDDOWN([.A80]/3)-2" office:value-type="float" office:value="32711" calcext:value-type="float">
            <text:p>32711</text:p>
          </table:table-cell>
          <table:table-cell table:formula="of:=IF((ROUNDDOWN([.B80]/3)-2)&gt;0;ROUNDDOWN([.B80]/3)-2;0)" office:value-type="float" office:value="10901" calcext:value-type="float">
            <text:p>10901</text:p>
          </table:table-cell>
          <table:table-cell table:formula="of:=IF((ROUNDDOWN([.C80]/3)-2)&gt;0;ROUNDDOWN([.C80]/3)-2;0)" office:value-type="float" office:value="3631" calcext:value-type="float">
            <text:p>3631</text:p>
          </table:table-cell>
          <table:table-cell table:formula="of:=IF((ROUNDDOWN([.D80]/3)-2)&gt;0;ROUNDDOWN([.D80]/3)-2;0)" office:value-type="float" office:value="1208" calcext:value-type="float">
            <text:p>1208</text:p>
          </table:table-cell>
          <table:table-cell table:formula="of:=IF((ROUNDDOWN([.E80]/3)-2)&gt;0;ROUNDDOWN([.E80]/3)-2;0)" office:value-type="float" office:value="400" calcext:value-type="float">
            <text:p>400</text:p>
          </table:table-cell>
          <table:table-cell table:formula="of:=IF((ROUNDDOWN([.F80]/3)-2)&gt;0;ROUNDDOWN([.F80]/3)-2;0)" office:value-type="float" office:value="131" calcext:value-type="float">
            <text:p>131</text:p>
          </table:table-cell>
          <table:table-cell table:formula="of:=IF((ROUNDDOWN([.G80]/3)-2)&gt;0;ROUNDDOWN([.G80]/3)-2;0)" office:value-type="float" office:value="41" calcext:value-type="float">
            <text:p>41</text:p>
          </table:table-cell>
          <table:table-cell table:formula="of:=IF((ROUNDDOWN([.H80]/3)-2)&gt;0;ROUNDDOWN([.H80]/3)-2;0)" office:value-type="float" office:value="11" calcext:value-type="float">
            <text:p>11</text:p>
          </table:table-cell>
          <table:table-cell table:formula="of:=IF((ROUNDDOWN([.I80]/3)-2)&gt;0;ROUNDDOWN([.I80]/3)-2;0)" office:value-type="float" office:value="1" calcext:value-type="float">
            <text:p>1</text:p>
          </table:table-cell>
          <table:table-cell table:formula="of:=IF((ROUNDDOWN([.J80]/3)-2)&gt;0;ROUNDDOWN([.J80]/3)-2;0)" office:value-type="float" office:value="0" calcext:value-type="float">
            <text:p>0</text:p>
          </table:table-cell>
          <table:table-cell table:formula="of:=IF((ROUNDDOWN([.K80]/3)-2)&gt;0;ROUNDDOWN([.K80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056" calcext:value-type="float">
            <text:p>97056</text:p>
          </table:table-cell>
          <table:table-cell table:formula="of:=ROUNDDOWN([.A81]/3)-2" office:value-type="float" office:value="32350" calcext:value-type="float">
            <text:p>32350</text:p>
          </table:table-cell>
          <table:table-cell table:formula="of:=IF((ROUNDDOWN([.B81]/3)-2)&gt;0;ROUNDDOWN([.B81]/3)-2;0)" office:value-type="float" office:value="10781" calcext:value-type="float">
            <text:p>10781</text:p>
          </table:table-cell>
          <table:table-cell table:formula="of:=IF((ROUNDDOWN([.C81]/3)-2)&gt;0;ROUNDDOWN([.C81]/3)-2;0)" office:value-type="float" office:value="3591" calcext:value-type="float">
            <text:p>3591</text:p>
          </table:table-cell>
          <table:table-cell table:formula="of:=IF((ROUNDDOWN([.D81]/3)-2)&gt;0;ROUNDDOWN([.D81]/3)-2;0)" office:value-type="float" office:value="1195" calcext:value-type="float">
            <text:p>1195</text:p>
          </table:table-cell>
          <table:table-cell table:formula="of:=IF((ROUNDDOWN([.E81]/3)-2)&gt;0;ROUNDDOWN([.E81]/3)-2;0)" office:value-type="float" office:value="396" calcext:value-type="float">
            <text:p>396</text:p>
          </table:table-cell>
          <table:table-cell table:formula="of:=IF((ROUNDDOWN([.F81]/3)-2)&gt;0;ROUNDDOWN([.F81]/3)-2;0)" office:value-type="float" office:value="130" calcext:value-type="float">
            <text:p>130</text:p>
          </table:table-cell>
          <table:table-cell table:formula="of:=IF((ROUNDDOWN([.G81]/3)-2)&gt;0;ROUNDDOWN([.G81]/3)-2;0)" office:value-type="float" office:value="41" calcext:value-type="float">
            <text:p>41</text:p>
          </table:table-cell>
          <table:table-cell table:formula="of:=IF((ROUNDDOWN([.H81]/3)-2)&gt;0;ROUNDDOWN([.H81]/3)-2;0)" office:value-type="float" office:value="11" calcext:value-type="float">
            <text:p>11</text:p>
          </table:table-cell>
          <table:table-cell table:formula="of:=IF((ROUNDDOWN([.I81]/3)-2)&gt;0;ROUNDDOWN([.I81]/3)-2;0)" office:value-type="float" office:value="1" calcext:value-type="float">
            <text:p>1</text:p>
          </table:table-cell>
          <table:table-cell table:formula="of:=IF((ROUNDDOWN([.J81]/3)-2)&gt;0;ROUNDDOWN([.J81]/3)-2;0)" office:value-type="float" office:value="0" calcext:value-type="float">
            <text:p>0</text:p>
          </table:table-cell>
          <table:table-cell table:formula="of:=IF((ROUNDDOWN([.K81]/3)-2)&gt;0;ROUNDDOWN([.K81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236" calcext:value-type="float">
            <text:p>86236</text:p>
          </table:table-cell>
          <table:table-cell table:formula="of:=ROUNDDOWN([.A82]/3)-2" office:value-type="float" office:value="28743" calcext:value-type="float">
            <text:p>28743</text:p>
          </table:table-cell>
          <table:table-cell table:formula="of:=IF((ROUNDDOWN([.B82]/3)-2)&gt;0;ROUNDDOWN([.B82]/3)-2;0)" office:value-type="float" office:value="9579" calcext:value-type="float">
            <text:p>9579</text:p>
          </table:table-cell>
          <table:table-cell table:formula="of:=IF((ROUNDDOWN([.C82]/3)-2)&gt;0;ROUNDDOWN([.C82]/3)-2;0)" office:value-type="float" office:value="3191" calcext:value-type="float">
            <text:p>3191</text:p>
          </table:table-cell>
          <table:table-cell table:formula="of:=IF((ROUNDDOWN([.D82]/3)-2)&gt;0;ROUNDDOWN([.D82]/3)-2;0)" office:value-type="float" office:value="1061" calcext:value-type="float">
            <text:p>1061</text:p>
          </table:table-cell>
          <table:table-cell table:formula="of:=IF((ROUNDDOWN([.E82]/3)-2)&gt;0;ROUNDDOWN([.E82]/3)-2;0)" office:value-type="float" office:value="351" calcext:value-type="float">
            <text:p>351</text:p>
          </table:table-cell>
          <table:table-cell table:formula="of:=IF((ROUNDDOWN([.F82]/3)-2)&gt;0;ROUNDDOWN([.F82]/3)-2;0)" office:value-type="float" office:value="115" calcext:value-type="float">
            <text:p>115</text:p>
          </table:table-cell>
          <table:table-cell table:formula="of:=IF((ROUNDDOWN([.G82]/3)-2)&gt;0;ROUNDDOWN([.G82]/3)-2;0)" office:value-type="float" office:value="36" calcext:value-type="float">
            <text:p>36</text:p>
          </table:table-cell>
          <table:table-cell table:formula="of:=IF((ROUNDDOWN([.H82]/3)-2)&gt;0;ROUNDDOWN([.H82]/3)-2;0)" office:value-type="float" office:value="10" calcext:value-type="float">
            <text:p>10</text:p>
          </table:table-cell>
          <table:table-cell table:formula="of:=IF((ROUNDDOWN([.I82]/3)-2)&gt;0;ROUNDDOWN([.I82]/3)-2;0)" office:value-type="float" office:value="1" calcext:value-type="float">
            <text:p>1</text:p>
          </table:table-cell>
          <table:table-cell table:formula="of:=IF((ROUNDDOWN([.J82]/3)-2)&gt;0;ROUNDDOWN([.J82]/3)-2;0)" office:value-type="float" office:value="0" calcext:value-type="float">
            <text:p>0</text:p>
          </table:table-cell>
          <table:table-cell table:formula="of:=IF((ROUNDDOWN([.K82]/3)-2)&gt;0;ROUNDDOWN([.K82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191" calcext:value-type="float">
            <text:p>144191</text:p>
          </table:table-cell>
          <table:table-cell table:formula="of:=ROUNDDOWN([.A83]/3)-2" office:value-type="float" office:value="48061" calcext:value-type="float">
            <text:p>48061</text:p>
          </table:table-cell>
          <table:table-cell table:formula="of:=IF((ROUNDDOWN([.B83]/3)-2)&gt;0;ROUNDDOWN([.B83]/3)-2;0)" office:value-type="float" office:value="16018" calcext:value-type="float">
            <text:p>16018</text:p>
          </table:table-cell>
          <table:table-cell table:formula="of:=IF((ROUNDDOWN([.C83]/3)-2)&gt;0;ROUNDDOWN([.C83]/3)-2;0)" office:value-type="float" office:value="5337" calcext:value-type="float">
            <text:p>5337</text:p>
          </table:table-cell>
          <table:table-cell table:formula="of:=IF((ROUNDDOWN([.D83]/3)-2)&gt;0;ROUNDDOWN([.D83]/3)-2;0)" office:value-type="float" office:value="1777" calcext:value-type="float">
            <text:p>1777</text:p>
          </table:table-cell>
          <table:table-cell table:formula="of:=IF((ROUNDDOWN([.E83]/3)-2)&gt;0;ROUNDDOWN([.E83]/3)-2;0)" office:value-type="float" office:value="590" calcext:value-type="float">
            <text:p>590</text:p>
          </table:table-cell>
          <table:table-cell table:formula="of:=IF((ROUNDDOWN([.F83]/3)-2)&gt;0;ROUNDDOWN([.F83]/3)-2;0)" office:value-type="float" office:value="194" calcext:value-type="float">
            <text:p>194</text:p>
          </table:table-cell>
          <table:table-cell table:formula="of:=IF((ROUNDDOWN([.G83]/3)-2)&gt;0;ROUNDDOWN([.G83]/3)-2;0)" office:value-type="float" office:value="62" calcext:value-type="float">
            <text:p>62</text:p>
          </table:table-cell>
          <table:table-cell table:formula="of:=IF((ROUNDDOWN([.H83]/3)-2)&gt;0;ROUNDDOWN([.H83]/3)-2;0)" office:value-type="float" office:value="18" calcext:value-type="float">
            <text:p>18</text:p>
          </table:table-cell>
          <table:table-cell table:formula="of:=IF((ROUNDDOWN([.I83]/3)-2)&gt;0;ROUNDDOWN([.I83]/3)-2;0)" office:value-type="float" office:value="4" calcext:value-type="float">
            <text:p>4</text:p>
          </table:table-cell>
          <table:table-cell table:formula="of:=IF((ROUNDDOWN([.J83]/3)-2)&gt;0;ROUNDDOWN([.J83]/3)-2;0)" office:value-type="float" office:value="0" calcext:value-type="float">
            <text:p>0</text:p>
          </table:table-cell>
          <table:table-cell table:formula="of:=IF((ROUNDDOWN([.K83]/3)-2)&gt;0;ROUNDDOWN([.K83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008" calcext:value-type="float">
            <text:p>108008</text:p>
          </table:table-cell>
          <table:table-cell table:formula="of:=ROUNDDOWN([.A84]/3)-2" office:value-type="float" office:value="36000" calcext:value-type="float">
            <text:p>36000</text:p>
          </table:table-cell>
          <table:table-cell table:formula="of:=IF((ROUNDDOWN([.B84]/3)-2)&gt;0;ROUNDDOWN([.B84]/3)-2;0)" office:value-type="float" office:value="11998" calcext:value-type="float">
            <text:p>11998</text:p>
          </table:table-cell>
          <table:table-cell table:formula="of:=IF((ROUNDDOWN([.C84]/3)-2)&gt;0;ROUNDDOWN([.C84]/3)-2;0)" office:value-type="float" office:value="3997" calcext:value-type="float">
            <text:p>3997</text:p>
          </table:table-cell>
          <table:table-cell table:formula="of:=IF((ROUNDDOWN([.D84]/3)-2)&gt;0;ROUNDDOWN([.D84]/3)-2;0)" office:value-type="float" office:value="1330" calcext:value-type="float">
            <text:p>1330</text:p>
          </table:table-cell>
          <table:table-cell table:formula="of:=IF((ROUNDDOWN([.E84]/3)-2)&gt;0;ROUNDDOWN([.E84]/3)-2;0)" office:value-type="float" office:value="441" calcext:value-type="float">
            <text:p>441</text:p>
          </table:table-cell>
          <table:table-cell table:formula="of:=IF((ROUNDDOWN([.F84]/3)-2)&gt;0;ROUNDDOWN([.F84]/3)-2;0)" office:value-type="float" office:value="145" calcext:value-type="float">
            <text:p>145</text:p>
          </table:table-cell>
          <table:table-cell table:formula="of:=IF((ROUNDDOWN([.G84]/3)-2)&gt;0;ROUNDDOWN([.G84]/3)-2;0)" office:value-type="float" office:value="46" calcext:value-type="float">
            <text:p>46</text:p>
          </table:table-cell>
          <table:table-cell table:formula="of:=IF((ROUNDDOWN([.H84]/3)-2)&gt;0;ROUNDDOWN([.H84]/3)-2;0)" office:value-type="float" office:value="13" calcext:value-type="float">
            <text:p>13</text:p>
          </table:table-cell>
          <table:table-cell table:formula="of:=IF((ROUNDDOWN([.I84]/3)-2)&gt;0;ROUNDDOWN([.I84]/3)-2;0)" office:value-type="float" office:value="2" calcext:value-type="float">
            <text:p>2</text:p>
          </table:table-cell>
          <table:table-cell table:formula="of:=IF((ROUNDDOWN([.J84]/3)-2)&gt;0;ROUNDDOWN([.J84]/3)-2;0)" office:value-type="float" office:value="0" calcext:value-type="float">
            <text:p>0</text:p>
          </table:table-cell>
          <table:table-cell table:formula="of:=IF((ROUNDDOWN([.K84]/3)-2)&gt;0;ROUNDDOWN([.K84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225" calcext:value-type="float">
            <text:p>79225</text:p>
          </table:table-cell>
          <table:table-cell table:formula="of:=ROUNDDOWN([.A85]/3)-2" office:value-type="float" office:value="26406" calcext:value-type="float">
            <text:p>26406</text:p>
          </table:table-cell>
          <table:table-cell table:formula="of:=IF((ROUNDDOWN([.B85]/3)-2)&gt;0;ROUNDDOWN([.B85]/3)-2;0)" office:value-type="float" office:value="8800" calcext:value-type="float">
            <text:p>8800</text:p>
          </table:table-cell>
          <table:table-cell table:formula="of:=IF((ROUNDDOWN([.C85]/3)-2)&gt;0;ROUNDDOWN([.C85]/3)-2;0)" office:value-type="float" office:value="2931" calcext:value-type="float">
            <text:p>2931</text:p>
          </table:table-cell>
          <table:table-cell table:formula="of:=IF((ROUNDDOWN([.D85]/3)-2)&gt;0;ROUNDDOWN([.D85]/3)-2;0)" office:value-type="float" office:value="975" calcext:value-type="float">
            <text:p>975</text:p>
          </table:table-cell>
          <table:table-cell table:formula="of:=IF((ROUNDDOWN([.E85]/3)-2)&gt;0;ROUNDDOWN([.E85]/3)-2;0)" office:value-type="float" office:value="323" calcext:value-type="float">
            <text:p>323</text:p>
          </table:table-cell>
          <table:table-cell table:formula="of:=IF((ROUNDDOWN([.F85]/3)-2)&gt;0;ROUNDDOWN([.F85]/3)-2;0)" office:value-type="float" office:value="105" calcext:value-type="float">
            <text:p>105</text:p>
          </table:table-cell>
          <table:table-cell table:formula="of:=IF((ROUNDDOWN([.G85]/3)-2)&gt;0;ROUNDDOWN([.G85]/3)-2;0)" office:value-type="float" office:value="33" calcext:value-type="float">
            <text:p>33</text:p>
          </table:table-cell>
          <table:table-cell table:formula="of:=IF((ROUNDDOWN([.H85]/3)-2)&gt;0;ROUNDDOWN([.H85]/3)-2;0)" office:value-type="float" office:value="9" calcext:value-type="float">
            <text:p>9</text:p>
          </table:table-cell>
          <table:table-cell table:formula="of:=IF((ROUNDDOWN([.I85]/3)-2)&gt;0;ROUNDDOWN([.I85]/3)-2;0)" office:value-type="float" office:value="1" calcext:value-type="float">
            <text:p>1</text:p>
          </table:table-cell>
          <table:table-cell table:formula="of:=IF((ROUNDDOWN([.J85]/3)-2)&gt;0;ROUNDDOWN([.J85]/3)-2;0)" office:value-type="float" office:value="0" calcext:value-type="float">
            <text:p>0</text:p>
          </table:table-cell>
          <table:table-cell table:formula="of:=IF((ROUNDDOWN([.K85]/3)-2)&gt;0;ROUNDDOWN([.K85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551" calcext:value-type="float">
            <text:p>93551</text:p>
          </table:table-cell>
          <table:table-cell table:formula="of:=ROUNDDOWN([.A86]/3)-2" office:value-type="float" office:value="31181" calcext:value-type="float">
            <text:p>31181</text:p>
          </table:table-cell>
          <table:table-cell table:formula="of:=IF((ROUNDDOWN([.B86]/3)-2)&gt;0;ROUNDDOWN([.B86]/3)-2;0)" office:value-type="float" office:value="10391" calcext:value-type="float">
            <text:p>10391</text:p>
          </table:table-cell>
          <table:table-cell table:formula="of:=IF((ROUNDDOWN([.C86]/3)-2)&gt;0;ROUNDDOWN([.C86]/3)-2;0)" office:value-type="float" office:value="3461" calcext:value-type="float">
            <text:p>3461</text:p>
          </table:table-cell>
          <table:table-cell table:formula="of:=IF((ROUNDDOWN([.D86]/3)-2)&gt;0;ROUNDDOWN([.D86]/3)-2;0)" office:value-type="float" office:value="1151" calcext:value-type="float">
            <text:p>1151</text:p>
          </table:table-cell>
          <table:table-cell table:formula="of:=IF((ROUNDDOWN([.E86]/3)-2)&gt;0;ROUNDDOWN([.E86]/3)-2;0)" office:value-type="float" office:value="381" calcext:value-type="float">
            <text:p>381</text:p>
          </table:table-cell>
          <table:table-cell table:formula="of:=IF((ROUNDDOWN([.F86]/3)-2)&gt;0;ROUNDDOWN([.F86]/3)-2;0)" office:value-type="float" office:value="125" calcext:value-type="float">
            <text:p>125</text:p>
          </table:table-cell>
          <table:table-cell table:formula="of:=IF((ROUNDDOWN([.G86]/3)-2)&gt;0;ROUNDDOWN([.G86]/3)-2;0)" office:value-type="float" office:value="39" calcext:value-type="float">
            <text:p>39</text:p>
          </table:table-cell>
          <table:table-cell table:formula="of:=IF((ROUNDDOWN([.H86]/3)-2)&gt;0;ROUNDDOWN([.H86]/3)-2;0)" office:value-type="float" office:value="11" calcext:value-type="float">
            <text:p>11</text:p>
          </table:table-cell>
          <table:table-cell table:formula="of:=IF((ROUNDDOWN([.I86]/3)-2)&gt;0;ROUNDDOWN([.I86]/3)-2;0)" office:value-type="float" office:value="1" calcext:value-type="float">
            <text:p>1</text:p>
          </table:table-cell>
          <table:table-cell table:formula="of:=IF((ROUNDDOWN([.J86]/3)-2)&gt;0;ROUNDDOWN([.J86]/3)-2;0)" office:value-type="float" office:value="0" calcext:value-type="float">
            <text:p>0</text:p>
          </table:table-cell>
          <table:table-cell table:formula="of:=IF((ROUNDDOWN([.K86]/3)-2)&gt;0;ROUNDDOWN([.K86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116" calcext:value-type="float">
            <text:p>103116</text:p>
          </table:table-cell>
          <table:table-cell table:formula="of:=ROUNDDOWN([.A87]/3)-2" office:value-type="float" office:value="34370" calcext:value-type="float">
            <text:p>34370</text:p>
          </table:table-cell>
          <table:table-cell table:formula="of:=IF((ROUNDDOWN([.B87]/3)-2)&gt;0;ROUNDDOWN([.B87]/3)-2;0)" office:value-type="float" office:value="11454" calcext:value-type="float">
            <text:p>11454</text:p>
          </table:table-cell>
          <table:table-cell table:formula="of:=IF((ROUNDDOWN([.C87]/3)-2)&gt;0;ROUNDDOWN([.C87]/3)-2;0)" office:value-type="float" office:value="3816" calcext:value-type="float">
            <text:p>3816</text:p>
          </table:table-cell>
          <table:table-cell table:formula="of:=IF((ROUNDDOWN([.D87]/3)-2)&gt;0;ROUNDDOWN([.D87]/3)-2;0)" office:value-type="float" office:value="1270" calcext:value-type="float">
            <text:p>1270</text:p>
          </table:table-cell>
          <table:table-cell table:formula="of:=IF((ROUNDDOWN([.E87]/3)-2)&gt;0;ROUNDDOWN([.E87]/3)-2;0)" office:value-type="float" office:value="421" calcext:value-type="float">
            <text:p>421</text:p>
          </table:table-cell>
          <table:table-cell table:formula="of:=IF((ROUNDDOWN([.F87]/3)-2)&gt;0;ROUNDDOWN([.F87]/3)-2;0)" office:value-type="float" office:value="138" calcext:value-type="float">
            <text:p>138</text:p>
          </table:table-cell>
          <table:table-cell table:formula="of:=IF((ROUNDDOWN([.G87]/3)-2)&gt;0;ROUNDDOWN([.G87]/3)-2;0)" office:value-type="float" office:value="44" calcext:value-type="float">
            <text:p>44</text:p>
          </table:table-cell>
          <table:table-cell table:formula="of:=IF((ROUNDDOWN([.H87]/3)-2)&gt;0;ROUNDDOWN([.H87]/3)-2;0)" office:value-type="float" office:value="12" calcext:value-type="float">
            <text:p>12</text:p>
          </table:table-cell>
          <table:table-cell table:formula="of:=IF((ROUNDDOWN([.I87]/3)-2)&gt;0;ROUNDDOWN([.I87]/3)-2;0)" office:value-type="float" office:value="2" calcext:value-type="float">
            <text:p>2</text:p>
          </table:table-cell>
          <table:table-cell table:formula="of:=IF((ROUNDDOWN([.J87]/3)-2)&gt;0;ROUNDDOWN([.J87]/3)-2;0)" office:value-type="float" office:value="0" calcext:value-type="float">
            <text:p>0</text:p>
          </table:table-cell>
          <table:table-cell table:formula="of:=IF((ROUNDDOWN([.K87]/3)-2)&gt;0;ROUNDDOWN([.K87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702" calcext:value-type="float">
            <text:p>130702</text:p>
          </table:table-cell>
          <table:table-cell table:formula="of:=ROUNDDOWN([.A88]/3)-2" office:value-type="float" office:value="43565" calcext:value-type="float">
            <text:p>43565</text:p>
          </table:table-cell>
          <table:table-cell table:formula="of:=IF((ROUNDDOWN([.B88]/3)-2)&gt;0;ROUNDDOWN([.B88]/3)-2;0)" office:value-type="float" office:value="14519" calcext:value-type="float">
            <text:p>14519</text:p>
          </table:table-cell>
          <table:table-cell table:formula="of:=IF((ROUNDDOWN([.C88]/3)-2)&gt;0;ROUNDDOWN([.C88]/3)-2;0)" office:value-type="float" office:value="4837" calcext:value-type="float">
            <text:p>4837</text:p>
          </table:table-cell>
          <table:table-cell table:formula="of:=IF((ROUNDDOWN([.D88]/3)-2)&gt;0;ROUNDDOWN([.D88]/3)-2;0)" office:value-type="float" office:value="1610" calcext:value-type="float">
            <text:p>1610</text:p>
          </table:table-cell>
          <table:table-cell table:formula="of:=IF((ROUNDDOWN([.E88]/3)-2)&gt;0;ROUNDDOWN([.E88]/3)-2;0)" office:value-type="float" office:value="534" calcext:value-type="float">
            <text:p>534</text:p>
          </table:table-cell>
          <table:table-cell table:formula="of:=IF((ROUNDDOWN([.F88]/3)-2)&gt;0;ROUNDDOWN([.F88]/3)-2;0)" office:value-type="float" office:value="176" calcext:value-type="float">
            <text:p>176</text:p>
          </table:table-cell>
          <table:table-cell table:formula="of:=IF((ROUNDDOWN([.G88]/3)-2)&gt;0;ROUNDDOWN([.G88]/3)-2;0)" office:value-type="float" office:value="56" calcext:value-type="float">
            <text:p>56</text:p>
          </table:table-cell>
          <table:table-cell table:formula="of:=IF((ROUNDDOWN([.H88]/3)-2)&gt;0;ROUNDDOWN([.H88]/3)-2;0)" office:value-type="float" office:value="16" calcext:value-type="float">
            <text:p>16</text:p>
          </table:table-cell>
          <table:table-cell table:formula="of:=IF((ROUNDDOWN([.I88]/3)-2)&gt;0;ROUNDDOWN([.I88]/3)-2;0)" office:value-type="float" office:value="3" calcext:value-type="float">
            <text:p>3</text:p>
          </table:table-cell>
          <table:table-cell table:formula="of:=IF((ROUNDDOWN([.J88]/3)-2)&gt;0;ROUNDDOWN([.J88]/3)-2;0)" office:value-type="float" office:value="0" calcext:value-type="float">
            <text:p>0</text:p>
          </table:table-cell>
          <table:table-cell table:formula="of:=IF((ROUNDDOWN([.K88]/3)-2)&gt;0;ROUNDDOWN([.K88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599" calcext:value-type="float">
            <text:p>87599</text:p>
          </table:table-cell>
          <table:table-cell table:formula="of:=ROUNDDOWN([.A89]/3)-2" office:value-type="float" office:value="29197" calcext:value-type="float">
            <text:p>29197</text:p>
          </table:table-cell>
          <table:table-cell table:formula="of:=IF((ROUNDDOWN([.B89]/3)-2)&gt;0;ROUNDDOWN([.B89]/3)-2;0)" office:value-type="float" office:value="9730" calcext:value-type="float">
            <text:p>9730</text:p>
          </table:table-cell>
          <table:table-cell table:formula="of:=IF((ROUNDDOWN([.C89]/3)-2)&gt;0;ROUNDDOWN([.C89]/3)-2;0)" office:value-type="float" office:value="3241" calcext:value-type="float">
            <text:p>3241</text:p>
          </table:table-cell>
          <table:table-cell table:formula="of:=IF((ROUNDDOWN([.D89]/3)-2)&gt;0;ROUNDDOWN([.D89]/3)-2;0)" office:value-type="float" office:value="1078" calcext:value-type="float">
            <text:p>1078</text:p>
          </table:table-cell>
          <table:table-cell table:formula="of:=IF((ROUNDDOWN([.E89]/3)-2)&gt;0;ROUNDDOWN([.E89]/3)-2;0)" office:value-type="float" office:value="357" calcext:value-type="float">
            <text:p>357</text:p>
          </table:table-cell>
          <table:table-cell table:formula="of:=IF((ROUNDDOWN([.F89]/3)-2)&gt;0;ROUNDDOWN([.F89]/3)-2;0)" office:value-type="float" office:value="117" calcext:value-type="float">
            <text:p>117</text:p>
          </table:table-cell>
          <table:table-cell table:formula="of:=IF((ROUNDDOWN([.G89]/3)-2)&gt;0;ROUNDDOWN([.G89]/3)-2;0)" office:value-type="float" office:value="37" calcext:value-type="float">
            <text:p>37</text:p>
          </table:table-cell>
          <table:table-cell table:formula="of:=IF((ROUNDDOWN([.H89]/3)-2)&gt;0;ROUNDDOWN([.H89]/3)-2;0)" office:value-type="float" office:value="10" calcext:value-type="float">
            <text:p>10</text:p>
          </table:table-cell>
          <table:table-cell table:formula="of:=IF((ROUNDDOWN([.I89]/3)-2)&gt;0;ROUNDDOWN([.I89]/3)-2;0)" office:value-type="float" office:value="1" calcext:value-type="float">
            <text:p>1</text:p>
          </table:table-cell>
          <table:table-cell table:formula="of:=IF((ROUNDDOWN([.J89]/3)-2)&gt;0;ROUNDDOWN([.J89]/3)-2;0)" office:value-type="float" office:value="0" calcext:value-type="float">
            <text:p>0</text:p>
          </table:table-cell>
          <table:table-cell table:formula="of:=IF((ROUNDDOWN([.K89]/3)-2)&gt;0;ROUNDDOWN([.K89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630" calcext:value-type="float">
            <text:p>143630</text:p>
          </table:table-cell>
          <table:table-cell table:formula="of:=ROUNDDOWN([.A90]/3)-2" office:value-type="float" office:value="47874" calcext:value-type="float">
            <text:p>47874</text:p>
          </table:table-cell>
          <table:table-cell table:formula="of:=IF((ROUNDDOWN([.B90]/3)-2)&gt;0;ROUNDDOWN([.B90]/3)-2;0)" office:value-type="float" office:value="15956" calcext:value-type="float">
            <text:p>15956</text:p>
          </table:table-cell>
          <table:table-cell table:formula="of:=IF((ROUNDDOWN([.C90]/3)-2)&gt;0;ROUNDDOWN([.C90]/3)-2;0)" office:value-type="float" office:value="5316" calcext:value-type="float">
            <text:p>5316</text:p>
          </table:table-cell>
          <table:table-cell table:formula="of:=IF((ROUNDDOWN([.D90]/3)-2)&gt;0;ROUNDDOWN([.D90]/3)-2;0)" office:value-type="float" office:value="1770" calcext:value-type="float">
            <text:p>1770</text:p>
          </table:table-cell>
          <table:table-cell table:formula="of:=IF((ROUNDDOWN([.E90]/3)-2)&gt;0;ROUNDDOWN([.E90]/3)-2;0)" office:value-type="float" office:value="588" calcext:value-type="float">
            <text:p>588</text:p>
          </table:table-cell>
          <table:table-cell table:formula="of:=IF((ROUNDDOWN([.F90]/3)-2)&gt;0;ROUNDDOWN([.F90]/3)-2;0)" office:value-type="float" office:value="194" calcext:value-type="float">
            <text:p>194</text:p>
          </table:table-cell>
          <table:table-cell table:formula="of:=IF((ROUNDDOWN([.G90]/3)-2)&gt;0;ROUNDDOWN([.G90]/3)-2;0)" office:value-type="float" office:value="62" calcext:value-type="float">
            <text:p>62</text:p>
          </table:table-cell>
          <table:table-cell table:formula="of:=IF((ROUNDDOWN([.H90]/3)-2)&gt;0;ROUNDDOWN([.H90]/3)-2;0)" office:value-type="float" office:value="18" calcext:value-type="float">
            <text:p>18</text:p>
          </table:table-cell>
          <table:table-cell table:formula="of:=IF((ROUNDDOWN([.I90]/3)-2)&gt;0;ROUNDDOWN([.I90]/3)-2;0)" office:value-type="float" office:value="4" calcext:value-type="float">
            <text:p>4</text:p>
          </table:table-cell>
          <table:table-cell table:formula="of:=IF((ROUNDDOWN([.J90]/3)-2)&gt;0;ROUNDDOWN([.J90]/3)-2;0)" office:value-type="float" office:value="0" calcext:value-type="float">
            <text:p>0</text:p>
          </table:table-cell>
          <table:table-cell table:formula="of:=IF((ROUNDDOWN([.K90]/3)-2)&gt;0;ROUNDDOWN([.K90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476" calcext:value-type="float">
            <text:p>104476</text:p>
          </table:table-cell>
          <table:table-cell table:formula="of:=ROUNDDOWN([.A91]/3)-2" office:value-type="float" office:value="34823" calcext:value-type="float">
            <text:p>34823</text:p>
          </table:table-cell>
          <table:table-cell table:formula="of:=IF((ROUNDDOWN([.B91]/3)-2)&gt;0;ROUNDDOWN([.B91]/3)-2;0)" office:value-type="float" office:value="11605" calcext:value-type="float">
            <text:p>11605</text:p>
          </table:table-cell>
          <table:table-cell table:formula="of:=IF((ROUNDDOWN([.C91]/3)-2)&gt;0;ROUNDDOWN([.C91]/3)-2;0)" office:value-type="float" office:value="3866" calcext:value-type="float">
            <text:p>3866</text:p>
          </table:table-cell>
          <table:table-cell table:formula="of:=IF((ROUNDDOWN([.D91]/3)-2)&gt;0;ROUNDDOWN([.D91]/3)-2;0)" office:value-type="float" office:value="1286" calcext:value-type="float">
            <text:p>1286</text:p>
          </table:table-cell>
          <table:table-cell table:formula="of:=IF((ROUNDDOWN([.E91]/3)-2)&gt;0;ROUNDDOWN([.E91]/3)-2;0)" office:value-type="float" office:value="426" calcext:value-type="float">
            <text:p>426</text:p>
          </table:table-cell>
          <table:table-cell table:formula="of:=IF((ROUNDDOWN([.F91]/3)-2)&gt;0;ROUNDDOWN([.F91]/3)-2;0)" office:value-type="float" office:value="140" calcext:value-type="float">
            <text:p>140</text:p>
          </table:table-cell>
          <table:table-cell table:formula="of:=IF((ROUNDDOWN([.G91]/3)-2)&gt;0;ROUNDDOWN([.G91]/3)-2;0)" office:value-type="float" office:value="44" calcext:value-type="float">
            <text:p>44</text:p>
          </table:table-cell>
          <table:table-cell table:formula="of:=IF((ROUNDDOWN([.H91]/3)-2)&gt;0;ROUNDDOWN([.H91]/3)-2;0)" office:value-type="float" office:value="12" calcext:value-type="float">
            <text:p>12</text:p>
          </table:table-cell>
          <table:table-cell table:formula="of:=IF((ROUNDDOWN([.I91]/3)-2)&gt;0;ROUNDDOWN([.I91]/3)-2;0)" office:value-type="float" office:value="2" calcext:value-type="float">
            <text:p>2</text:p>
          </table:table-cell>
          <table:table-cell table:formula="of:=IF((ROUNDDOWN([.J91]/3)-2)&gt;0;ROUNDDOWN([.J91]/3)-2;0)" office:value-type="float" office:value="0" calcext:value-type="float">
            <text:p>0</text:p>
          </table:table-cell>
          <table:table-cell table:formula="of:=IF((ROUNDDOWN([.K91]/3)-2)&gt;0;ROUNDDOWN([.K91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922" calcext:value-type="float">
            <text:p>108922</text:p>
          </table:table-cell>
          <table:table-cell table:formula="of:=ROUNDDOWN([.A92]/3)-2" office:value-type="float" office:value="36305" calcext:value-type="float">
            <text:p>36305</text:p>
          </table:table-cell>
          <table:table-cell table:formula="of:=IF((ROUNDDOWN([.B92]/3)-2)&gt;0;ROUNDDOWN([.B92]/3)-2;0)" office:value-type="float" office:value="12099" calcext:value-type="float">
            <text:p>12099</text:p>
          </table:table-cell>
          <table:table-cell table:formula="of:=IF((ROUNDDOWN([.C92]/3)-2)&gt;0;ROUNDDOWN([.C92]/3)-2;0)" office:value-type="float" office:value="4031" calcext:value-type="float">
            <text:p>4031</text:p>
          </table:table-cell>
          <table:table-cell table:formula="of:=IF((ROUNDDOWN([.D92]/3)-2)&gt;0;ROUNDDOWN([.D92]/3)-2;0)" office:value-type="float" office:value="1341" calcext:value-type="float">
            <text:p>1341</text:p>
          </table:table-cell>
          <table:table-cell table:formula="of:=IF((ROUNDDOWN([.E92]/3)-2)&gt;0;ROUNDDOWN([.E92]/3)-2;0)" office:value-type="float" office:value="445" calcext:value-type="float">
            <text:p>445</text:p>
          </table:table-cell>
          <table:table-cell table:formula="of:=IF((ROUNDDOWN([.F92]/3)-2)&gt;0;ROUNDDOWN([.F92]/3)-2;0)" office:value-type="float" office:value="146" calcext:value-type="float">
            <text:p>146</text:p>
          </table:table-cell>
          <table:table-cell table:formula="of:=IF((ROUNDDOWN([.G92]/3)-2)&gt;0;ROUNDDOWN([.G92]/3)-2;0)" office:value-type="float" office:value="46" calcext:value-type="float">
            <text:p>46</text:p>
          </table:table-cell>
          <table:table-cell table:formula="of:=IF((ROUNDDOWN([.H92]/3)-2)&gt;0;ROUNDDOWN([.H92]/3)-2;0)" office:value-type="float" office:value="13" calcext:value-type="float">
            <text:p>13</text:p>
          </table:table-cell>
          <table:table-cell table:formula="of:=IF((ROUNDDOWN([.I92]/3)-2)&gt;0;ROUNDDOWN([.I92]/3)-2;0)" office:value-type="float" office:value="2" calcext:value-type="float">
            <text:p>2</text:p>
          </table:table-cell>
          <table:table-cell table:formula="of:=IF((ROUNDDOWN([.J92]/3)-2)&gt;0;ROUNDDOWN([.J92]/3)-2;0)" office:value-type="float" office:value="0" calcext:value-type="float">
            <text:p>0</text:p>
          </table:table-cell>
          <table:table-cell table:formula="of:=IF((ROUNDDOWN([.K92]/3)-2)&gt;0;ROUNDDOWN([.K92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209" calcext:value-type="float">
            <text:p>134209</text:p>
          </table:table-cell>
          <table:table-cell table:formula="of:=ROUNDDOWN([.A93]/3)-2" office:value-type="float" office:value="44734" calcext:value-type="float">
            <text:p>44734</text:p>
          </table:table-cell>
          <table:table-cell table:formula="of:=IF((ROUNDDOWN([.B93]/3)-2)&gt;0;ROUNDDOWN([.B93]/3)-2;0)" office:value-type="float" office:value="14909" calcext:value-type="float">
            <text:p>14909</text:p>
          </table:table-cell>
          <table:table-cell table:formula="of:=IF((ROUNDDOWN([.C93]/3)-2)&gt;0;ROUNDDOWN([.C93]/3)-2;0)" office:value-type="float" office:value="4967" calcext:value-type="float">
            <text:p>4967</text:p>
          </table:table-cell>
          <table:table-cell table:formula="of:=IF((ROUNDDOWN([.D93]/3)-2)&gt;0;ROUNDDOWN([.D93]/3)-2;0)" office:value-type="float" office:value="1653" calcext:value-type="float">
            <text:p>1653</text:p>
          </table:table-cell>
          <table:table-cell table:formula="of:=IF((ROUNDDOWN([.E93]/3)-2)&gt;0;ROUNDDOWN([.E93]/3)-2;0)" office:value-type="float" office:value="549" calcext:value-type="float">
            <text:p>549</text:p>
          </table:table-cell>
          <table:table-cell table:formula="of:=IF((ROUNDDOWN([.F93]/3)-2)&gt;0;ROUNDDOWN([.F93]/3)-2;0)" office:value-type="float" office:value="181" calcext:value-type="float">
            <text:p>181</text:p>
          </table:table-cell>
          <table:table-cell table:formula="of:=IF((ROUNDDOWN([.G93]/3)-2)&gt;0;ROUNDDOWN([.G93]/3)-2;0)" office:value-type="float" office:value="58" calcext:value-type="float">
            <text:p>58</text:p>
          </table:table-cell>
          <table:table-cell table:formula="of:=IF((ROUNDDOWN([.H93]/3)-2)&gt;0;ROUNDDOWN([.H93]/3)-2;0)" office:value-type="float" office:value="17" calcext:value-type="float">
            <text:p>17</text:p>
          </table:table-cell>
          <table:table-cell table:formula="of:=IF((ROUNDDOWN([.I93]/3)-2)&gt;0;ROUNDDOWN([.I93]/3)-2;0)" office:value-type="float" office:value="3" calcext:value-type="float">
            <text:p>3</text:p>
          </table:table-cell>
          <table:table-cell table:formula="of:=IF((ROUNDDOWN([.J93]/3)-2)&gt;0;ROUNDDOWN([.J93]/3)-2;0)" office:value-type="float" office:value="0" calcext:value-type="float">
            <text:p>0</text:p>
          </table:table-cell>
          <table:table-cell table:formula="of:=IF((ROUNDDOWN([.K93]/3)-2)&gt;0;ROUNDDOWN([.K93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636" calcext:value-type="float">
            <text:p>85636</text:p>
          </table:table-cell>
          <table:table-cell table:formula="of:=ROUNDDOWN([.A94]/3)-2" office:value-type="float" office:value="28543" calcext:value-type="float">
            <text:p>28543</text:p>
          </table:table-cell>
          <table:table-cell table:formula="of:=IF((ROUNDDOWN([.B94]/3)-2)&gt;0;ROUNDDOWN([.B94]/3)-2;0)" office:value-type="float" office:value="9512" calcext:value-type="float">
            <text:p>9512</text:p>
          </table:table-cell>
          <table:table-cell table:formula="of:=IF((ROUNDDOWN([.C94]/3)-2)&gt;0;ROUNDDOWN([.C94]/3)-2;0)" office:value-type="float" office:value="3168" calcext:value-type="float">
            <text:p>3168</text:p>
          </table:table-cell>
          <table:table-cell table:formula="of:=IF((ROUNDDOWN([.D94]/3)-2)&gt;0;ROUNDDOWN([.D94]/3)-2;0)" office:value-type="float" office:value="1054" calcext:value-type="float">
            <text:p>1054</text:p>
          </table:table-cell>
          <table:table-cell table:formula="of:=IF((ROUNDDOWN([.E94]/3)-2)&gt;0;ROUNDDOWN([.E94]/3)-2;0)" office:value-type="float" office:value="349" calcext:value-type="float">
            <text:p>349</text:p>
          </table:table-cell>
          <table:table-cell table:formula="of:=IF((ROUNDDOWN([.F94]/3)-2)&gt;0;ROUNDDOWN([.F94]/3)-2;0)" office:value-type="float" office:value="114" calcext:value-type="float">
            <text:p>114</text:p>
          </table:table-cell>
          <table:table-cell table:formula="of:=IF((ROUNDDOWN([.G94]/3)-2)&gt;0;ROUNDDOWN([.G94]/3)-2;0)" office:value-type="float" office:value="36" calcext:value-type="float">
            <text:p>36</text:p>
          </table:table-cell>
          <table:table-cell table:formula="of:=IF((ROUNDDOWN([.H94]/3)-2)&gt;0;ROUNDDOWN([.H94]/3)-2;0)" office:value-type="float" office:value="10" calcext:value-type="float">
            <text:p>10</text:p>
          </table:table-cell>
          <table:table-cell table:formula="of:=IF((ROUNDDOWN([.I94]/3)-2)&gt;0;ROUNDDOWN([.I94]/3)-2;0)" office:value-type="float" office:value="1" calcext:value-type="float">
            <text:p>1</text:p>
          </table:table-cell>
          <table:table-cell table:formula="of:=IF((ROUNDDOWN([.J94]/3)-2)&gt;0;ROUNDDOWN([.J94]/3)-2;0)" office:value-type="float" office:value="0" calcext:value-type="float">
            <text:p>0</text:p>
          </table:table-cell>
          <table:table-cell table:formula="of:=IF((ROUNDDOWN([.K94]/3)-2)&gt;0;ROUNDDOWN([.K94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591" calcext:value-type="float">
            <text:p>81591</text:p>
          </table:table-cell>
          <table:table-cell table:formula="of:=ROUNDDOWN([.A95]/3)-2" office:value-type="float" office:value="27195" calcext:value-type="float">
            <text:p>27195</text:p>
          </table:table-cell>
          <table:table-cell table:formula="of:=IF((ROUNDDOWN([.B95]/3)-2)&gt;0;ROUNDDOWN([.B95]/3)-2;0)" office:value-type="float" office:value="9063" calcext:value-type="float">
            <text:p>9063</text:p>
          </table:table-cell>
          <table:table-cell table:formula="of:=IF((ROUNDDOWN([.C95]/3)-2)&gt;0;ROUNDDOWN([.C95]/3)-2;0)" office:value-type="float" office:value="3019" calcext:value-type="float">
            <text:p>3019</text:p>
          </table:table-cell>
          <table:table-cell table:formula="of:=IF((ROUNDDOWN([.D95]/3)-2)&gt;0;ROUNDDOWN([.D95]/3)-2;0)" office:value-type="float" office:value="1004" calcext:value-type="float">
            <text:p>1004</text:p>
          </table:table-cell>
          <table:table-cell table:formula="of:=IF((ROUNDDOWN([.E95]/3)-2)&gt;0;ROUNDDOWN([.E95]/3)-2;0)" office:value-type="float" office:value="332" calcext:value-type="float">
            <text:p>332</text:p>
          </table:table-cell>
          <table:table-cell table:formula="of:=IF((ROUNDDOWN([.F95]/3)-2)&gt;0;ROUNDDOWN([.F95]/3)-2;0)" office:value-type="float" office:value="108" calcext:value-type="float">
            <text:p>108</text:p>
          </table:table-cell>
          <table:table-cell table:formula="of:=IF((ROUNDDOWN([.G95]/3)-2)&gt;0;ROUNDDOWN([.G95]/3)-2;0)" office:value-type="float" office:value="34" calcext:value-type="float">
            <text:p>34</text:p>
          </table:table-cell>
          <table:table-cell table:formula="of:=IF((ROUNDDOWN([.H95]/3)-2)&gt;0;ROUNDDOWN([.H95]/3)-2;0)" office:value-type="float" office:value="9" calcext:value-type="float">
            <text:p>9</text:p>
          </table:table-cell>
          <table:table-cell table:formula="of:=IF((ROUNDDOWN([.I95]/3)-2)&gt;0;ROUNDDOWN([.I95]/3)-2;0)" office:value-type="float" office:value="1" calcext:value-type="float">
            <text:p>1</text:p>
          </table:table-cell>
          <table:table-cell table:formula="of:=IF((ROUNDDOWN([.J95]/3)-2)&gt;0;ROUNDDOWN([.J95]/3)-2;0)" office:value-type="float" office:value="0" calcext:value-type="float">
            <text:p>0</text:p>
          </table:table-cell>
          <table:table-cell table:formula="of:=IF((ROUNDDOWN([.K95]/3)-2)&gt;0;ROUNDDOWN([.K95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980" calcext:value-type="float">
            <text:p>127980</text:p>
          </table:table-cell>
          <table:table-cell table:formula="of:=ROUNDDOWN([.A96]/3)-2" office:value-type="float" office:value="42658" calcext:value-type="float">
            <text:p>42658</text:p>
          </table:table-cell>
          <table:table-cell table:formula="of:=IF((ROUNDDOWN([.B96]/3)-2)&gt;0;ROUNDDOWN([.B96]/3)-2;0)" office:value-type="float" office:value="14217" calcext:value-type="float">
            <text:p>14217</text:p>
          </table:table-cell>
          <table:table-cell table:formula="of:=IF((ROUNDDOWN([.C96]/3)-2)&gt;0;ROUNDDOWN([.C96]/3)-2;0)" office:value-type="float" office:value="4737" calcext:value-type="float">
            <text:p>4737</text:p>
          </table:table-cell>
          <table:table-cell table:formula="of:=IF((ROUNDDOWN([.D96]/3)-2)&gt;0;ROUNDDOWN([.D96]/3)-2;0)" office:value-type="float" office:value="1577" calcext:value-type="float">
            <text:p>1577</text:p>
          </table:table-cell>
          <table:table-cell table:formula="of:=IF((ROUNDDOWN([.E96]/3)-2)&gt;0;ROUNDDOWN([.E96]/3)-2;0)" office:value-type="float" office:value="523" calcext:value-type="float">
            <text:p>523</text:p>
          </table:table-cell>
          <table:table-cell table:formula="of:=IF((ROUNDDOWN([.F96]/3)-2)&gt;0;ROUNDDOWN([.F96]/3)-2;0)" office:value-type="float" office:value="172" calcext:value-type="float">
            <text:p>172</text:p>
          </table:table-cell>
          <table:table-cell table:formula="of:=IF((ROUNDDOWN([.G96]/3)-2)&gt;0;ROUNDDOWN([.G96]/3)-2;0)" office:value-type="float" office:value="55" calcext:value-type="float">
            <text:p>55</text:p>
          </table:table-cell>
          <table:table-cell table:formula="of:=IF((ROUNDDOWN([.H96]/3)-2)&gt;0;ROUNDDOWN([.H96]/3)-2;0)" office:value-type="float" office:value="16" calcext:value-type="float">
            <text:p>16</text:p>
          </table:table-cell>
          <table:table-cell table:formula="of:=IF((ROUNDDOWN([.I96]/3)-2)&gt;0;ROUNDDOWN([.I96]/3)-2;0)" office:value-type="float" office:value="3" calcext:value-type="float">
            <text:p>3</text:p>
          </table:table-cell>
          <table:table-cell table:formula="of:=IF((ROUNDDOWN([.J96]/3)-2)&gt;0;ROUNDDOWN([.J96]/3)-2;0)" office:value-type="float" office:value="0" calcext:value-type="float">
            <text:p>0</text:p>
          </table:table-cell>
          <table:table-cell table:formula="of:=IF((ROUNDDOWN([.K96]/3)-2)&gt;0;ROUNDDOWN([.K96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425" calcext:value-type="float">
            <text:p>90425</text:p>
          </table:table-cell>
          <table:table-cell table:formula="of:=ROUNDDOWN([.A97]/3)-2" office:value-type="float" office:value="30139" calcext:value-type="float">
            <text:p>30139</text:p>
          </table:table-cell>
          <table:table-cell table:formula="of:=IF((ROUNDDOWN([.B97]/3)-2)&gt;0;ROUNDDOWN([.B97]/3)-2;0)" office:value-type="float" office:value="10044" calcext:value-type="float">
            <text:p>10044</text:p>
          </table:table-cell>
          <table:table-cell table:formula="of:=IF((ROUNDDOWN([.C97]/3)-2)&gt;0;ROUNDDOWN([.C97]/3)-2;0)" office:value-type="float" office:value="3346" calcext:value-type="float">
            <text:p>3346</text:p>
          </table:table-cell>
          <table:table-cell table:formula="of:=IF((ROUNDDOWN([.D97]/3)-2)&gt;0;ROUNDDOWN([.D97]/3)-2;0)" office:value-type="float" office:value="1113" calcext:value-type="float">
            <text:p>1113</text:p>
          </table:table-cell>
          <table:table-cell table:formula="of:=IF((ROUNDDOWN([.E97]/3)-2)&gt;0;ROUNDDOWN([.E97]/3)-2;0)" office:value-type="float" office:value="369" calcext:value-type="float">
            <text:p>369</text:p>
          </table:table-cell>
          <table:table-cell table:formula="of:=IF((ROUNDDOWN([.F97]/3)-2)&gt;0;ROUNDDOWN([.F97]/3)-2;0)" office:value-type="float" office:value="121" calcext:value-type="float">
            <text:p>121</text:p>
          </table:table-cell>
          <table:table-cell table:formula="of:=IF((ROUNDDOWN([.G97]/3)-2)&gt;0;ROUNDDOWN([.G97]/3)-2;0)" office:value-type="float" office:value="38" calcext:value-type="float">
            <text:p>38</text:p>
          </table:table-cell>
          <table:table-cell table:formula="of:=IF((ROUNDDOWN([.H97]/3)-2)&gt;0;ROUNDDOWN([.H97]/3)-2;0)" office:value-type="float" office:value="10" calcext:value-type="float">
            <text:p>10</text:p>
          </table:table-cell>
          <table:table-cell table:formula="of:=IF((ROUNDDOWN([.I97]/3)-2)&gt;0;ROUNDDOWN([.I97]/3)-2;0)" office:value-type="float" office:value="1" calcext:value-type="float">
            <text:p>1</text:p>
          </table:table-cell>
          <table:table-cell table:formula="of:=IF((ROUNDDOWN([.J97]/3)-2)&gt;0;ROUNDDOWN([.J97]/3)-2;0)" office:value-type="float" office:value="0" calcext:value-type="float">
            <text:p>0</text:p>
          </table:table-cell>
          <table:table-cell table:formula="of:=IF((ROUNDDOWN([.K97]/3)-2)&gt;0;ROUNDDOWN([.K97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133" calcext:value-type="float">
            <text:p>126133</text:p>
          </table:table-cell>
          <table:table-cell table:formula="of:=ROUNDDOWN([.A98]/3)-2" office:value-type="float" office:value="42042" calcext:value-type="float">
            <text:p>42042</text:p>
          </table:table-cell>
          <table:table-cell table:formula="of:=IF((ROUNDDOWN([.B98]/3)-2)&gt;0;ROUNDDOWN([.B98]/3)-2;0)" office:value-type="float" office:value="14012" calcext:value-type="float">
            <text:p>14012</text:p>
          </table:table-cell>
          <table:table-cell table:formula="of:=IF((ROUNDDOWN([.C98]/3)-2)&gt;0;ROUNDDOWN([.C98]/3)-2;0)" office:value-type="float" office:value="4668" calcext:value-type="float">
            <text:p>4668</text:p>
          </table:table-cell>
          <table:table-cell table:formula="of:=IF((ROUNDDOWN([.D98]/3)-2)&gt;0;ROUNDDOWN([.D98]/3)-2;0)" office:value-type="float" office:value="1554" calcext:value-type="float">
            <text:p>1554</text:p>
          </table:table-cell>
          <table:table-cell table:formula="of:=IF((ROUNDDOWN([.E98]/3)-2)&gt;0;ROUNDDOWN([.E98]/3)-2;0)" office:value-type="float" office:value="516" calcext:value-type="float">
            <text:p>516</text:p>
          </table:table-cell>
          <table:table-cell table:formula="of:=IF((ROUNDDOWN([.F98]/3)-2)&gt;0;ROUNDDOWN([.F98]/3)-2;0)" office:value-type="float" office:value="170" calcext:value-type="float">
            <text:p>170</text:p>
          </table:table-cell>
          <table:table-cell table:formula="of:=IF((ROUNDDOWN([.G98]/3)-2)&gt;0;ROUNDDOWN([.G98]/3)-2;0)" office:value-type="float" office:value="54" calcext:value-type="float">
            <text:p>54</text:p>
          </table:table-cell>
          <table:table-cell table:formula="of:=IF((ROUNDDOWN([.H98]/3)-2)&gt;0;ROUNDDOWN([.H98]/3)-2;0)" office:value-type="float" office:value="16" calcext:value-type="float">
            <text:p>16</text:p>
          </table:table-cell>
          <table:table-cell table:formula="of:=IF((ROUNDDOWN([.I98]/3)-2)&gt;0;ROUNDDOWN([.I98]/3)-2;0)" office:value-type="float" office:value="3" calcext:value-type="float">
            <text:p>3</text:p>
          </table:table-cell>
          <table:table-cell table:formula="of:=IF((ROUNDDOWN([.J98]/3)-2)&gt;0;ROUNDDOWN([.J98]/3)-2;0)" office:value-type="float" office:value="0" calcext:value-type="float">
            <text:p>0</text:p>
          </table:table-cell>
          <table:table-cell table:formula="of:=IF((ROUNDDOWN([.K98]/3)-2)&gt;0;ROUNDDOWN([.K98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135" calcext:value-type="float">
            <text:p>118135</text:p>
          </table:table-cell>
          <table:table-cell table:formula="of:=ROUNDDOWN([.A99]/3)-2" office:value-type="float" office:value="39376" calcext:value-type="float">
            <text:p>39376</text:p>
          </table:table-cell>
          <table:table-cell table:formula="of:=IF((ROUNDDOWN([.B99]/3)-2)&gt;0;ROUNDDOWN([.B99]/3)-2;0)" office:value-type="float" office:value="13123" calcext:value-type="float">
            <text:p>13123</text:p>
          </table:table-cell>
          <table:table-cell table:formula="of:=IF((ROUNDDOWN([.C99]/3)-2)&gt;0;ROUNDDOWN([.C99]/3)-2;0)" office:value-type="float" office:value="4372" calcext:value-type="float">
            <text:p>4372</text:p>
          </table:table-cell>
          <table:table-cell table:formula="of:=IF((ROUNDDOWN([.D99]/3)-2)&gt;0;ROUNDDOWN([.D99]/3)-2;0)" office:value-type="float" office:value="1455" calcext:value-type="float">
            <text:p>1455</text:p>
          </table:table-cell>
          <table:table-cell table:formula="of:=IF((ROUNDDOWN([.E99]/3)-2)&gt;0;ROUNDDOWN([.E99]/3)-2;0)" office:value-type="float" office:value="483" calcext:value-type="float">
            <text:p>483</text:p>
          </table:table-cell>
          <table:table-cell table:formula="of:=IF((ROUNDDOWN([.F99]/3)-2)&gt;0;ROUNDDOWN([.F99]/3)-2;0)" office:value-type="float" office:value="159" calcext:value-type="float">
            <text:p>159</text:p>
          </table:table-cell>
          <table:table-cell table:formula="of:=IF((ROUNDDOWN([.G99]/3)-2)&gt;0;ROUNDDOWN([.G99]/3)-2;0)" office:value-type="float" office:value="51" calcext:value-type="float">
            <text:p>51</text:p>
          </table:table-cell>
          <table:table-cell table:formula="of:=IF((ROUNDDOWN([.H99]/3)-2)&gt;0;ROUNDDOWN([.H99]/3)-2;0)" office:value-type="float" office:value="15" calcext:value-type="float">
            <text:p>15</text:p>
          </table:table-cell>
          <table:table-cell table:formula="of:=IF((ROUNDDOWN([.I99]/3)-2)&gt;0;ROUNDDOWN([.I99]/3)-2;0)" office:value-type="float" office:value="3" calcext:value-type="float">
            <text:p>3</text:p>
          </table:table-cell>
          <table:table-cell table:formula="of:=IF((ROUNDDOWN([.J99]/3)-2)&gt;0;ROUNDDOWN([.J99]/3)-2;0)" office:value-type="float" office:value="0" calcext:value-type="float">
            <text:p>0</text:p>
          </table:table-cell>
          <table:table-cell table:formula="of:=IF((ROUNDDOWN([.K99]/3)-2)&gt;0;ROUNDDOWN([.K99]/3)-2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722" calcext:value-type="float">
            <text:p>93722</text:p>
          </table:table-cell>
          <table:table-cell table:formula="of:=ROUNDDOWN([.A100]/3)-2" office:value-type="float" office:value="31238" calcext:value-type="float">
            <text:p>31238</text:p>
          </table:table-cell>
          <table:table-cell table:formula="of:=IF((ROUNDDOWN([.B100]/3)-2)&gt;0;ROUNDDOWN([.B100]/3)-2;0)" office:value-type="float" office:value="10410" calcext:value-type="float">
            <text:p>10410</text:p>
          </table:table-cell>
          <table:table-cell table:formula="of:=IF((ROUNDDOWN([.C100]/3)-2)&gt;0;ROUNDDOWN([.C100]/3)-2;0)" office:value-type="float" office:value="3468" calcext:value-type="float">
            <text:p>3468</text:p>
          </table:table-cell>
          <table:table-cell table:formula="of:=IF((ROUNDDOWN([.D100]/3)-2)&gt;0;ROUNDDOWN([.D100]/3)-2;0)" office:value-type="float" office:value="1154" calcext:value-type="float">
            <text:p>1154</text:p>
          </table:table-cell>
          <table:table-cell table:formula="of:=IF((ROUNDDOWN([.E100]/3)-2)&gt;0;ROUNDDOWN([.E100]/3)-2;0)" office:value-type="float" office:value="382" calcext:value-type="float">
            <text:p>382</text:p>
          </table:table-cell>
          <table:table-cell table:formula="of:=IF((ROUNDDOWN([.F100]/3)-2)&gt;0;ROUNDDOWN([.F100]/3)-2;0)" office:value-type="float" office:value="125" calcext:value-type="float">
            <text:p>125</text:p>
          </table:table-cell>
          <table:table-cell table:formula="of:=IF((ROUNDDOWN([.G100]/3)-2)&gt;0;ROUNDDOWN([.G100]/3)-2;0)" office:value-type="float" office:value="39" calcext:value-type="float">
            <text:p>39</text:p>
          </table:table-cell>
          <table:table-cell table:formula="of:=IF((ROUNDDOWN([.H100]/3)-2)&gt;0;ROUNDDOWN([.H100]/3)-2;0)" office:value-type="float" office:value="11" calcext:value-type="float">
            <text:p>11</text:p>
          </table:table-cell>
          <table:table-cell table:formula="of:=IF((ROUNDDOWN([.I100]/3)-2)&gt;0;ROUNDDOWN([.I100]/3)-2;0)" office:value-type="float" office:value="1" calcext:value-type="float">
            <text:p>1</text:p>
          </table:table-cell>
          <table:table-cell table:formula="of:=IF((ROUNDDOWN([.J100]/3)-2)&gt;0;ROUNDDOWN([.J100]/3)-2;0)" office:value-type="float" office:value="0" calcext:value-type="float">
            <text:p>0</text:p>
          </table:table-cell>
          <table:table-cell table:formula="of:=IF((ROUNDDOWN([.K100]/3)-2)&gt;0;ROUNDDOWN([.K100]/3)-2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/>
          <table:table-cell table:formula="of:=SUM([.B1:.B100])" office:value-type="float" office:value="3329926" calcext:value-type="float">
            <text:p>3329926</text:p>
          </table:table-cell>
          <table:table-cell table:formula="of:=SUM([.C1:.C100])" office:value-type="float" office:value="1109742" calcext:value-type="float">
            <text:p>1109742</text:p>
          </table:table-cell>
          <table:table-cell table:formula="of:=SUM([.D1:.D100])" office:value-type="float" office:value="369678" calcext:value-type="float">
            <text:p>369678</text:p>
          </table:table-cell>
          <table:table-cell table:formula="of:=SUM([.E1:.E100])" office:value-type="float" office:value="122995" calcext:value-type="float">
            <text:p>122995</text:p>
          </table:table-cell>
          <table:table-cell table:formula="of:=SUM([.F1:.F100])" office:value-type="float" office:value="40761" calcext:value-type="float">
            <text:p>40761</text:p>
          </table:table-cell>
          <table:table-cell table:formula="of:=SUM([.G1:.G100])" office:value-type="float" office:value="13354" calcext:value-type="float">
            <text:p>13354</text:p>
          </table:table-cell>
          <table:table-cell table:formula="of:=SUM([.H1:.H100])" office:value-type="float" office:value="4219" calcext:value-type="float">
            <text:p>4219</text:p>
          </table:table-cell>
          <table:table-cell table:formula="of:=SUM([.I1:.I100])" office:value-type="float" office:value="1170" calcext:value-type="float">
            <text:p>1170</text:p>
          </table:table-cell>
          <table:table-cell table:formula="of:=SUM([.J1:.J100])" office:value-type="float" office:value="163" calcext:value-type="float">
            <text:p>163</text:p>
          </table:table-cell>
          <table:table-cell table:formula="of:=SUM([.K1:.K100])" office:value-type="float" office:value="0" calcext:value-type="float">
            <text:p>0</text:p>
          </table:table-cell>
          <table:table-cell table:formula="of:=SUM([.L1:.L100])" office:value-type="float" office:value="0" calcext:value-type="float">
            <text:p>0</text:p>
          </table:table-cell>
          <table:table-cell table:formula="of:=SUM([.B101:.L101])" office:value-type="float" office:value="4992008" calcext:value-type="float">
            <text:p>49920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01T20:12:01.768000000</meta:creation-date>
    <dc:date>2019-12-01T20:58:07.790000000</dc:date>
    <meta:editing-duration>PT5M44S</meta:editing-duration>
    <meta:editing-cycles>1</meta:editing-cycles>
    <meta:document-statistic meta:table-count="2" meta:cell-count="1413" meta:object-count="0"/>
    <meta:generator>LibreOffice/6.3.3.2$Windows_X86_64 LibreOffice_project/a64200df03143b798afd1ec74a12ab50359878ed</meta:generator>
  </office:meta>
</office:document-meta>
</file>